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c8d3f" officeooo:paragraph-rsid="010c8d3f" style:font-weight-asian="bold" style:font-weight-complex="bold"/>
    </style:style>
    <style:style style:name="P163" style:family="paragraph" style:parent-style-name="Standard">
      <style:text-properties fo:font-weight="bold" officeooo:rsid="010c8d3f" officeooo:paragraph-rsid="0172d62a" style:font-weight-asian="bold" style:font-weight-complex="bold"/>
    </style:style>
    <style:style style:name="P164" style:family="paragraph" style:parent-style-name="Standard">
      <style:text-properties fo:font-weight="bold" officeooo:rsid="010c8d3f" officeooo:paragraph-rsid="02014ced" style:font-weight-asian="bold" style:font-weight-complex="bold"/>
    </style:style>
    <style:style style:name="P165" style:family="paragraph" style:parent-style-name="Standard">
      <style:text-properties fo:font-weight="bold" officeooo:rsid="011145b5" officeooo:paragraph-rsid="011145b5" style:font-weight-asian="bold" style:font-weight-complex="bold"/>
    </style:style>
    <style:style style:name="P166" style:family="paragraph" style:parent-style-name="Standard">
      <style:text-properties fo:font-weight="bold" officeooo:rsid="011145b5" officeooo:paragraph-rsid="0174c03e" style:font-weight-asian="bold" style:font-weight-complex="bold"/>
    </style:style>
    <style:style style:name="P167" style:family="paragraph" style:parent-style-name="Standard">
      <style:text-properties fo:font-weight="bold" officeooo:rsid="011145b5" officeooo:paragraph-rsid="02014ced" style:font-weight-asian="bold" style:font-weight-complex="bold"/>
    </style:style>
    <style:style style:name="P168" style:family="paragraph" style:parent-style-name="Standard">
      <style:text-properties fo:font-weight="bold" officeooo:rsid="0111878e" officeooo:paragraph-rsid="0111878e" style:font-weight-asian="bold" style:font-weight-complex="bold"/>
    </style:style>
    <style:style style:name="P169" style:family="paragraph" style:parent-style-name="Standard">
      <style:text-properties fo:font-weight="bold" officeooo:rsid="0111d27e" officeooo:paragraph-rsid="0111d27e" style:font-weight-asian="bold" style:font-weight-complex="bold"/>
    </style:style>
    <style:style style:name="P170" style:family="paragraph" style:parent-style-name="Standard">
      <style:text-properties fo:font-weight="bold" officeooo:rsid="0114d867" officeooo:paragraph-rsid="01186fea" style:font-weight-asian="bold" style:font-weight-complex="bold"/>
    </style:style>
    <style:style style:name="P171" style:family="paragraph" style:parent-style-name="Standard">
      <style:text-properties fo:font-weight="bold" officeooo:rsid="0114d867" officeooo:paragraph-rsid="01818301" style:font-weight-asian="bold" style:font-weight-complex="bold"/>
    </style:style>
    <style:style style:name="P172" style:family="paragraph" style:parent-style-name="Standard">
      <style:text-properties fo:font-weight="bold" officeooo:rsid="0114d867" officeooo:paragraph-rsid="018b47e5" style:font-weight-asian="bold" style:font-weight-complex="bold"/>
    </style:style>
    <style:style style:name="P173" style:family="paragraph" style:parent-style-name="Standard">
      <style:text-properties fo:font-weight="bold" officeooo:rsid="0114d867" officeooo:paragraph-rsid="02136901" style:font-weight-asian="bold" style:font-weight-complex="bold"/>
    </style:style>
    <style:style style:name="P174" style:family="paragraph" style:parent-style-name="Standard">
      <style:text-properties fo:font-weight="bold" officeooo:rsid="0113ed63" officeooo:paragraph-rsid="0125d115" style:font-weight-asian="bold" style:font-weight-complex="bold"/>
    </style:style>
    <style:style style:name="P175" style:family="paragraph" style:parent-style-name="Standard">
      <style:text-properties fo:font-weight="bold" officeooo:rsid="012616db" officeooo:paragraph-rsid="012616db" style:font-weight-asian="bold" style:font-weight-complex="bold"/>
    </style:style>
    <style:style style:name="P176" style:family="paragraph" style:parent-style-name="Standard">
      <style:text-properties fo:font-weight="bold" officeooo:rsid="012792c9" officeooo:paragraph-rsid="012792c9" style:font-weight-asian="bold" style:font-weight-complex="bold"/>
    </style:style>
    <style:style style:name="P177" style:family="paragraph" style:parent-style-name="Standard">
      <style:text-properties fo:font-weight="bold" officeooo:rsid="012b564a" officeooo:paragraph-rsid="012b564a" style:font-weight-asian="bold" style:font-weight-complex="bold"/>
    </style:style>
    <style:style style:name="P178" style:family="paragraph" style:parent-style-name="Standard">
      <style:text-properties fo:font-weight="bold" officeooo:rsid="012b564a" officeooo:paragraph-rsid="01307656" style:font-weight-asian="bold" style:font-weight-complex="bold"/>
    </style:style>
    <style:style style:name="P179" style:family="paragraph" style:parent-style-name="Standard">
      <style:text-properties fo:font-weight="bold" officeooo:rsid="012d58c4" officeooo:paragraph-rsid="012d58c4" style:font-weight-asian="bold" style:font-weight-complex="bold"/>
    </style:style>
    <style:style style:name="P180" style:family="paragraph" style:parent-style-name="Standard">
      <style:text-properties fo:font-weight="bold" officeooo:rsid="0131ecef" officeooo:paragraph-rsid="0135b025" style:font-weight-asian="bold" style:font-weight-complex="bold"/>
    </style:style>
    <style:style style:name="P181" style:family="paragraph" style:parent-style-name="Standard">
      <style:text-properties fo:font-weight="bold" officeooo:rsid="0138525a" officeooo:paragraph-rsid="0138525a" style:font-weight-asian="bold" style:font-weight-complex="bold"/>
    </style:style>
    <style:style style:name="P182" style:family="paragraph" style:parent-style-name="Standard">
      <style:text-properties fo:font-weight="bold" officeooo:rsid="0139e9c4" officeooo:paragraph-rsid="0139e9c4" style:font-weight-asian="bold" style:font-weight-complex="bold"/>
    </style:style>
    <style:style style:name="P183" style:family="paragraph" style:parent-style-name="Standard">
      <style:text-properties fo:font-weight="bold" officeooo:rsid="0112f200" officeooo:paragraph-rsid="0112f200" style:font-weight-asian="bold" style:font-weight-complex="bold"/>
    </style:style>
    <style:style style:name="P184" style:family="paragraph" style:parent-style-name="Standard">
      <style:text-properties fo:font-weight="bold" officeooo:rsid="013c9553" officeooo:paragraph-rsid="013c9553" style:font-weight-asian="bold" style:font-weight-complex="bold"/>
    </style:style>
    <style:style style:name="P185" style:family="paragraph" style:parent-style-name="Standard">
      <style:text-properties fo:font-weight="bold" officeooo:rsid="013dadf0" officeooo:paragraph-rsid="013dadf0" style:font-weight-asian="bold" style:font-weight-complex="bold"/>
    </style:style>
    <style:style style:name="P186" style:family="paragraph" style:parent-style-name="Standard">
      <style:text-properties fo:font-weight="bold" officeooo:rsid="013eb8f9" officeooo:paragraph-rsid="013eb8f9" style:font-weight-asian="bold" style:font-weight-complex="bold"/>
    </style:style>
    <style:style style:name="P187" style:family="paragraph" style:parent-style-name="Standard">
      <style:text-properties fo:font-weight="bold" officeooo:rsid="013eb8f9" officeooo:paragraph-rsid="0147cada" style:font-weight-asian="bold" style:font-weight-complex="bold"/>
    </style:style>
    <style:style style:name="P188" style:family="paragraph" style:parent-style-name="Standard">
      <style:text-properties fo:font-weight="bold" officeooo:rsid="013ed3a9" officeooo:paragraph-rsid="013ed3a9" style:font-weight-asian="bold" style:font-weight-complex="bold"/>
    </style:style>
    <style:style style:name="P189" style:family="paragraph" style:parent-style-name="Standard">
      <style:text-properties fo:font-weight="bold" officeooo:rsid="017c9201" officeooo:paragraph-rsid="013eb8f9" style:font-weight-asian="bold" style:font-weight-complex="bold"/>
    </style:style>
    <style:style style:name="P190" style:family="paragraph" style:parent-style-name="Standard">
      <style:text-properties fo:font-weight="bold" officeooo:rsid="0109607b" officeooo:paragraph-rsid="0172d62a" style:font-weight-asian="bold" style:font-weight-complex="bold"/>
    </style:style>
    <style:style style:name="P191" style:family="paragraph" style:parent-style-name="Standard">
      <style:text-properties fo:font-weight="bold" officeooo:rsid="0109607b" officeooo:paragraph-rsid="02014ced" style:font-weight-asian="bold" style:font-weight-complex="bold"/>
    </style:style>
    <style:style style:name="P192" style:family="paragraph" style:parent-style-name="Standard">
      <style:text-properties fo:font-weight="bold" officeooo:rsid="010f6de0" officeooo:paragraph-rsid="0174c03e" style:font-weight-asian="bold" style:font-weight-complex="bold"/>
    </style:style>
    <style:style style:name="P193" style:family="paragraph" style:parent-style-name="Standard">
      <style:text-properties fo:font-weight="bold" officeooo:rsid="010f6de0" officeooo:paragraph-rsid="02014ced" style:font-weight-asian="bold" style:font-weight-complex="bold"/>
    </style:style>
    <style:style style:name="P194" style:family="paragraph" style:parent-style-name="Standard">
      <style:text-properties fo:font-weight="bold" officeooo:rsid="0177a011" officeooo:paragraph-rsid="0175aad8" style:font-weight-asian="bold" style:font-weight-complex="bold"/>
    </style:style>
    <style:style style:name="P195" style:family="paragraph" style:parent-style-name="Standard">
      <style:text-properties fo:font-weight="bold" officeooo:rsid="017b3f46" officeooo:paragraph-rsid="017835fd" style:font-weight-asian="bold" style:font-weight-complex="bold"/>
    </style:style>
    <style:style style:name="P196" style:family="paragraph" style:parent-style-name="Standard">
      <style:text-properties fo:font-weight="bold" officeooo:rsid="017d6c90" officeooo:paragraph-rsid="017b6db0" style:font-weight-asian="bold" style:font-weight-complex="bold"/>
    </style:style>
    <style:style style:name="P197" style:family="paragraph" style:parent-style-name="Standard">
      <style:text-properties fo:font-weight="bold" officeooo:rsid="017d6c90" officeooo:paragraph-rsid="017d6c90" style:font-weight-asian="bold" style:font-weight-complex="bold"/>
    </style:style>
    <style:style style:name="P198" style:family="paragraph" style:parent-style-name="Standard">
      <style:text-properties fo:font-weight="bold" officeooo:rsid="018481a6" officeooo:paragraph-rsid="018481a6" style:font-weight-asian="bold" style:font-weight-complex="bold"/>
    </style:style>
    <style:style style:name="P199" style:family="paragraph" style:parent-style-name="Standard">
      <style:text-properties fo:font-weight="bold" officeooo:rsid="018b47e5" officeooo:paragraph-rsid="018b47e5" style:font-weight-asian="bold" style:font-weight-complex="bold"/>
    </style:style>
    <style:style style:name="P200" style:family="paragraph" style:parent-style-name="Standard">
      <style:text-properties fo:font-weight="bold" officeooo:rsid="018b47e5" officeooo:paragraph-rsid="021da73d" style:font-weight-asian="bold" style:font-weight-complex="bold"/>
    </style:style>
    <style:style style:name="P201" style:family="paragraph" style:parent-style-name="Standard">
      <style:text-properties fo:font-weight="bold" officeooo:rsid="01929af6" officeooo:paragraph-rsid="01929af6" style:font-weight-asian="bold" style:font-weight-complex="bold"/>
    </style:style>
    <style:style style:name="P202" style:family="paragraph" style:parent-style-name="Standard">
      <style:text-properties fo:font-weight="bold" officeooo:rsid="01929af6" officeooo:paragraph-rsid="0222cf2d" style:font-weight-asian="bold" style:font-weight-complex="bold"/>
    </style:style>
    <style:style style:name="P203" style:family="paragraph" style:parent-style-name="Standard">
      <style:text-properties fo:font-weight="bold" officeooo:rsid="018aaabf" officeooo:paragraph-rsid="018aaabf" style:font-weight-asian="bold" style:font-weight-complex="bold"/>
    </style:style>
    <style:style style:name="P204" style:family="paragraph" style:parent-style-name="Standard">
      <style:text-properties fo:font-weight="bold" officeooo:rsid="018aaabf" officeooo:paragraph-rsid="02014ced" style:font-weight-asian="bold" style:font-weight-complex="bold"/>
    </style:style>
    <style:style style:name="P205" style:family="paragraph" style:parent-style-name="Standard">
      <style:text-properties fo:font-weight="bold" officeooo:rsid="01b645b0" officeooo:paragraph-rsid="01b645b0" style:font-weight-asian="bold" style:font-weight-complex="bold"/>
    </style:style>
    <style:style style:name="P206" style:family="paragraph" style:parent-style-name="Standard">
      <style:text-properties fo:font-weight="bold" officeooo:rsid="01b645b0" officeooo:paragraph-rsid="01c279a1" style:font-weight-asian="bold" style:font-weight-complex="bold"/>
    </style:style>
    <style:style style:name="P207" style:family="paragraph" style:parent-style-name="Standard">
      <style:text-properties fo:font-weight="bold" officeooo:rsid="01c45150" officeooo:paragraph-rsid="01c6e93e" style:font-weight-asian="bold" style:font-weight-complex="bold"/>
    </style:style>
    <style:style style:name="P208" style:family="paragraph" style:parent-style-name="Standard">
      <style:text-properties fo:font-weight="bold" officeooo:rsid="01c54b37" officeooo:paragraph-rsid="01c54b37" style:font-weight-asian="bold" style:font-weight-complex="bold"/>
    </style:style>
    <style:style style:name="P209" style:family="paragraph" style:parent-style-name="Standard">
      <style:text-properties fo:font-weight="bold" officeooo:rsid="01c6e93e" officeooo:paragraph-rsid="01c6e93e" style:font-weight-asian="bold" style:font-weight-complex="bold"/>
    </style:style>
    <style:style style:name="P210" style:family="paragraph" style:parent-style-name="Standard">
      <style:text-properties fo:font-weight="bold" officeooo:rsid="01c84db9" officeooo:paragraph-rsid="01c84db9" style:font-weight-asian="bold" style:font-weight-complex="bold"/>
    </style:style>
    <style:style style:name="P211" style:family="paragraph" style:parent-style-name="Standard">
      <style:text-properties fo:font-weight="bold" officeooo:rsid="021f6fc6" officeooo:paragraph-rsid="021f6fc6" style:font-weight-asian="bold" style:font-weight-complex="bold"/>
    </style:style>
    <style:style style:name="P212" style:family="paragraph" style:parent-style-name="Standard">
      <style:text-properties fo:font-weight="bold" officeooo:rsid="021f89b9" officeooo:paragraph-rsid="021f89b9" style:font-weight-asian="bold" style:font-weight-complex="bold"/>
    </style:style>
    <style:style style:name="P213" style:family="paragraph" style:parent-style-name="Standard">
      <style:text-properties fo:font-weight="bold" officeooo:rsid="02289604" officeooo:paragraph-rsid="02289604" style:font-weight-asian="bold" style:font-weight-complex="bold"/>
    </style:style>
    <style:style style:name="P214" style:family="paragraph" style:parent-style-name="Standard">
      <style:text-properties fo:font-weight="bold" officeooo:rsid="022959d7" officeooo:paragraph-rsid="022959d7" style:font-weight-asian="bold" style:font-weight-complex="bold"/>
    </style:style>
    <style:style style:name="P215" style:family="paragraph" style:parent-style-name="Standard">
      <style:text-properties fo:font-weight="bold" officeooo:rsid="0144eded" officeooo:paragraph-rsid="0144eded" fo:background-color="#ffffff" style:font-weight-asian="bold" style:font-weight-complex="bold"/>
    </style:style>
    <style:style style:name="P216" style:family="paragraph" style:parent-style-name="Standard">
      <style:text-properties fo:font-weight="bold" officeooo:rsid="014d3006" officeooo:paragraph-rsid="014f5982" fo:background-color="#ffffff" style:font-weight-asian="bold" style:font-weight-complex="bold"/>
    </style:style>
    <style:style style:name="P217" style:family="paragraph" style:parent-style-name="Standard">
      <style:text-properties officeooo:rsid="007195fe" officeooo:paragraph-rsid="007195fe"/>
    </style:style>
    <style:style style:name="P218" style:family="paragraph" style:parent-style-name="Standard">
      <style:text-properties officeooo:rsid="006fd03b" officeooo:paragraph-rsid="006fd03b"/>
    </style:style>
    <style:style style:name="P219" style:family="paragraph" style:parent-style-name="Standard">
      <style:text-properties officeooo:rsid="0072bad2" officeooo:paragraph-rsid="0072bad2"/>
    </style:style>
    <style:style style:name="P220" style:family="paragraph" style:parent-style-name="Standard">
      <style:text-properties officeooo:rsid="0073b5f0" officeooo:paragraph-rsid="0073b5f0"/>
    </style:style>
    <style:style style:name="P221" style:family="paragraph" style:parent-style-name="Standard">
      <style:text-properties officeooo:rsid="00778e76" officeooo:paragraph-rsid="00778e76"/>
    </style:style>
    <style:style style:name="P222" style:family="paragraph" style:parent-style-name="Standard">
      <style:text-properties officeooo:rsid="0078fd99" officeooo:paragraph-rsid="0078fd99"/>
    </style:style>
    <style:style style:name="P223" style:family="paragraph" style:parent-style-name="Standard">
      <style:text-properties officeooo:rsid="0078fd99" officeooo:paragraph-rsid="007a4369"/>
    </style:style>
    <style:style style:name="P224" style:family="paragraph" style:parent-style-name="Standard">
      <style:text-properties officeooo:rsid="007aba7d" officeooo:paragraph-rsid="007aba7d"/>
    </style:style>
    <style:style style:name="P225" style:family="paragraph" style:parent-style-name="Standard">
      <style:text-properties officeooo:rsid="007bc79f" officeooo:paragraph-rsid="007bc79f"/>
    </style:style>
    <style:style style:name="P226" style:family="paragraph" style:parent-style-name="Standard">
      <style:text-properties officeooo:rsid="007cba1b" officeooo:paragraph-rsid="007cba1b"/>
    </style:style>
    <style:style style:name="P227" style:family="paragraph" style:parent-style-name="Standard">
      <style:text-properties officeooo:rsid="007f062e" officeooo:paragraph-rsid="007f062e"/>
    </style:style>
    <style:style style:name="P228" style:family="paragraph" style:parent-style-name="Standard">
      <style:text-properties officeooo:rsid="00802ca0" officeooo:paragraph-rsid="008165cb"/>
    </style:style>
    <style:style style:name="P229" style:family="paragraph" style:parent-style-name="Standard">
      <style:text-properties officeooo:rsid="00802ca0" officeooo:paragraph-rsid="009b3ae8"/>
    </style:style>
    <style:style style:name="P230" style:family="paragraph" style:parent-style-name="Standard">
      <style:text-properties officeooo:rsid="00821830" officeooo:paragraph-rsid="00821830"/>
    </style:style>
    <style:style style:name="P231" style:family="paragraph" style:parent-style-name="Standard">
      <style:text-properties officeooo:rsid="00830b2e" officeooo:paragraph-rsid="00830b2e"/>
    </style:style>
    <style:style style:name="P232" style:family="paragraph" style:parent-style-name="Standard">
      <style:text-properties officeooo:rsid="0084c640" officeooo:paragraph-rsid="0084c640"/>
    </style:style>
    <style:style style:name="P233" style:family="paragraph" style:parent-style-name="Standard">
      <style:text-properties officeooo:rsid="0086a72b" officeooo:paragraph-rsid="0086a72b"/>
    </style:style>
    <style:style style:name="P234" style:family="paragraph" style:parent-style-name="Standard">
      <style:text-properties officeooo:rsid="00871f61" officeooo:paragraph-rsid="00871f61"/>
    </style:style>
    <style:style style:name="P235" style:family="paragraph" style:parent-style-name="Standard">
      <style:text-properties officeooo:rsid="0088446e" officeooo:paragraph-rsid="0088446e"/>
    </style:style>
    <style:style style:name="P236" style:family="paragraph" style:parent-style-name="Standard">
      <style:text-properties officeooo:rsid="00897cf1" officeooo:paragraph-rsid="00897cf1"/>
    </style:style>
    <style:style style:name="P237" style:family="paragraph" style:parent-style-name="Standard">
      <style:text-properties fo:font-weight="normal" officeooo:rsid="008a7b22" officeooo:paragraph-rsid="008a7b22" style:font-weight-asian="normal" style:font-weight-complex="normal"/>
    </style:style>
    <style:style style:name="P238" style:family="paragraph" style:parent-style-name="Standard">
      <style:text-properties fo:font-weight="normal" officeooo:rsid="008bfe36" officeooo:paragraph-rsid="008bfe36" style:font-weight-asian="normal" style:font-weight-complex="normal"/>
    </style:style>
    <style:style style:name="P239" style:family="paragraph" style:parent-style-name="Standard">
      <style:text-properties fo:font-weight="normal" officeooo:rsid="008dc251" officeooo:paragraph-rsid="008dc251" style:font-weight-asian="normal" style:font-weight-complex="normal"/>
    </style:style>
    <style:style style:name="P240" style:family="paragraph" style:parent-style-name="Standard">
      <style:text-properties fo:font-weight="normal" officeooo:rsid="008fbe2e" officeooo:paragraph-rsid="008fbe2e" style:font-weight-asian="normal" style:font-weight-complex="normal"/>
    </style:style>
    <style:style style:name="P241" style:family="paragraph" style:parent-style-name="Standard">
      <style:text-properties fo:font-weight="normal" officeooo:rsid="00924519" officeooo:paragraph-rsid="00924519" style:font-weight-asian="normal" style:font-weight-complex="normal"/>
    </style:style>
    <style:style style:name="P242" style:family="paragraph" style:parent-style-name="Standard">
      <style:text-properties fo:font-weight="normal" officeooo:rsid="009343b3" officeooo:paragraph-rsid="009343b3" style:font-weight-asian="normal" style:font-weight-complex="normal"/>
    </style:style>
    <style:style style:name="P243" style:family="paragraph" style:parent-style-name="Standard">
      <style:text-properties fo:font-weight="normal" officeooo:rsid="0093bcbc" officeooo:paragraph-rsid="0093bcbc" style:font-weight-asian="normal" style:font-weight-complex="normal"/>
    </style:style>
    <style:style style:name="P244" style:family="paragraph" style:parent-style-name="Standard">
      <style:text-properties fo:font-weight="normal" officeooo:rsid="00941cfe" officeooo:paragraph-rsid="00941cfe" style:font-weight-asian="normal" style:font-weight-complex="normal"/>
    </style:style>
    <style:style style:name="P245" style:family="paragraph" style:parent-style-name="Standard">
      <style:text-properties fo:font-weight="normal" officeooo:rsid="0094a3c3" officeooo:paragraph-rsid="0094a3c3" style:font-weight-asian="normal" style:font-weight-complex="normal"/>
    </style:style>
    <style:style style:name="P246" style:family="paragraph" style:parent-style-name="Standard">
      <style:text-properties fo:font-weight="normal" officeooo:rsid="0095ff25" officeooo:paragraph-rsid="0095ff25" style:font-weight-asian="normal" style:font-weight-complex="normal"/>
    </style:style>
    <style:style style:name="P247" style:family="paragraph" style:parent-style-name="Standard">
      <style:text-properties fo:font-weight="normal" officeooo:rsid="0097f5f4" officeooo:paragraph-rsid="0097f5f4" style:font-weight-asian="normal" style:font-weight-complex="normal"/>
    </style:style>
    <style:style style:name="P248" style:family="paragraph" style:parent-style-name="Standard">
      <style:text-properties fo:font-weight="normal" officeooo:rsid="0097f5f4" officeooo:paragraph-rsid="009a0baf" style:font-weight-asian="normal" style:font-weight-complex="normal"/>
    </style:style>
    <style:style style:name="P249" style:family="paragraph" style:parent-style-name="Standard">
      <style:text-properties fo:font-weight="normal" officeooo:rsid="009812b9" officeooo:paragraph-rsid="009812b9" style:font-weight-asian="normal" style:font-weight-complex="normal"/>
    </style:style>
    <style:style style:name="P250" style:family="paragraph" style:parent-style-name="Standard">
      <style:text-properties fo:font-weight="normal" officeooo:rsid="009a0baf" officeooo:paragraph-rsid="009a0baf" style:font-weight-asian="normal" style:font-weight-complex="normal"/>
    </style:style>
    <style:style style:name="P251" style:family="paragraph" style:parent-style-name="Standard">
      <style:text-properties fo:font-weight="normal" officeooo:rsid="009b7ef9" officeooo:paragraph-rsid="009b7ef9" style:font-weight-asian="normal" style:font-weight-complex="normal"/>
    </style:style>
    <style:style style:name="P252" style:family="paragraph" style:parent-style-name="Standard">
      <style:text-properties fo:font-weight="normal" officeooo:rsid="009b96ec" officeooo:paragraph-rsid="009d3a56" style:font-weight-asian="normal" style:font-weight-complex="normal"/>
    </style:style>
    <style:style style:name="P253" style:family="paragraph" style:parent-style-name="Standard">
      <style:text-properties fo:font-weight="normal" officeooo:rsid="009b96ec" officeooo:paragraph-rsid="00a2efb5" style:font-weight-asian="normal" style:font-weight-complex="normal"/>
    </style:style>
    <style:style style:name="P254" style:family="paragraph" style:parent-style-name="Standard">
      <style:text-properties fo:font-weight="normal" officeooo:rsid="009edbd5" officeooo:paragraph-rsid="009edbd5" style:font-weight-asian="normal" style:font-weight-complex="normal"/>
    </style:style>
    <style:style style:name="P255" style:family="paragraph" style:parent-style-name="Standard">
      <style:text-properties fo:font-weight="normal" officeooo:rsid="00a545c3" officeooo:paragraph-rsid="00a545c3" style:font-weight-asian="normal" style:font-weight-complex="normal"/>
    </style:style>
    <style:style style:name="P256" style:family="paragraph" style:parent-style-name="Standard">
      <style:text-properties fo:font-weight="normal" officeooo:rsid="00a180ec" officeooo:paragraph-rsid="00a2efb5" style:font-weight-asian="normal" style:font-weight-complex="normal"/>
    </style:style>
    <style:style style:name="P257" style:family="paragraph" style:parent-style-name="Standard">
      <style:text-properties fo:font-weight="normal" officeooo:rsid="00a6696c" officeooo:paragraph-rsid="00a6696c" style:font-weight-asian="normal" style:font-weight-complex="normal"/>
    </style:style>
    <style:style style:name="P258" style:family="paragraph" style:parent-style-name="Standard">
      <style:text-properties fo:font-weight="normal" officeooo:rsid="00a7dc47" officeooo:paragraph-rsid="00a7dc47" style:font-weight-asian="normal" style:font-weight-complex="normal"/>
    </style:style>
    <style:style style:name="P259" style:family="paragraph" style:parent-style-name="Standard">
      <style:text-properties fo:font-weight="normal" officeooo:rsid="00a9a32b" officeooo:paragraph-rsid="00a9a32b" style:font-weight-asian="normal" style:font-weight-complex="normal"/>
    </style:style>
    <style:style style:name="P260" style:family="paragraph" style:parent-style-name="Standard">
      <style:text-properties fo:font-weight="normal" officeooo:rsid="00a9ae3b" officeooo:paragraph-rsid="00a9ae3b" style:font-weight-asian="normal" style:font-weight-complex="normal"/>
    </style:style>
    <style:style style:name="P261" style:family="paragraph" style:parent-style-name="Standard">
      <style:text-properties fo:font-weight="normal" officeooo:rsid="00a9b17e" officeooo:paragraph-rsid="00a9b17e" style:font-weight-asian="normal" style:font-weight-complex="normal"/>
    </style:style>
    <style:style style:name="P262" style:family="paragraph" style:parent-style-name="Standard">
      <style:text-properties fo:font-weight="normal" officeooo:rsid="00b06325" officeooo:paragraph-rsid="00b06325" style:font-weight-asian="normal" style:font-weight-complex="normal"/>
    </style:style>
    <style:style style:name="P263" style:family="paragraph" style:parent-style-name="Standard">
      <style:text-properties fo:font-weight="normal" officeooo:rsid="00b0c8cf" officeooo:paragraph-rsid="00b0c8cf" style:font-weight-asian="normal" style:font-weight-complex="normal"/>
    </style:style>
    <style:style style:name="P264" style:family="paragraph" style:parent-style-name="Standard">
      <style:text-properties fo:font-weight="normal" officeooo:rsid="00b17afa" officeooo:paragraph-rsid="00b17afa" style:font-weight-asian="normal" style:font-weight-complex="normal"/>
    </style:style>
    <style:style style:name="P265" style:family="paragraph" style:parent-style-name="Standard">
      <style:text-properties fo:font-weight="normal" officeooo:rsid="00b814ef" officeooo:paragraph-rsid="00b814ef" style:font-weight-asian="normal" style:font-weight-complex="normal"/>
    </style:style>
    <style:style style:name="P266" style:family="paragraph" style:parent-style-name="Standard">
      <style:text-properties fo:font-weight="normal" officeooo:rsid="00bb72cc" officeooo:paragraph-rsid="00bb72cc" style:font-weight-asian="normal" style:font-weight-complex="normal"/>
    </style:style>
    <style:style style:name="P267" style:family="paragraph" style:parent-style-name="Standard">
      <style:text-properties fo:font-weight="normal" officeooo:rsid="00be38e9" officeooo:paragraph-rsid="00be38e9" style:font-weight-asian="normal" style:font-weight-complex="normal"/>
    </style:style>
    <style:style style:name="P268" style:family="paragraph" style:parent-style-name="Standard">
      <style:text-properties fo:font-weight="normal" officeooo:rsid="00be553b" officeooo:paragraph-rsid="00be553b" style:font-weight-asian="normal" style:font-weight-complex="normal"/>
    </style:style>
    <style:style style:name="P269" style:family="paragraph" style:parent-style-name="Standard">
      <style:text-properties fo:font-weight="normal" officeooo:rsid="00bee452" officeooo:paragraph-rsid="00bee452" style:font-weight-asian="normal" style:font-weight-complex="normal"/>
    </style:style>
    <style:style style:name="P270" style:family="paragraph" style:parent-style-name="Standard">
      <style:text-properties fo:font-weight="normal" officeooo:rsid="00c24a2e" officeooo:paragraph-rsid="00c24a2e" style:font-weight-asian="normal" style:font-weight-complex="normal"/>
    </style:style>
    <style:style style:name="P271" style:family="paragraph" style:parent-style-name="Standard">
      <style:text-properties fo:font-weight="normal" officeooo:rsid="00c2a9d8" officeooo:paragraph-rsid="00c2a9d8" style:font-weight-asian="normal" style:font-weight-complex="normal"/>
    </style:style>
    <style:style style:name="P272" style:family="paragraph" style:parent-style-name="Standard">
      <style:text-properties fo:font-weight="normal" officeooo:rsid="00c3c64b" officeooo:paragraph-rsid="00c3c64b" style:font-weight-asian="normal" style:font-weight-complex="normal"/>
    </style:style>
    <style:style style:name="P273" style:family="paragraph" style:parent-style-name="Standard">
      <style:text-properties fo:font-weight="normal" officeooo:rsid="00c572b6" officeooo:paragraph-rsid="00c572b6" style:font-weight-asian="normal" style:font-weight-complex="normal"/>
    </style:style>
    <style:style style:name="P274" style:family="paragraph" style:parent-style-name="Standard">
      <style:text-properties fo:font-weight="normal" officeooo:rsid="00c583e0" officeooo:paragraph-rsid="00c583e0" style:font-weight-asian="normal" style:font-weight-complex="normal"/>
    </style:style>
    <style:style style:name="P275" style:family="paragraph" style:parent-style-name="Standard">
      <style:text-properties fo:font-weight="normal" officeooo:rsid="00c76894" officeooo:paragraph-rsid="00c76894" style:font-weight-asian="normal" style:font-weight-complex="normal"/>
    </style:style>
    <style:style style:name="P276" style:family="paragraph" style:parent-style-name="Standard">
      <style:text-properties fo:font-weight="normal" officeooo:rsid="00c76894" officeooo:paragraph-rsid="00c81350" style:font-weight-asian="normal" style:font-weight-complex="normal"/>
    </style:style>
    <style:style style:name="P277" style:family="paragraph" style:parent-style-name="Standard">
      <style:text-properties fo:font-weight="normal" officeooo:rsid="00c8936c" officeooo:paragraph-rsid="00c8936c" style:font-weight-asian="normal" style:font-weight-complex="normal"/>
    </style:style>
    <style:style style:name="P278" style:family="paragraph" style:parent-style-name="Standard">
      <style:text-properties fo:font-weight="normal" officeooo:rsid="00ca6fd0" officeooo:paragraph-rsid="00cc1d13" style:font-weight-asian="normal" style:font-weight-complex="normal"/>
    </style:style>
    <style:style style:name="P279" style:family="paragraph" style:parent-style-name="Standard">
      <style:text-properties fo:font-weight="normal" officeooo:rsid="00cddca0" officeooo:paragraph-rsid="00cddca0" style:font-weight-asian="normal" style:font-weight-complex="normal"/>
    </style:style>
    <style:style style:name="P280" style:family="paragraph" style:parent-style-name="Standard">
      <style:text-properties fo:font-weight="normal" officeooo:rsid="00cddca0" officeooo:paragraph-rsid="00cf2e45" style:font-weight-asian="normal" style:font-weight-complex="normal"/>
    </style:style>
    <style:style style:name="P281" style:family="paragraph" style:parent-style-name="Standard">
      <style:text-properties fo:font-weight="normal" officeooo:rsid="00d094cb" officeooo:paragraph-rsid="00d094cb" style:font-weight-asian="normal" style:font-weight-complex="normal"/>
    </style:style>
    <style:style style:name="P282" style:family="paragraph" style:parent-style-name="Standard">
      <style:text-properties fo:font-weight="normal" officeooo:rsid="00d25190" officeooo:paragraph-rsid="00d25190" style:font-weight-asian="normal" style:font-weight-complex="normal"/>
    </style:style>
    <style:style style:name="P283" style:family="paragraph" style:parent-style-name="Standard">
      <style:text-properties fo:font-weight="normal" officeooo:rsid="00d44314" officeooo:paragraph-rsid="00d44314" style:font-weight-asian="normal" style:font-weight-complex="normal"/>
    </style:style>
    <style:style style:name="P284" style:family="paragraph" style:parent-style-name="Standard">
      <style:text-properties fo:font-weight="normal" officeooo:rsid="00d55e49" officeooo:paragraph-rsid="00d55e49" style:font-weight-asian="normal" style:font-weight-complex="normal"/>
    </style:style>
    <style:style style:name="P285" style:family="paragraph" style:parent-style-name="Standard">
      <style:text-properties fo:font-weight="normal" officeooo:rsid="00d676e0" officeooo:paragraph-rsid="00d676e0" style:font-weight-asian="normal" style:font-weight-complex="normal"/>
    </style:style>
    <style:style style:name="P286" style:family="paragraph" style:parent-style-name="Standard">
      <style:text-properties fo:font-weight="normal" officeooo:rsid="00d6bca3" officeooo:paragraph-rsid="00d6bca3" style:font-weight-asian="normal" style:font-weight-complex="normal"/>
    </style:style>
    <style:style style:name="P287" style:family="paragraph" style:parent-style-name="Standard">
      <style:text-properties fo:font-weight="normal" officeooo:rsid="00d6bca3" officeooo:paragraph-rsid="00e546ee" style:font-weight-asian="normal" style:font-weight-complex="normal"/>
    </style:style>
    <style:style style:name="P288" style:family="paragraph" style:parent-style-name="Standard">
      <style:text-properties fo:font-weight="normal" officeooo:rsid="00dbc21a" officeooo:paragraph-rsid="00dbc21a" style:font-weight-asian="normal" style:font-weight-complex="normal"/>
    </style:style>
    <style:style style:name="P289" style:family="paragraph" style:parent-style-name="Standard">
      <style:text-properties fo:font-weight="normal" officeooo:rsid="00dbc21a" officeooo:paragraph-rsid="00e17fd0" style:font-weight-asian="normal" style:font-weight-complex="normal"/>
    </style:style>
    <style:style style:name="P290" style:family="paragraph" style:parent-style-name="Standard">
      <style:text-properties fo:font-weight="normal" officeooo:rsid="00ddb16b" officeooo:paragraph-rsid="00ddb16b" style:font-weight-asian="normal" style:font-weight-complex="normal"/>
    </style:style>
    <style:style style:name="P291" style:family="paragraph" style:parent-style-name="Standard">
      <style:text-properties fo:font-weight="normal" officeooo:rsid="00de5579" officeooo:paragraph-rsid="00de5579" style:font-weight-asian="normal" style:font-weight-complex="normal"/>
    </style:style>
    <style:style style:name="P292" style:family="paragraph" style:parent-style-name="Standard">
      <style:text-properties fo:font-weight="normal" officeooo:rsid="00e2f642" officeooo:paragraph-rsid="00e2f642" style:font-weight-asian="normal" style:font-weight-complex="normal"/>
    </style:style>
    <style:style style:name="P293" style:family="paragraph" style:parent-style-name="Standard">
      <style:text-properties fo:font-weight="normal" officeooo:rsid="00dfcddf" officeooo:paragraph-rsid="00dfcddf" style:font-weight-asian="normal" style:font-weight-complex="normal"/>
    </style:style>
    <style:style style:name="P294" style:family="paragraph" style:parent-style-name="Standard">
      <style:text-properties fo:font-weight="normal" officeooo:rsid="01045c30" officeooo:paragraph-rsid="01045c30" style:font-weight-asian="normal" style:font-weight-complex="normal"/>
    </style:style>
    <style:style style:name="P295" style:family="paragraph" style:parent-style-name="Standard">
      <style:text-properties fo:font-weight="normal" officeooo:rsid="01045c30" officeooo:paragraph-rsid="01054d71" style:font-weight-asian="normal" style:font-weight-complex="normal"/>
    </style:style>
    <style:style style:name="P296" style:family="paragraph" style:parent-style-name="Standard">
      <style:text-properties fo:font-weight="normal" officeooo:rsid="01045c30" officeooo:paragraph-rsid="010470a1" style:font-weight-asian="normal" style:font-weight-complex="normal"/>
    </style:style>
    <style:style style:name="P297" style:family="paragraph" style:parent-style-name="Standard">
      <style:text-properties fo:font-weight="normal" officeooo:rsid="01045c30" officeooo:paragraph-rsid="017d6c90" style:font-weight-asian="normal" style:font-weight-complex="normal"/>
    </style:style>
    <style:style style:name="P298" style:family="paragraph" style:parent-style-name="Standard">
      <style:text-properties fo:font-weight="normal" officeooo:rsid="01045c30" officeooo:paragraph-rsid="020d765a" style:font-weight-asian="normal" style:font-weight-complex="normal"/>
    </style:style>
    <style:style style:name="P299" style:family="paragraph" style:parent-style-name="Standard">
      <style:text-properties fo:font-weight="normal" officeooo:rsid="0105a45b" officeooo:paragraph-rsid="0105a45b" style:font-weight-asian="normal" style:font-weight-complex="normal"/>
    </style:style>
    <style:style style:name="P300" style:family="paragraph" style:parent-style-name="Standard">
      <style:text-properties fo:font-weight="normal" officeooo:rsid="0105a45b" officeooo:paragraph-rsid="010a1cce" style:font-weight-asian="normal" style:font-weight-complex="normal"/>
    </style:style>
    <style:style style:name="P301" style:family="paragraph" style:parent-style-name="Standard">
      <style:text-properties fo:font-weight="normal" officeooo:rsid="0105a45b" officeooo:paragraph-rsid="017d6c90" style:font-weight-asian="normal" style:font-weight-complex="normal"/>
    </style:style>
    <style:style style:name="P302" style:family="paragraph" style:parent-style-name="Standard">
      <style:text-properties fo:font-weight="normal" officeooo:rsid="0105a45b" officeooo:paragraph-rsid="02091a0c" style:font-weight-asian="normal" style:font-weight-complex="normal"/>
    </style:style>
    <style:style style:name="P303" style:family="paragraph" style:parent-style-name="Standard">
      <style:text-properties fo:font-weight="normal" officeooo:rsid="0106f472" officeooo:paragraph-rsid="01076c75" style:font-weight-asian="normal" style:font-weight-complex="normal"/>
    </style:style>
    <style:style style:name="P304" style:family="paragraph" style:parent-style-name="Standard">
      <style:text-properties fo:font-weight="normal" officeooo:rsid="0106f472" officeooo:paragraph-rsid="018aaabf" style:font-weight-asian="normal" style:font-weight-complex="normal"/>
    </style:style>
    <style:style style:name="P305" style:family="paragraph" style:parent-style-name="Standard">
      <style:text-properties fo:font-weight="normal" officeooo:rsid="0106f472" officeooo:paragraph-rsid="02073a64" style:font-weight-asian="normal" style:font-weight-complex="normal"/>
    </style:style>
    <style:style style:name="P306" style:family="paragraph" style:parent-style-name="Standard">
      <style:text-properties fo:font-weight="normal" officeooo:rsid="0109607b" officeooo:paragraph-rsid="0109607b" style:font-weight-asian="normal" style:font-weight-complex="normal"/>
    </style:style>
    <style:style style:name="P307" style:family="paragraph" style:parent-style-name="Standard">
      <style:text-properties fo:font-weight="normal" officeooo:rsid="0109607b" officeooo:paragraph-rsid="010c8d3f" style:font-weight-asian="normal" style:font-weight-complex="normal"/>
    </style:style>
    <style:style style:name="P308" style:family="paragraph" style:parent-style-name="Standard">
      <style:text-properties fo:font-weight="normal" officeooo:rsid="0109607b" officeooo:paragraph-rsid="0172d62a" style:font-weight-asian="normal" style:font-weight-complex="normal"/>
    </style:style>
    <style:style style:name="P309" style:family="paragraph" style:parent-style-name="Standard">
      <style:text-properties fo:font-weight="normal" officeooo:rsid="0109607b" officeooo:paragraph-rsid="017468e5" style:font-weight-asian="normal" style:font-weight-complex="normal"/>
    </style:style>
    <style:style style:name="P310" style:family="paragraph" style:parent-style-name="Standard">
      <style:text-properties fo:font-weight="normal" officeooo:rsid="0109607b" officeooo:paragraph-rsid="02014ced" style:font-weight-asian="normal" style:font-weight-complex="normal"/>
    </style:style>
    <style:style style:name="P311" style:family="paragraph" style:parent-style-name="Standard">
      <style:text-properties fo:font-weight="normal" officeooo:rsid="010afecb" officeooo:paragraph-rsid="010afecb" style:font-weight-asian="normal" style:font-weight-complex="normal"/>
    </style:style>
    <style:style style:name="P312" style:family="paragraph" style:parent-style-name="Standard">
      <style:text-properties fo:font-weight="normal" officeooo:rsid="010afecb" officeooo:paragraph-rsid="0172d62a" style:font-weight-asian="normal" style:font-weight-complex="normal"/>
    </style:style>
    <style:style style:name="P313" style:family="paragraph" style:parent-style-name="Standard">
      <style:text-properties fo:font-weight="normal" officeooo:rsid="010afecb" officeooo:paragraph-rsid="02014ced" style:font-weight-asian="normal" style:font-weight-complex="normal"/>
    </style:style>
    <style:style style:name="P314" style:family="paragraph" style:parent-style-name="Standard">
      <style:text-properties fo:font-weight="normal" officeooo:rsid="010c8d3f" officeooo:paragraph-rsid="010c8d3f" style:font-weight-asian="normal" style:font-weight-complex="normal"/>
    </style:style>
    <style:style style:name="P315" style:family="paragraph" style:parent-style-name="Standard">
      <style:text-properties fo:font-weight="normal" officeooo:rsid="010c8d3f" officeooo:paragraph-rsid="0172d62a" style:font-weight-asian="normal" style:font-weight-complex="normal"/>
    </style:style>
    <style:style style:name="P316" style:family="paragraph" style:parent-style-name="Standard">
      <style:text-properties fo:font-weight="normal" officeooo:rsid="010c8d3f" officeooo:paragraph-rsid="02014ced" style:font-weight-asian="normal" style:font-weight-complex="normal"/>
    </style:style>
    <style:style style:name="P317" style:family="paragraph" style:parent-style-name="Standard">
      <style:text-properties fo:font-weight="normal" officeooo:rsid="0111878e" officeooo:paragraph-rsid="0111878e" style:font-weight-asian="normal" style:font-weight-complex="normal"/>
    </style:style>
    <style:style style:name="P318" style:family="paragraph" style:parent-style-name="Standard">
      <style:text-properties fo:font-weight="normal" officeooo:rsid="010f6de0" officeooo:paragraph-rsid="010f6de0" style:font-weight-asian="normal" style:font-weight-complex="normal"/>
    </style:style>
    <style:style style:name="P319" style:family="paragraph" style:parent-style-name="Standard">
      <style:text-properties fo:font-weight="normal" officeooo:rsid="010f6de0" officeooo:paragraph-rsid="011145b5" style:font-weight-asian="normal" style:font-weight-complex="normal"/>
    </style:style>
    <style:style style:name="P320" style:family="paragraph" style:parent-style-name="Standard">
      <style:text-properties fo:font-weight="normal" officeooo:rsid="010f6de0" officeooo:paragraph-rsid="0174c03e" style:font-weight-asian="normal" style:font-weight-complex="normal"/>
    </style:style>
    <style:style style:name="P321" style:family="paragraph" style:parent-style-name="Standard">
      <style:text-properties fo:font-weight="normal" officeooo:rsid="010f6de0" officeooo:paragraph-rsid="02014ced" style:font-weight-asian="normal" style:font-weight-complex="normal"/>
    </style:style>
    <style:style style:name="P322" style:family="paragraph" style:parent-style-name="Standard">
      <style:text-properties fo:font-weight="normal" officeooo:rsid="00ffcd92" officeooo:paragraph-rsid="010ef993" style:font-weight-asian="normal" style:font-weight-complex="normal"/>
    </style:style>
    <style:style style:name="P323" style:family="paragraph" style:parent-style-name="Standard">
      <style:text-properties fo:font-weight="normal" officeooo:rsid="011ca338" officeooo:paragraph-rsid="011ca338" style:font-weight-asian="normal" style:font-weight-complex="normal"/>
    </style:style>
    <style:style style:name="P324" style:family="paragraph" style:parent-style-name="Standard">
      <style:text-properties fo:font-weight="normal" officeooo:rsid="0120517d" officeooo:paragraph-rsid="0120517d" style:font-weight-asian="normal" style:font-weight-complex="normal"/>
    </style:style>
    <style:style style:name="P325" style:family="paragraph" style:parent-style-name="Standard">
      <style:text-properties fo:font-weight="normal" officeooo:rsid="01219655" officeooo:paragraph-rsid="0124723d" style:font-weight-asian="normal" style:font-weight-complex="normal"/>
    </style:style>
    <style:style style:name="P326" style:family="paragraph" style:parent-style-name="Standard">
      <style:text-properties fo:font-weight="normal" officeooo:rsid="0121fd4a" officeooo:paragraph-rsid="0121fd4a" style:font-weight-asian="normal" style:font-weight-complex="normal"/>
    </style:style>
    <style:style style:name="P327" style:family="paragraph" style:parent-style-name="Standard">
      <style:text-properties fo:font-weight="normal" officeooo:rsid="0127d0f6" officeooo:paragraph-rsid="0127d0f6" style:font-weight-asian="normal" style:font-weight-complex="normal"/>
    </style:style>
    <style:style style:name="P328" style:family="paragraph" style:parent-style-name="Standard">
      <style:text-properties fo:font-weight="normal" officeooo:rsid="0175aad8" officeooo:paragraph-rsid="0175aad8" style:font-weight-asian="normal" style:font-weight-complex="normal"/>
    </style:style>
    <style:style style:name="P329" style:family="paragraph" style:parent-style-name="Standard">
      <style:text-properties fo:font-weight="normal" officeooo:rsid="0175aad8" officeooo:paragraph-rsid="02014ced" style:font-weight-asian="normal" style:font-weight-complex="normal"/>
    </style:style>
    <style:style style:name="P330" style:family="paragraph" style:parent-style-name="Standard">
      <style:text-properties fo:font-weight="normal" officeooo:rsid="017835fd" officeooo:paragraph-rsid="017835fd" style:font-weight-asian="normal" style:font-weight-complex="normal"/>
    </style:style>
    <style:style style:name="P331" style:family="paragraph" style:parent-style-name="Standard">
      <style:text-properties fo:font-weight="normal" officeooo:rsid="017b6db0" officeooo:paragraph-rsid="017b6db0" style:font-weight-asian="normal" style:font-weight-complex="normal"/>
    </style:style>
    <style:style style:name="P332" style:family="paragraph" style:parent-style-name="Standard">
      <style:text-properties fo:font-weight="normal" officeooo:rsid="01186fea" officeooo:paragraph-rsid="018481a6" style:font-weight-asian="normal" style:font-weight-complex="normal"/>
    </style:style>
    <style:style style:name="P333" style:family="paragraph" style:parent-style-name="Standard">
      <style:text-properties fo:font-weight="normal" officeooo:rsid="01186fea" officeooo:paragraph-rsid="01818301" style:font-weight-asian="normal" style:font-weight-complex="normal"/>
    </style:style>
    <style:style style:name="P334" style:family="paragraph" style:parent-style-name="Standard">
      <style:text-properties fo:font-weight="normal" officeooo:rsid="01186fea" officeooo:paragraph-rsid="018a9822" style:font-weight-asian="normal" style:font-weight-complex="normal"/>
    </style:style>
    <style:style style:name="P335" style:family="paragraph" style:parent-style-name="Standard">
      <style:text-properties fo:font-weight="normal" officeooo:rsid="01186fea" officeooo:paragraph-rsid="02136901" style:font-weight-asian="normal" style:font-weight-complex="normal"/>
    </style:style>
    <style:style style:name="P336" style:family="paragraph" style:parent-style-name="Standard">
      <style:text-properties fo:font-weight="normal" officeooo:rsid="0186d0f6" officeooo:paragraph-rsid="0186d0f6" style:font-weight-asian="normal" style:font-weight-complex="normal"/>
    </style:style>
    <style:style style:name="P337" style:family="paragraph" style:parent-style-name="Standard">
      <style:text-properties fo:font-weight="normal" officeooo:rsid="018358a3" officeooo:paragraph-rsid="018b47e5" style:font-weight-asian="normal" style:font-weight-complex="normal"/>
    </style:style>
    <style:style style:name="P338" style:family="paragraph" style:parent-style-name="Standard">
      <style:text-properties fo:font-weight="normal" officeooo:rsid="018358a3" officeooo:paragraph-rsid="02136901" style:font-weight-asian="normal" style:font-weight-complex="normal"/>
    </style:style>
    <style:style style:name="P339" style:family="paragraph" style:parent-style-name="Standard">
      <style:text-properties fo:font-weight="normal" officeooo:rsid="0116a4fe" officeooo:paragraph-rsid="018cfbce" style:font-weight-asian="normal" style:font-weight-complex="normal"/>
    </style:style>
    <style:style style:name="P340" style:family="paragraph" style:parent-style-name="Standard">
      <style:text-properties fo:font-weight="normal" officeooo:rsid="0116a4fe" officeooo:paragraph-rsid="021c3331" style:font-weight-asian="normal" style:font-weight-complex="normal"/>
    </style:style>
    <style:style style:name="P341" style:family="paragraph" style:parent-style-name="Standard">
      <style:text-properties fo:font-weight="normal" officeooo:rsid="018cfbce" officeooo:paragraph-rsid="018cfbce" style:font-weight-asian="normal" style:font-weight-complex="normal"/>
    </style:style>
    <style:style style:name="P342" style:family="paragraph" style:parent-style-name="Standard">
      <style:text-properties fo:font-weight="normal" officeooo:rsid="018cfbce" officeooo:paragraph-rsid="02136901" style:font-weight-asian="normal" style:font-weight-complex="normal"/>
    </style:style>
    <style:style style:name="P343" style:family="paragraph" style:parent-style-name="Standard">
      <style:text-properties fo:font-weight="normal" officeooo:rsid="018f04eb" officeooo:paragraph-rsid="018f04eb" style:font-weight-asian="normal" style:font-weight-complex="normal"/>
    </style:style>
    <style:style style:name="P344" style:family="paragraph" style:parent-style-name="Standard">
      <style:text-properties fo:font-weight="normal" officeooo:rsid="018f04eb" officeooo:paragraph-rsid="0222cf2d" style:font-weight-asian="normal" style:font-weight-complex="normal"/>
    </style:style>
    <style:style style:name="P345" style:family="paragraph" style:parent-style-name="Standard">
      <style:text-properties fo:font-weight="normal" officeooo:rsid="018febf9" officeooo:paragraph-rsid="018febf9" style:font-weight-asian="normal" style:font-weight-complex="normal"/>
    </style:style>
    <style:style style:name="P346" style:family="paragraph" style:parent-style-name="Standard">
      <style:text-properties fo:font-weight="normal" officeooo:rsid="019158a1" officeooo:paragraph-rsid="019158a1" style:font-weight-asian="normal" style:font-weight-complex="normal"/>
    </style:style>
    <style:style style:name="P347" style:family="paragraph" style:parent-style-name="Standard">
      <style:text-properties fo:font-weight="normal" officeooo:rsid="0191a803" officeooo:paragraph-rsid="0191a803" style:font-weight-asian="normal" style:font-weight-complex="normal"/>
    </style:style>
    <style:style style:name="P348" style:family="paragraph" style:parent-style-name="Standard">
      <style:text-properties fo:font-weight="normal" officeooo:rsid="0195b04b" officeooo:paragraph-rsid="0195b04b" style:font-weight-asian="normal" style:font-weight-complex="normal"/>
    </style:style>
    <style:style style:name="P349" style:family="paragraph" style:parent-style-name="Standard">
      <style:text-properties fo:font-weight="normal" officeooo:rsid="01964828" officeooo:paragraph-rsid="01964828" style:font-weight-asian="normal" style:font-weight-complex="normal"/>
    </style:style>
    <style:style style:name="P350" style:family="paragraph" style:parent-style-name="Standard">
      <style:text-properties fo:font-weight="normal" officeooo:rsid="0197717c" officeooo:paragraph-rsid="0197717c" style:font-weight-asian="normal" style:font-weight-complex="normal"/>
    </style:style>
    <style:style style:name="P351" style:family="paragraph" style:parent-style-name="Standard">
      <style:text-properties fo:font-weight="normal" officeooo:rsid="01999677" officeooo:paragraph-rsid="01999677" style:font-weight-asian="normal" style:font-weight-complex="normal"/>
    </style:style>
    <style:style style:name="P352" style:family="paragraph" style:parent-style-name="Standard">
      <style:text-properties fo:font-weight="normal" officeooo:rsid="019b6c92" officeooo:paragraph-rsid="019b6c92" style:font-weight-asian="normal" style:font-weight-complex="normal"/>
    </style:style>
    <style:style style:name="P353" style:family="paragraph" style:parent-style-name="Standard">
      <style:text-properties fo:font-weight="normal" officeooo:rsid="019c1ee3" officeooo:paragraph-rsid="019c1ee3" style:font-weight-asian="normal" style:font-weight-complex="normal"/>
    </style:style>
    <style:style style:name="P354" style:family="paragraph" style:parent-style-name="Standard">
      <style:text-properties fo:font-weight="normal" officeooo:rsid="019d221e" officeooo:paragraph-rsid="019d221e" style:font-weight-asian="normal" style:font-weight-complex="normal"/>
    </style:style>
    <style:style style:name="P355" style:family="paragraph" style:parent-style-name="Standard">
      <style:text-properties fo:font-weight="normal" officeooo:rsid="019df0cc" officeooo:paragraph-rsid="019df0cc" style:font-weight-asian="normal" style:font-weight-complex="normal"/>
    </style:style>
    <style:style style:name="P356" style:family="paragraph" style:parent-style-name="Standard">
      <style:text-properties fo:font-weight="normal" officeooo:rsid="01a0c9aa" officeooo:paragraph-rsid="01a0c9aa" style:font-weight-asian="normal" style:font-weight-complex="normal"/>
    </style:style>
    <style:style style:name="P357" style:family="paragraph" style:parent-style-name="Standard">
      <style:text-properties fo:font-weight="normal" officeooo:rsid="01a22de6" officeooo:paragraph-rsid="01a22de6" style:font-weight-asian="normal" style:font-weight-complex="normal"/>
    </style:style>
    <style:style style:name="P358" style:family="paragraph" style:parent-style-name="Standard">
      <style:text-properties fo:font-weight="normal" officeooo:rsid="01a58d37" officeooo:paragraph-rsid="01a58d37" style:font-weight-asian="normal" style:font-weight-complex="normal"/>
    </style:style>
    <style:style style:name="P359" style:family="paragraph" style:parent-style-name="Standard">
      <style:text-properties fo:font-weight="normal" officeooo:rsid="01a8ca32" officeooo:paragraph-rsid="01a8ca32" style:font-weight-asian="normal" style:font-weight-complex="normal"/>
    </style:style>
    <style:style style:name="P360" style:family="paragraph" style:parent-style-name="Standard">
      <style:text-properties fo:font-weight="normal" officeooo:rsid="01a8ca32" officeooo:paragraph-rsid="01ac9195" style:font-weight-asian="normal" style:font-weight-complex="normal"/>
    </style:style>
    <style:style style:name="P361" style:family="paragraph" style:parent-style-name="Standard">
      <style:text-properties fo:font-weight="normal" officeooo:rsid="01aabcc3" officeooo:paragraph-rsid="01aabcc3" style:font-weight-asian="normal" style:font-weight-complex="normal"/>
    </style:style>
    <style:style style:name="P362" style:family="paragraph" style:parent-style-name="Standard">
      <style:text-properties fo:font-weight="normal" officeooo:rsid="01ad726c" officeooo:paragraph-rsid="01ad726c" style:font-weight-asian="normal" style:font-weight-complex="normal"/>
    </style:style>
    <style:style style:name="P363" style:family="paragraph" style:parent-style-name="Standard">
      <style:text-properties fo:font-weight="normal" officeooo:rsid="01ad99bb" officeooo:paragraph-rsid="01ad99bb" style:font-weight-asian="normal" style:font-weight-complex="normal"/>
    </style:style>
    <style:style style:name="P364" style:family="paragraph" style:parent-style-name="Standard">
      <style:text-properties fo:font-weight="normal" officeooo:rsid="01ad99bb" officeooo:paragraph-rsid="025619d4" style:font-weight-asian="normal" style:font-weight-complex="normal"/>
    </style:style>
    <style:style style:name="P365" style:family="paragraph" style:parent-style-name="Standard">
      <style:text-properties fo:font-weight="normal" officeooo:rsid="01aea796" officeooo:paragraph-rsid="01aea796" style:font-weight-asian="normal" style:font-weight-complex="normal"/>
    </style:style>
    <style:style style:name="P366" style:family="paragraph" style:parent-style-name="Standard">
      <style:text-properties fo:font-weight="normal" officeooo:rsid="01aea796" officeooo:paragraph-rsid="01afcc91" style:font-weight-asian="normal" style:font-weight-complex="normal"/>
    </style:style>
    <style:style style:name="P367" style:family="paragraph" style:parent-style-name="Standard">
      <style:text-properties fo:font-weight="normal" officeooo:rsid="01aea796" officeooo:paragraph-rsid="025619d4" style:font-weight-asian="normal" style:font-weight-complex="normal"/>
    </style:style>
    <style:style style:name="P368" style:family="paragraph" style:parent-style-name="Standard">
      <style:text-properties fo:font-weight="normal" officeooo:rsid="01afcc91" officeooo:paragraph-rsid="01afcc91" style:font-weight-asian="normal" style:font-weight-complex="normal"/>
    </style:style>
    <style:style style:name="P369" style:family="paragraph" style:parent-style-name="Standard">
      <style:text-properties fo:font-weight="normal" officeooo:rsid="01afcc91" officeooo:paragraph-rsid="025619d4" style:font-weight-asian="normal" style:font-weight-complex="normal"/>
    </style:style>
    <style:style style:name="P370" style:family="paragraph" style:parent-style-name="Standard">
      <style:text-properties fo:font-weight="normal" officeooo:rsid="01b13734" officeooo:paragraph-rsid="01b13734" style:font-weight-asian="normal" style:font-weight-complex="normal"/>
    </style:style>
    <style:style style:name="P371" style:family="paragraph" style:parent-style-name="Standard">
      <style:text-properties fo:font-weight="normal" officeooo:rsid="01b13734" officeooo:paragraph-rsid="025619d4" style:font-weight-asian="normal" style:font-weight-complex="normal"/>
    </style:style>
    <style:style style:name="P372" style:family="paragraph" style:parent-style-name="Standard">
      <style:text-properties fo:font-weight="normal" officeooo:rsid="01b31112" officeooo:paragraph-rsid="01b31112" style:font-weight-asian="normal" style:font-weight-complex="normal"/>
    </style:style>
    <style:style style:name="P373" style:family="paragraph" style:parent-style-name="Standard">
      <style:text-properties fo:font-weight="normal" officeooo:rsid="01b31112" officeooo:paragraph-rsid="025619d4" style:font-weight-asian="normal" style:font-weight-complex="normal"/>
    </style:style>
    <style:style style:name="P374" style:family="paragraph" style:parent-style-name="Standard">
      <style:text-properties fo:font-weight="normal" officeooo:rsid="01b38f29" officeooo:paragraph-rsid="01b38f29" style:font-weight-asian="normal" style:font-weight-complex="normal"/>
    </style:style>
    <style:style style:name="P375" style:family="paragraph" style:parent-style-name="Standard">
      <style:text-properties fo:font-weight="normal" officeooo:rsid="01b38f29" officeooo:paragraph-rsid="025619d4" style:font-weight-asian="normal" style:font-weight-complex="normal"/>
    </style:style>
    <style:style style:name="P376" style:family="paragraph" style:parent-style-name="Standard">
      <style:text-properties fo:font-weight="normal" officeooo:rsid="01b41978" officeooo:paragraph-rsid="01b41978" style:font-weight-asian="normal" style:font-weight-complex="normal"/>
    </style:style>
    <style:style style:name="P377" style:family="paragraph" style:parent-style-name="Standard">
      <style:text-properties fo:font-weight="normal" officeooo:rsid="01b41978" officeooo:paragraph-rsid="025619d4" style:font-weight-asian="normal" style:font-weight-complex="normal"/>
    </style:style>
    <style:style style:name="P378" style:family="paragraph" style:parent-style-name="Standard">
      <style:text-properties fo:font-weight="normal" officeooo:rsid="01b4c5e9" officeooo:paragraph-rsid="01b4c5e9" style:font-weight-asian="normal" style:font-weight-complex="normal"/>
    </style:style>
    <style:style style:name="P379" style:family="paragraph" style:parent-style-name="Standard">
      <style:text-properties fo:font-weight="normal" officeooo:rsid="01b4c5e9" officeooo:paragraph-rsid="025619d4" style:font-weight-asian="normal" style:font-weight-complex="normal"/>
    </style:style>
    <style:style style:name="P380" style:family="paragraph" style:parent-style-name="Standard">
      <style:text-properties fo:font-weight="normal" officeooo:rsid="01b644b2" officeooo:paragraph-rsid="01b644b2" style:font-weight-asian="normal" style:font-weight-complex="normal"/>
    </style:style>
    <style:style style:name="P381" style:family="paragraph" style:parent-style-name="Standard">
      <style:text-properties fo:font-weight="normal" officeooo:rsid="01b644b2" officeooo:paragraph-rsid="025619d4" style:font-weight-asian="normal" style:font-weight-complex="normal"/>
    </style:style>
    <style:style style:name="P382" style:family="paragraph" style:parent-style-name="Standard">
      <style:text-properties fo:font-weight="normal" officeooo:rsid="01b645b0" officeooo:paragraph-rsid="01b645b0" style:font-weight-asian="normal" style:font-weight-complex="normal"/>
    </style:style>
    <style:style style:name="P383" style:family="paragraph" style:parent-style-name="Standard">
      <style:text-properties fo:font-weight="normal" officeooo:rsid="01b68c05" officeooo:paragraph-rsid="01b861a2" style:font-weight-asian="normal" style:font-weight-complex="normal"/>
    </style:style>
    <style:style style:name="P384" style:family="paragraph" style:parent-style-name="Standard">
      <style:text-properties fo:font-weight="normal" officeooo:rsid="01b861a2" officeooo:paragraph-rsid="01b861a2" style:font-weight-asian="normal" style:font-weight-complex="normal"/>
    </style:style>
    <style:style style:name="P385" style:family="paragraph" style:parent-style-name="Standard">
      <style:text-properties fo:font-weight="normal" officeooo:rsid="01bbae12" officeooo:paragraph-rsid="01bc8a33" style:font-weight-asian="normal" style:font-weight-complex="normal"/>
    </style:style>
    <style:style style:name="P386" style:family="paragraph" style:parent-style-name="Standard">
      <style:text-properties fo:font-weight="normal" officeooo:rsid="01bc8a33" officeooo:paragraph-rsid="01bc8a33" style:font-weight-asian="normal" style:font-weight-complex="normal"/>
    </style:style>
    <style:style style:name="P387" style:family="paragraph" style:parent-style-name="Standard">
      <style:text-properties fo:font-weight="normal" officeooo:rsid="01be3189" officeooo:paragraph-rsid="01be3189" style:font-weight-asian="normal" style:font-weight-complex="normal"/>
    </style:style>
    <style:style style:name="P388" style:family="paragraph" style:parent-style-name="Standard">
      <style:text-properties fo:font-weight="normal" officeooo:rsid="01bf0066" officeooo:paragraph-rsid="01c04a89" style:font-weight-asian="normal" style:font-weight-complex="normal"/>
    </style:style>
    <style:style style:name="P389" style:family="paragraph" style:parent-style-name="Standard">
      <style:text-properties fo:font-weight="normal" officeooo:rsid="01c0c2ab" officeooo:paragraph-rsid="01c0c2ab" style:font-weight-asian="normal" style:font-weight-complex="normal"/>
    </style:style>
    <style:style style:name="P390" style:family="paragraph" style:parent-style-name="Standard">
      <style:text-properties fo:font-weight="normal" officeooo:rsid="01c9601f" officeooo:paragraph-rsid="01c9601f" style:font-weight-asian="normal" style:font-weight-complex="normal"/>
    </style:style>
    <style:style style:name="P391" style:family="paragraph" style:parent-style-name="Standard">
      <style:text-properties fo:font-weight="normal" officeooo:rsid="020e8ac3" officeooo:paragraph-rsid="02124c12" style:font-weight-asian="normal" style:font-weight-complex="normal"/>
    </style:style>
    <style:style style:name="P392" style:family="paragraph" style:parent-style-name="Standard">
      <style:text-properties fo:font-weight="normal" officeooo:rsid="0216ca92" officeooo:paragraph-rsid="0216ca92" style:font-weight-asian="normal" style:font-weight-complex="normal"/>
    </style:style>
    <style:style style:name="P393" style:family="paragraph" style:parent-style-name="Standard">
      <style:text-properties fo:font-weight="normal" officeooo:rsid="0216ca92" officeooo:paragraph-rsid="0216e0a3" style:font-weight-asian="normal" style:font-weight-complex="normal"/>
    </style:style>
    <style:style style:name="P394" style:family="paragraph" style:parent-style-name="Standard">
      <style:text-properties fo:font-weight="normal" officeooo:rsid="025a66b1" officeooo:paragraph-rsid="025a66b1" style:font-weight-asian="normal" style:font-weight-complex="normal"/>
    </style:style>
    <style:style style:name="P395" style:family="paragraph" style:parent-style-name="Standard">
      <style:text-properties fo:font-weight="normal" officeooo:rsid="025c9a0a" officeooo:paragraph-rsid="025c9a0a" style:font-weight-asian="normal" style:font-weight-complex="normal"/>
    </style:style>
    <style:style style:name="P396" style:family="paragraph" style:parent-style-name="Standard">
      <style:text-properties fo:font-weight="normal" officeooo:rsid="0209e6f6" officeooo:paragraph-rsid="02014ced" style:font-weight-asian="normal" style:font-weight-complex="normal"/>
    </style:style>
    <style:style style:name="P397" style:family="paragraph" style:parent-style-name="Standard">
      <style:text-properties fo:font-weight="normal" officeooo:rsid="021b011b" officeooo:paragraph-rsid="021da73d" style:font-weight-asian="normal" style:font-weight-complex="normal"/>
    </style:style>
    <style:style style:name="P398" style:family="paragraph" style:parent-style-name="Standard">
      <style:text-properties fo:font-weight="normal" officeooo:rsid="0226bbd2" officeooo:paragraph-rsid="0222cf2d" style:font-weight-asian="normal" style:font-weight-complex="normal"/>
    </style:style>
    <style:style style:name="P399" style:family="paragraph" style:parent-style-name="Standard">
      <style:text-properties fo:font-weight="normal" officeooo:rsid="02289604" officeooo:paragraph-rsid="02289604" style:font-weight-asian="normal" style:font-weight-complex="normal"/>
    </style:style>
    <style:style style:name="P400" style:family="paragraph" style:parent-style-name="Standard">
      <style:text-properties fo:font-weight="normal" officeooo:rsid="022959d7" officeooo:paragraph-rsid="022959d7" style:font-weight-asian="normal" style:font-weight-complex="normal"/>
    </style:style>
    <style:style style:name="P401" style:family="paragraph" style:parent-style-name="Standard">
      <style:text-properties fo:font-weight="normal" officeooo:rsid="025e2d4f" officeooo:paragraph-rsid="025e2d4f" style:font-weight-asian="normal" style:font-weight-complex="normal"/>
    </style:style>
    <style:style style:name="P402" style:family="paragraph" style:parent-style-name="Standard">
      <style:text-properties fo:font-weight="normal" officeooo:rsid="025f9487" officeooo:paragraph-rsid="025f9487" style:font-weight-asian="normal" style:font-weight-complex="normal"/>
    </style:style>
    <style:style style:name="P403"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04" style:family="paragraph" style:parent-style-name="Standard">
      <style:text-properties officeooo:paragraph-rsid="01805a53"/>
    </style:style>
    <style:style style:name="P405" style:family="paragraph" style:parent-style-name="Standard">
      <style:text-properties officeooo:rsid="01d383b9"/>
    </style:style>
    <style:style style:name="P406" style:family="paragraph" style:parent-style-name="Standard">
      <style:text-properties officeooo:rsid="01d383b9" officeooo:paragraph-rsid="01d383b9"/>
    </style:style>
    <style:style style:name="P407" style:family="paragraph" style:parent-style-name="Standard">
      <style:text-properties officeooo:rsid="01d5127d" officeooo:paragraph-rsid="01d5127d"/>
    </style:style>
    <style:style style:name="P408" style:family="paragraph" style:parent-style-name="Standard">
      <style:text-properties officeooo:rsid="01d67b26" officeooo:paragraph-rsid="01d67b26"/>
    </style:style>
    <style:style style:name="P409"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10"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11"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12"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13"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14"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15"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16"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17"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18"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19"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20"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21"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22"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23"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24" style:family="paragraph" style:parent-style-name="Standard">
      <style:text-properties style:font-name="Liberation Serif" fo:font-size="12pt" officeooo:paragraph-rsid="024601fe"/>
    </style:style>
    <style:style style:name="P425"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26"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27"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28"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29"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30"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3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3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3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34"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3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3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3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3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39"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40"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41"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42"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4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44"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45"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4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4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49"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50"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5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52"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5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54"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55"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56"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57"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58"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59"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60"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61"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46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463"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464"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465"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466"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479"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480"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481"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547"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548"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549"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550"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551"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558"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559"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560" style:family="paragraph" style:parent-style-name="Standard">
      <style:paragraph-properties fo:margin-left="0.85in" fo:margin-right="0in" fo:text-indent="-0.25in" style:auto-text-indent="false"/>
      <style:text-properties officeooo:paragraph-rsid="02aa2dc0"/>
    </style:style>
    <style:style style:name="P561"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562"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563"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564"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565"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566"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567"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568"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569" style:family="paragraph" style:parent-style-name="Standard">
      <style:paragraph-properties fo:margin-left="0in" fo:margin-right="0in" fo:text-indent="0in" style:auto-text-indent="false"/>
      <style:text-properties officeooo:rsid="01686afd" officeooo:paragraph-rsid="00150877" fo:background-color="#ffffff"/>
    </style:style>
    <style:style style:name="P570"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574" style:family="paragraph" style:parent-style-name="Text_20_body">
      <style:text-properties fo:font-style="italic" style:text-underline-style="solid" style:text-underline-width="auto" style:text-underline-color="font-color" fo:font-weight="bold"/>
    </style:style>
    <style:style style:name="P575" style:family="paragraph" style:parent-style-name="Preformatted_20_Text">
      <style:text-properties fo:font-weight="normal" officeooo:rsid="009b96ec" officeooo:paragraph-rsid="00a2efb5" style:font-weight-asian="normal" style:font-weight-complex="normal"/>
    </style:style>
    <style:style style:name="P57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577" style:family="paragraph" style:parent-style-name="Preformatted_20_Text">
      <style:text-properties officeooo:paragraph-rsid="01568c27"/>
    </style:style>
    <style:style style:name="P578" style:family="paragraph" style:parent-style-name="Preformatted_20_Text">
      <style:text-properties officeooo:rsid="01587979" officeooo:paragraph-rsid="01587979"/>
    </style:style>
    <style:style style:name="P57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58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58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58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58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58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58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58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58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58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58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59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59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592"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593"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594"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595"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596"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597"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598"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599"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600"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60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60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60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60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605"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606"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607"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608"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609"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610"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611"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612"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613"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614"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615"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616"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617"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61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619"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620"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621"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622"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623"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624"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625"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62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62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62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62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63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631"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632"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633"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634"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640"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64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64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643" style:family="paragraph" style:parent-style-name="Standard" style:list-style-name="L1">
      <style:text-properties officeooo:paragraph-rsid="00150877"/>
    </style:style>
    <style:style style:name="P644" style:family="paragraph" style:parent-style-name="Standard" style:list-style-name="L1">
      <style:text-properties officeooo:paragraph-rsid="015b2629"/>
    </style:style>
    <style:style style:name="P645" style:family="paragraph" style:parent-style-name="Standard" style:list-style-name="L1">
      <style:text-properties officeooo:rsid="0166086a" officeooo:paragraph-rsid="00150877" fo:background-color="#ffffff"/>
    </style:style>
    <style:style style:name="P646" style:family="paragraph" style:parent-style-name="Standard" style:list-style-name="L1">
      <style:text-properties officeooo:rsid="01672563" officeooo:paragraph-rsid="00911618" fo:background-color="#ffffff"/>
    </style:style>
    <style:style style:name="P647" style:family="paragraph" style:parent-style-name="Standard" style:list-style-name="L1">
      <style:text-properties officeooo:rsid="01672563" officeooo:paragraph-rsid="015b2629" fo:background-color="#ffffff"/>
    </style:style>
    <style:style style:name="P648" style:family="paragraph" style:parent-style-name="Standard" style:list-style-name="L2">
      <style:text-properties officeooo:rsid="01686afd" officeooo:paragraph-rsid="00150877" fo:background-color="#ffffff"/>
    </style:style>
    <style:style style:name="P649" style:family="paragraph" style:parent-style-name="Standard" style:list-style-name="L3">
      <style:text-properties officeooo:rsid="01686afd" officeooo:paragraph-rsid="00150877" fo:background-color="#ffffff"/>
    </style:style>
    <style:style style:name="P650" style:family="paragraph" style:parent-style-name="Standard" style:list-style-name="L4">
      <style:text-properties fo:font-style="italic" officeooo:paragraph-rsid="01e5fe68" style:font-style-asian="italic" style:font-style-complex="italic"/>
    </style:style>
    <style:style style:name="P651" style:family="paragraph" style:parent-style-name="Standard" style:list-style-name="L4">
      <style:text-properties fo:font-style="italic" officeooo:paragraph-rsid="01f985cf" style:font-style-asian="italic" style:font-style-complex="italic"/>
    </style:style>
    <style:style style:name="P652"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653"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654"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655"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56"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657"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658"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659"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660"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font-weight-asian="bold" style:font-weight-complex="bold"/>
    </style:style>
    <style:style style:name="T57" style:family="text">
      <style:text-properties fo:font-weight="bold" officeooo:rsid="001c2223" style:font-weight-asian="bold" style:font-weight-complex="bold"/>
    </style:style>
    <style:style style:name="T58" style:family="text">
      <style:text-properties fo:font-weight="bold" officeooo:rsid="0036567b" style:font-weight-asian="bold" style:font-weight-complex="bold"/>
    </style:style>
    <style:style style:name="T59" style:family="text">
      <style:text-properties fo:font-weight="bold" officeooo:rsid="004a325a" style:font-weight-asian="bold" style:font-weight-complex="bold"/>
    </style:style>
    <style:style style:name="T60" style:family="text">
      <style:text-properties fo:font-weight="bold" officeooo:rsid="00522908" style:font-weight-asian="bold" style:font-weight-complex="bold"/>
    </style:style>
    <style:style style:name="T61" style:family="text">
      <style:text-properties fo:font-weight="bold" officeooo:rsid="00437cae" style:font-weight-asian="bold" style:font-weight-complex="bold"/>
    </style:style>
    <style:style style:name="T62" style:family="text">
      <style:text-properties fo:font-weight="bold" officeooo:rsid="00abc9e8" style:font-weight-asian="bold" style:font-weight-complex="bold"/>
    </style:style>
    <style:style style:name="T63" style:family="text">
      <style:text-properties fo:font-weight="bold" officeooo:rsid="00af761c" style:font-weight-asian="bold" style:font-weight-complex="bold"/>
    </style:style>
    <style:style style:name="T64" style:family="text">
      <style:text-properties fo:font-weight="bold" officeooo:rsid="00350d4c" style:font-weight-asian="bold" style:font-weight-complex="bold"/>
    </style:style>
    <style:style style:name="T65" style:family="text">
      <style:text-properties fo:font-weight="bold" officeooo:rsid="010024cb" style:font-weight-asian="bold" style:font-weight-complex="bold"/>
    </style:style>
    <style:style style:name="T66" style:family="text">
      <style:text-properties fo:font-weight="bold" officeooo:rsid="010a1cce" style:font-weight-asian="bold" style:font-weight-complex="bold"/>
    </style:style>
    <style:style style:name="T67" style:family="text">
      <style:text-properties fo:font-weight="bold" officeooo:rsid="010470a1" style:font-weight-asian="bold" style:font-weight-complex="bold"/>
    </style:style>
    <style:style style:name="T68" style:family="text">
      <style:text-properties fo:font-weight="bold" officeooo:rsid="01045c30" style:font-weight-asian="bold" style:font-weight-complex="bold"/>
    </style:style>
    <style:style style:name="T69" style:family="text">
      <style:text-properties fo:font-weight="bold" officeooo:rsid="01197ab1" style:font-weight-asian="bold" style:font-weight-complex="bold"/>
    </style:style>
    <style:style style:name="T70" style:family="text">
      <style:text-properties fo:font-weight="bold" officeooo:rsid="011aafbf" style:font-weight-asian="bold" style:font-weight-complex="bold"/>
    </style:style>
    <style:style style:name="T71" style:family="text">
      <style:text-properties fo:font-weight="bold" officeooo:rsid="0172d62a" style:font-weight-asian="bold" style:font-weight-complex="bold"/>
    </style:style>
    <style:style style:name="T72" style:family="text">
      <style:text-properties fo:font-weight="bold" officeooo:rsid="0177a011" style:font-weight-asian="bold" style:font-weight-complex="bold"/>
    </style:style>
    <style:style style:name="T73" style:family="text">
      <style:text-properties fo:font-weight="bold" officeooo:rsid="0179eb73" style:font-weight-asian="bold" style:font-weight-complex="bold"/>
    </style:style>
    <style:style style:name="T74" style:family="text">
      <style:text-properties fo:font-weight="bold" officeooo:rsid="017b3f46" style:font-weight-asian="bold" style:font-weight-complex="bold"/>
    </style:style>
    <style:style style:name="T75" style:family="text">
      <style:text-properties fo:font-weight="bold" officeooo:rsid="017bbba0" style:font-weight-asian="bold" style:font-weight-complex="bold"/>
    </style:style>
    <style:style style:name="T76" style:family="text">
      <style:text-properties fo:font-weight="bold" officeooo:rsid="017d6c90" style:font-weight-asian="bold" style:font-weight-complex="bold"/>
    </style:style>
    <style:style style:name="T77" style:family="text">
      <style:text-properties fo:font-weight="bold" officeooo:rsid="0106f472" style:font-weight-asian="bold" style:font-weight-complex="bold"/>
    </style:style>
    <style:style style:name="T78" style:family="text">
      <style:text-properties fo:font-weight="bold" officeooo:rsid="01805a53" style:font-weight-asian="bold" style:font-weight-complex="bold"/>
    </style:style>
    <style:style style:name="T79" style:family="text">
      <style:text-properties fo:font-weight="bold" officeooo:rsid="02055119" style:font-weight-asian="bold" style:font-weight-complex="bold"/>
    </style:style>
    <style:style style:name="T80" style:family="text">
      <style:text-properties fo:font-weight="bold" officeooo:rsid="020bab8e" style:font-weight-asian="bold" style:font-weight-complex="bold"/>
    </style:style>
    <style:style style:name="T81" style:family="text">
      <style:text-properties fo:font-weight="bold" officeooo:rsid="00ffcd92" style:font-weight-asian="bold" style:font-weight-complex="bold"/>
    </style:style>
    <style:style style:name="T82" style:family="text">
      <style:text-properties fo:font-weight="bold" officeooo:rsid="020e8bd9" style:font-weight-asian="bold" style:font-weight-complex="bold"/>
    </style:style>
    <style:style style:name="T83" style:family="text">
      <style:text-properties fo:font-weight="bold" officeooo:rsid="02124c12" style:font-weight-asian="bold" style:font-weight-complex="bold"/>
    </style:style>
    <style:style style:name="T84" style:family="text">
      <style:text-properties fo:font-weight="bold" officeooo:rsid="0234fb8f" style:font-weight-asian="bold" style:font-weight-complex="bold"/>
    </style:style>
    <style:style style:name="T85" style:family="text">
      <style:text-properties fo:font-weight="bold" officeooo:rsid="02354fc3" style:font-weight-asian="bold" style:font-weight-complex="bold"/>
    </style:style>
    <style:style style:name="T86" style:family="text">
      <style:text-properties fo:font-weight="bold" officeooo:rsid="0235b981" style:font-weight-asian="bold" style:font-weight-complex="bold"/>
    </style:style>
    <style:style style:name="T87" style:family="text">
      <style:text-properties fo:font-weight="bold" officeooo:rsid="0237610a" style:font-weight-asian="bold" style:font-weight-complex="bold"/>
    </style:style>
    <style:style style:name="T88" style:family="text">
      <style:text-properties fo:font-weight="bold" officeooo:rsid="02485a68" style:font-weight-asian="bold" style:font-weight-complex="bold"/>
    </style:style>
    <style:style style:name="T89" style:family="text">
      <style:text-properties fo:font-weight="bold" officeooo:rsid="02523847" style:font-weight-asian="bold" style:font-weight-complex="bold"/>
    </style:style>
    <style:style style:name="T90" style:family="text">
      <style:text-properties fo:font-weight="bold" officeooo:rsid="02539b78" style:font-weight-asian="bold" style:font-weight-complex="bold"/>
    </style:style>
    <style:style style:name="T91" style:family="text">
      <style:text-properties fo:font-weight="bold" officeooo:rsid="01faadd4" style:font-weight-asian="bold" style:font-weight-complex="bold"/>
    </style:style>
    <style:style style:name="T92" style:family="text">
      <style:text-properties fo:font-weight="bold" officeooo:rsid="02677212" style:font-weight-asian="bold" style:font-weight-complex="bold"/>
    </style:style>
    <style:style style:name="T93" style:family="text">
      <style:text-properties fo:font-weight="bold" officeooo:rsid="026c91e7" style:font-weight-asian="bold" style:font-weight-complex="bold"/>
    </style:style>
    <style:style style:name="T94" style:family="text">
      <style:text-properties fo:font-weight="bold" officeooo:rsid="022d6b2d" fo:background-color="#ffffff" loext:char-shading-value="0" style:font-size-asian="10.5pt" style:font-weight-asian="bold" style:font-size-complex="12pt" style:font-weight-complex="bold"/>
    </style:style>
    <style:style style:name="T95" style:family="text">
      <style:text-properties fo:font-weight="bold" officeooo:rsid="02429b07" fo:background-color="#ffffff" loext:char-shading-value="0" style:font-size-asian="10.5pt" style:font-weight-asian="bold" style:font-size-complex="12pt" style:font-weight-complex="bold"/>
    </style:style>
    <style:style style:name="T96" style:family="text">
      <style:text-properties officeooo:rsid="00226f1e"/>
    </style:style>
    <style:style style:name="T97" style:family="text">
      <style:text-properties officeooo:rsid="0022d817"/>
    </style:style>
    <style:style style:name="T98" style:family="text">
      <style:text-properties officeooo:rsid="002343bb"/>
    </style:style>
    <style:style style:name="T99" style:family="text">
      <style:text-properties officeooo:rsid="0026fccc"/>
    </style:style>
    <style:style style:name="T100" style:family="text">
      <style:text-properties officeooo:rsid="0029562f"/>
    </style:style>
    <style:style style:name="T101" style:family="text">
      <style:text-properties officeooo:rsid="002e8268"/>
    </style:style>
    <style:style style:name="T102" style:family="text">
      <style:text-properties officeooo:rsid="003035a4"/>
    </style:style>
    <style:style style:name="T103" style:family="text">
      <style:text-properties officeooo:rsid="00350d4c"/>
    </style:style>
    <style:style style:name="T104" style:family="text">
      <style:text-properties officeooo:rsid="0036567b"/>
    </style:style>
    <style:style style:name="T105" style:family="text">
      <style:text-properties officeooo:rsid="00387a00"/>
    </style:style>
    <style:style style:name="T106" style:family="text">
      <style:text-properties officeooo:rsid="003cb3a5"/>
    </style:style>
    <style:style style:name="T107" style:family="text">
      <style:text-properties officeooo:rsid="003e5ed6"/>
    </style:style>
    <style:style style:name="T108" style:family="text">
      <style:text-properties officeooo:rsid="00437cae"/>
    </style:style>
    <style:style style:name="T109" style:family="text">
      <style:text-properties officeooo:rsid="0046f782"/>
    </style:style>
    <style:style style:name="T110" style:family="text">
      <style:text-properties officeooo:rsid="00484c32"/>
    </style:style>
    <style:style style:name="T111" style:family="text">
      <style:text-properties officeooo:rsid="004bb7c0"/>
    </style:style>
    <style:style style:name="T112" style:family="text">
      <style:text-properties officeooo:rsid="004fe489"/>
    </style:style>
    <style:style style:name="T113" style:family="text">
      <style:text-properties officeooo:rsid="0053185d"/>
    </style:style>
    <style:style style:name="T114" style:family="text">
      <style:text-properties officeooo:rsid="005a7aef"/>
    </style:style>
    <style:style style:name="T115" style:family="text">
      <style:text-properties officeooo:rsid="005b80b2"/>
    </style:style>
    <style:style style:name="T116" style:family="text">
      <style:text-properties officeooo:rsid="005e1fd7"/>
    </style:style>
    <style:style style:name="T117" style:family="text">
      <style:text-properties officeooo:rsid="0060b2bf"/>
    </style:style>
    <style:style style:name="T118" style:family="text">
      <style:text-properties officeooo:rsid="0066647c"/>
    </style:style>
    <style:style style:name="T119" style:family="text">
      <style:text-properties officeooo:rsid="00699e36"/>
    </style:style>
    <style:style style:name="T120" style:family="text">
      <style:text-properties officeooo:rsid="007221b9"/>
    </style:style>
    <style:style style:name="T121" style:family="text">
      <style:text-properties officeooo:rsid="0072bad2"/>
    </style:style>
    <style:style style:name="T122" style:family="text">
      <style:text-properties officeooo:rsid="0075a5d6"/>
    </style:style>
    <style:style style:name="T123" style:family="text">
      <style:text-properties officeooo:rsid="007a4369"/>
    </style:style>
    <style:style style:name="T124" style:family="text">
      <style:text-properties officeooo:rsid="007e867f"/>
    </style:style>
    <style:style style:name="T125" style:family="text">
      <style:text-properties officeooo:rsid="00801a5b"/>
    </style:style>
    <style:style style:name="T126" style:family="text">
      <style:text-properties officeooo:rsid="008165cb"/>
    </style:style>
    <style:style style:name="T127" style:family="text">
      <style:text-properties officeooo:rsid="0089429e"/>
    </style:style>
    <style:style style:name="T128" style:family="text">
      <style:text-properties officeooo:rsid="00911618"/>
    </style:style>
    <style:style style:name="T129" style:family="text">
      <style:text-properties officeooo:rsid="009a04c0"/>
    </style:style>
    <style:style style:name="T130" style:family="text">
      <style:text-properties officeooo:rsid="009a0baf"/>
    </style:style>
    <style:style style:name="T131" style:family="text">
      <style:text-properties officeooo:rsid="009b3ae8"/>
    </style:style>
    <style:style style:name="T132"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33"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34" style:family="text">
      <style:text-properties officeooo:rsid="00a7dc47"/>
    </style:style>
    <style:style style:name="T135" style:family="text">
      <style:text-properties officeooo:rsid="00ae96f3"/>
    </style:style>
    <style:style style:name="T136" style:family="text">
      <style:text-properties officeooo:rsid="00af761c"/>
    </style:style>
    <style:style style:name="T137" style:family="text">
      <style:text-properties officeooo:rsid="00b2409a"/>
    </style:style>
    <style:style style:name="T138" style:family="text">
      <style:text-properties officeooo:rsid="00b514df"/>
    </style:style>
    <style:style style:name="T139" style:family="text">
      <style:text-properties officeooo:rsid="00bb72cc"/>
    </style:style>
    <style:style style:name="T140" style:family="text">
      <style:text-properties officeooo:rsid="00bd657a"/>
    </style:style>
    <style:style style:name="T141" style:family="text">
      <style:text-properties officeooo:rsid="00c03eb6"/>
    </style:style>
    <style:style style:name="T142" style:family="text">
      <style:text-properties officeooo:rsid="00c3c64b"/>
    </style:style>
    <style:style style:name="T143" style:family="text">
      <style:text-properties officeooo:rsid="00c572b6"/>
    </style:style>
    <style:style style:name="T144" style:family="text">
      <style:text-properties officeooo:rsid="00c76894"/>
    </style:style>
    <style:style style:name="T145" style:family="text">
      <style:text-properties officeooo:rsid="00c81350"/>
    </style:style>
    <style:style style:name="T146" style:family="text">
      <style:text-properties officeooo:rsid="00c8936c"/>
    </style:style>
    <style:style style:name="T147" style:family="text">
      <style:text-properties officeooo:rsid="00cf2e45"/>
    </style:style>
    <style:style style:name="T148" style:family="text">
      <style:text-properties officeooo:rsid="00d6bca3"/>
    </style:style>
    <style:style style:name="T149" style:family="text">
      <style:text-properties officeooo:rsid="00de5579"/>
    </style:style>
    <style:style style:name="T150" style:family="text">
      <style:text-properties officeooo:rsid="00e0e28e"/>
    </style:style>
    <style:style style:name="T151" style:family="text">
      <style:text-properties officeooo:rsid="00e17fd0"/>
    </style:style>
    <style:style style:name="T152" style:family="text">
      <style:text-properties officeooo:rsid="00e546ee"/>
    </style:style>
    <style:style style:name="T153" style:family="text">
      <style:text-properties officeooo:rsid="00eb0911"/>
    </style:style>
    <style:style style:name="T154" style:family="text">
      <style:text-properties officeooo:rsid="00f440af"/>
    </style:style>
    <style:style style:name="T155" style:family="text">
      <style:text-properties officeooo:rsid="00f46d83"/>
    </style:style>
    <style:style style:name="T156" style:family="text">
      <style:text-properties officeooo:rsid="00f79778"/>
    </style:style>
    <style:style style:name="T157" style:family="text">
      <style:text-properties fo:font-style="italic" style:font-style-asian="italic" style:font-style-complex="italic"/>
    </style:style>
    <style:style style:name="T158" style:family="text">
      <style:text-properties fo:font-style="italic" officeooo:rsid="01e11318" style:font-style-asian="italic" style:font-style-complex="italic"/>
    </style:style>
    <style:style style:name="T159" style:family="text">
      <style:text-properties fo:font-style="italic" officeooo:rsid="02a1d2ff" style:font-style-asian="italic" style:font-style-complex="italic"/>
    </style:style>
    <style:style style:name="T160" style:family="text">
      <style:text-properties officeooo:rsid="00ffcd92"/>
    </style:style>
    <style:style style:name="T161" style:family="text">
      <style:text-properties officeooo:rsid="010024cb"/>
    </style:style>
    <style:style style:name="T162" style:family="text">
      <style:text-properties officeooo:rsid="010470a1"/>
    </style:style>
    <style:style style:name="T163" style:family="text">
      <style:text-properties officeooo:rsid="0106f472"/>
    </style:style>
    <style:style style:name="T164" style:family="text">
      <style:text-properties officeooo:rsid="01076c75"/>
    </style:style>
    <style:style style:name="T165" style:family="text">
      <style:text-properties officeooo:rsid="0109607b"/>
    </style:style>
    <style:style style:name="T166" style:family="text">
      <style:text-properties officeooo:rsid="010a1cce"/>
    </style:style>
    <style:style style:name="T167" style:family="text">
      <style:text-properties fo:font-weight="normal" style:font-weight-asian="normal" style:font-weight-complex="normal"/>
    </style:style>
    <style:style style:name="T168" style:family="text">
      <style:text-properties fo:font-weight="normal" officeooo:rsid="00ffcd92" style:font-weight-asian="normal" style:font-weight-complex="normal"/>
    </style:style>
    <style:style style:name="T169" style:family="text">
      <style:text-properties fo:font-weight="normal" officeooo:rsid="010f6de0" style:font-weight-asian="normal" style:font-weight-complex="normal"/>
    </style:style>
    <style:style style:name="T170" style:family="text">
      <style:text-properties fo:font-weight="normal" officeooo:rsid="0116a4fe" style:font-weight-asian="normal" style:font-weight-complex="normal"/>
    </style:style>
    <style:style style:name="T171" style:family="text">
      <style:text-properties fo:font-weight="normal" officeooo:rsid="01186fea" style:font-weight-asian="normal" style:font-weight-complex="normal"/>
    </style:style>
    <style:style style:name="T172" style:family="text">
      <style:text-properties fo:font-weight="normal" officeooo:rsid="0174c03e" style:font-weight-asian="normal" style:font-weight-complex="normal"/>
    </style:style>
    <style:style style:name="T173" style:family="text">
      <style:text-properties fo:font-weight="normal" officeooo:rsid="01818301" style:font-weight-asian="normal" style:font-weight-complex="normal"/>
    </style:style>
    <style:style style:name="T174" style:family="text">
      <style:text-properties fo:font-weight="normal" officeooo:rsid="0188c1e8" style:font-weight-asian="normal" style:font-weight-complex="normal"/>
    </style:style>
    <style:style style:name="T175" style:family="text">
      <style:text-properties fo:font-weight="normal" officeooo:rsid="018dfff0" style:font-weight-asian="normal" style:font-weight-complex="normal"/>
    </style:style>
    <style:style style:name="T176" style:family="text">
      <style:text-properties fo:font-weight="normal" officeooo:rsid="01944e5a" style:font-weight-asian="normal" style:font-weight-complex="normal"/>
    </style:style>
    <style:style style:name="T177" style:family="text">
      <style:text-properties fo:font-weight="normal" officeooo:rsid="01e11318" style:font-weight-asian="normal" style:font-weight-complex="normal"/>
    </style:style>
    <style:style style:name="T178" style:family="text">
      <style:text-properties fo:font-weight="normal" officeooo:rsid="01de671b" style:font-weight-asian="normal" style:font-weight-complex="normal"/>
    </style:style>
    <style:style style:name="T179" style:family="text">
      <style:text-properties fo:font-weight="normal" officeooo:rsid="02073a64" style:font-weight-asian="normal" style:font-weight-complex="normal"/>
    </style:style>
    <style:style style:name="T180" style:family="text">
      <style:text-properties fo:font-weight="normal" officeooo:rsid="02192245" style:font-weight-asian="normal" style:font-weight-complex="normal"/>
    </style:style>
    <style:style style:name="T181" style:family="text">
      <style:text-properties fo:font-weight="normal" officeooo:rsid="021b011b" style:font-weight-asian="normal" style:font-weight-complex="normal"/>
    </style:style>
    <style:style style:name="T182" style:family="text">
      <style:text-properties fo:font-weight="normal" officeooo:rsid="021da73d" style:font-weight-asian="normal" style:font-weight-complex="normal"/>
    </style:style>
    <style:style style:name="T183" style:family="text">
      <style:text-properties fo:font-weight="normal" officeooo:rsid="021f6fc6" style:font-weight-asian="normal" style:font-weight-complex="normal"/>
    </style:style>
    <style:style style:name="T184" style:family="text">
      <style:text-properties fo:font-weight="normal" officeooo:rsid="0220ca86" style:font-weight-asian="normal" style:font-weight-complex="normal"/>
    </style:style>
    <style:style style:name="T185" style:family="text">
      <style:text-properties fo:font-weight="normal" officeooo:rsid="0220fc76" style:font-weight-asian="normal" style:font-weight-complex="normal"/>
    </style:style>
    <style:style style:name="T186" style:family="text">
      <style:text-properties fo:font-weight="normal" officeooo:rsid="02216647" style:font-weight-asian="normal" style:font-weight-complex="normal"/>
    </style:style>
    <style:style style:name="T187" style:family="text">
      <style:text-properties fo:font-weight="normal" officeooo:rsid="0223ba8c" style:font-weight-asian="normal" style:font-weight-complex="normal"/>
    </style:style>
    <style:style style:name="T188" style:family="text">
      <style:text-properties fo:font-weight="normal" officeooo:rsid="0223cc50" style:font-weight-asian="normal" style:font-weight-complex="normal"/>
    </style:style>
    <style:style style:name="T189" style:family="text">
      <style:text-properties fo:font-weight="normal" officeooo:rsid="0226bbd2" style:font-weight-asian="normal" style:font-weight-complex="normal"/>
    </style:style>
    <style:style style:name="T190" style:family="text">
      <style:text-properties fo:font-weight="normal" officeooo:rsid="02899717" style:font-weight-asian="normal" style:font-weight-complex="normal"/>
    </style:style>
    <style:style style:name="T191" style:family="text">
      <style:text-properties fo:font-weight="normal" officeooo:rsid="028e4a94" style:font-weight-asian="normal" style:font-weight-complex="normal"/>
    </style:style>
    <style:style style:name="T192" style:family="text">
      <style:text-properties fo:font-weight="normal" officeooo:rsid="028064a6" style:font-weight-asian="normal" style:font-weight-complex="normal"/>
    </style:style>
    <style:style style:name="T193" style:family="text">
      <style:text-properties fo:font-weight="normal" officeooo:rsid="02429b07" fo:background-color="#ffffff" loext:char-shading-value="0" style:font-size-asian="10.5pt" style:font-weight-asian="normal" style:font-size-complex="12pt" style:font-weight-complex="normal"/>
    </style:style>
    <style:style style:name="T194" style:family="text">
      <style:text-properties officeooo:rsid="01045c30"/>
    </style:style>
    <style:style style:name="T195" style:family="text">
      <style:text-properties officeooo:rsid="010ef993"/>
    </style:style>
    <style:style style:name="T196" style:family="text">
      <style:text-properties officeooo:rsid="010f6de0"/>
    </style:style>
    <style:style style:name="T197" style:family="text">
      <style:text-properties officeooo:rsid="01197ab1"/>
    </style:style>
    <style:style style:name="T198" style:family="text">
      <style:text-properties officeooo:rsid="011aafbf"/>
    </style:style>
    <style:style style:name="T199" style:family="text">
      <style:text-properties officeooo:rsid="011e993d"/>
    </style:style>
    <style:style style:name="T200" style:family="text">
      <style:text-properties officeooo:rsid="0124723d"/>
    </style:style>
    <style:style style:name="T201" style:family="text">
      <style:text-properties officeooo:rsid="0125d115"/>
    </style:style>
    <style:style style:name="T202" style:family="text">
      <style:text-properties officeooo:rsid="012616db"/>
    </style:style>
    <style:style style:name="T203" style:family="text">
      <style:text-properties officeooo:rsid="0127d0f6"/>
    </style:style>
    <style:style style:name="T204" style:family="text">
      <style:text-properties officeooo:rsid="012b564a"/>
    </style:style>
    <style:style style:name="T205" style:family="text">
      <style:text-properties officeooo:rsid="012ca9dd"/>
    </style:style>
    <style:style style:name="T206" style:family="text">
      <style:text-properties officeooo:rsid="012e7b61"/>
    </style:style>
    <style:style style:name="T207" style:family="text">
      <style:text-properties officeooo:rsid="0135b025"/>
    </style:style>
    <style:style style:name="T208" style:family="text">
      <style:text-properties officeooo:rsid="0139e9c4"/>
    </style:style>
    <style:style style:name="T209" style:family="text">
      <style:text-properties officeooo:rsid="013dadf0"/>
    </style:style>
    <style:style style:name="T210" style:family="text">
      <style:text-properties officeooo:rsid="0140a9eb"/>
    </style:style>
    <style:style style:name="T211" style:family="text">
      <style:text-properties officeooo:rsid="01487ac1"/>
    </style:style>
    <style:style style:name="T212" style:family="text">
      <style:text-properties officeooo:rsid="0155f5d2"/>
    </style:style>
    <style:style style:name="T213" style:family="text">
      <style:text-properties officeooo:rsid="015ea9eb"/>
    </style:style>
    <style:style style:name="T214" style:family="text">
      <style:text-properties officeooo:rsid="016000e3"/>
    </style:style>
    <style:style style:name="T215" style:family="text">
      <style:text-properties officeooo:rsid="0164629c"/>
    </style:style>
    <style:style style:name="T216" style:family="text">
      <style:text-properties officeooo:rsid="01674ef3"/>
    </style:style>
    <style:style style:name="T217" style:family="text">
      <style:text-properties officeooo:rsid="016b17c3"/>
    </style:style>
    <style:style style:name="T218" style:family="text">
      <style:text-properties officeooo:rsid="016f00e9"/>
    </style:style>
    <style:style style:name="T219" style:family="text">
      <style:text-properties officeooo:rsid="016f3759"/>
    </style:style>
    <style:style style:name="T220" style:family="text">
      <style:text-properties officeooo:rsid="0172d62a"/>
    </style:style>
    <style:style style:name="T221" style:family="text">
      <style:text-properties fo:color="#800000" style:font-name="Ubuntu Mono" fo:font-size="10.3999996185303pt"/>
    </style:style>
    <style:style style:name="T222" style:family="text">
      <style:text-properties fo:color="#800000" style:font-name="Ubuntu Mono" fo:font-size="10.3999996185303pt" fo:font-weight="normal" style:font-weight-asian="normal" style:font-weight-complex="normal"/>
    </style:style>
    <style:style style:name="T223" style:family="text">
      <style:text-properties officeooo:rsid="0195b04b"/>
    </style:style>
    <style:style style:name="T224" style:family="text">
      <style:text-properties officeooo:rsid="018febf9"/>
    </style:style>
    <style:style style:name="T225" style:family="text">
      <style:text-properties officeooo:rsid="019890b4"/>
    </style:style>
    <style:style style:name="T226" style:family="text">
      <style:text-properties officeooo:rsid="019b8db2"/>
    </style:style>
    <style:style style:name="T227" style:family="text">
      <style:text-properties officeooo:rsid="01a0e420"/>
    </style:style>
    <style:style style:name="T228" style:family="text">
      <style:text-properties officeooo:rsid="01a3c931"/>
    </style:style>
    <style:style style:name="T229" style:family="text">
      <style:text-properties officeooo:rsid="01a58d37"/>
    </style:style>
    <style:style style:name="T230" style:family="text">
      <style:text-properties officeooo:rsid="01ac4515"/>
    </style:style>
    <style:style style:name="T231" style:family="text">
      <style:text-properties officeooo:rsid="01ac9195"/>
    </style:style>
    <style:style style:name="T232" style:family="text">
      <style:text-properties officeooo:rsid="01afcc91"/>
    </style:style>
    <style:style style:name="T233" style:family="text">
      <style:text-properties officeooo:rsid="01b13734"/>
    </style:style>
    <style:style style:name="T234" style:family="text">
      <style:text-properties officeooo:rsid="01b49fbd"/>
    </style:style>
    <style:style style:name="T235" style:family="text">
      <style:text-properties officeooo:rsid="01b861a2"/>
    </style:style>
    <style:style style:name="T236" style:family="text">
      <style:text-properties officeooo:rsid="01bc8a33"/>
    </style:style>
    <style:style style:name="T237" style:family="text">
      <style:text-properties officeooo:rsid="01c04a89"/>
    </style:style>
    <style:style style:name="T238" style:family="text">
      <style:text-properties officeooo:rsid="01c0c2ab"/>
    </style:style>
    <style:style style:name="T239" style:family="text">
      <style:text-properties officeooo:rsid="01c279a1"/>
    </style:style>
    <style:style style:name="T240" style:family="text">
      <style:text-properties officeooo:rsid="01b645b0"/>
    </style:style>
    <style:style style:name="T241" style:family="text">
      <style:text-properties officeooo:rsid="01c6e93e"/>
    </style:style>
    <style:style style:name="T242" style:family="text">
      <style:text-properties officeooo:rsid="01c9601f"/>
    </style:style>
    <style:style style:name="T243" style:family="text">
      <style:text-properties officeooo:rsid="01d9559f"/>
    </style:style>
    <style:style style:name="T244" style:family="text">
      <style:text-properties officeooo:rsid="01e5bcf9"/>
    </style:style>
    <style:style style:name="T245" style:family="text">
      <style:text-properties officeooo:rsid="01e77c8d"/>
    </style:style>
    <style:style style:name="T246" style:family="text">
      <style:text-properties officeooo:rsid="01e9f1db"/>
    </style:style>
    <style:style style:name="T247" style:family="text">
      <style:text-properties officeooo:rsid="01ebbcf4"/>
    </style:style>
    <style:style style:name="T248" style:family="text">
      <style:text-properties officeooo:rsid="01f3917f"/>
    </style:style>
    <style:style style:name="T249" style:family="text">
      <style:text-properties officeooo:rsid="01f6d3ca"/>
    </style:style>
    <style:style style:name="T250" style:family="text">
      <style:text-properties officeooo:rsid="01faadd4"/>
    </style:style>
    <style:style style:name="T251" style:family="text">
      <style:text-properties officeooo:rsid="01fb8183"/>
    </style:style>
    <style:style style:name="T252" style:family="text">
      <style:text-properties officeooo:rsid="01fe1cf0"/>
    </style:style>
    <style:style style:name="T253" style:family="text">
      <style:text-properties officeooo:rsid="01ff8cd5"/>
    </style:style>
    <style:style style:name="T254" style:family="text">
      <style:text-properties officeooo:rsid="01f604d1" style:font-size-asian="10.5pt"/>
    </style:style>
    <style:style style:name="T255" style:family="text">
      <style:text-properties officeooo:rsid="02014ced" style:font-size-asian="10.5pt"/>
    </style:style>
    <style:style style:name="T256" style:family="text">
      <style:text-properties officeooo:rsid="02014ced"/>
    </style:style>
    <style:style style:name="T257" style:family="text">
      <style:text-properties style:font-size-asian="12pt"/>
    </style:style>
    <style:style style:name="T258" style:family="text">
      <style:text-properties officeooo:rsid="016f8962" style:font-size-asian="12pt"/>
    </style:style>
    <style:style style:name="T259" style:family="text">
      <style:text-properties officeooo:rsid="01ff8cd5" style:font-size-asian="12pt"/>
    </style:style>
    <style:style style:name="T260" style:family="text">
      <style:text-properties officeooo:rsid="02124c12" style:font-size-asian="12pt"/>
    </style:style>
    <style:style style:name="T261" style:family="text">
      <style:text-properties officeooo:rsid="020329a2"/>
    </style:style>
    <style:style style:name="T262" style:family="text">
      <style:text-properties officeooo:rsid="02073a64"/>
    </style:style>
    <style:style style:name="T263" style:family="text">
      <style:text-properties officeooo:rsid="02124c12"/>
    </style:style>
    <style:style style:name="T264" style:family="text">
      <style:text-properties officeooo:rsid="0177a011"/>
    </style:style>
    <style:style style:name="T265" style:family="text">
      <style:text-properties officeooo:rsid="01186fea"/>
    </style:style>
    <style:style style:name="T266" style:family="text">
      <style:text-properties officeooo:rsid="0216e0a3"/>
    </style:style>
    <style:style style:name="T267" style:family="text">
      <style:text-properties officeooo:rsid="02181966"/>
    </style:style>
    <style:style style:name="T268" style:family="text">
      <style:text-properties officeooo:rsid="02216647"/>
    </style:style>
    <style:style style:name="T269" style:family="text">
      <style:text-properties officeooo:rsid="02289604"/>
    </style:style>
    <style:style style:name="T270" style:family="text">
      <style:text-properties officeooo:rsid="022959d7"/>
    </style:style>
    <style:style style:name="T271" style:family="text">
      <style:text-properties officeooo:rsid="022a4aa7"/>
    </style:style>
    <style:style style:name="T272" style:family="text">
      <style:text-properties style:text-position="super 58%" officeooo:rsid="022959d7"/>
    </style:style>
    <style:style style:name="T273" style:family="text">
      <style:text-properties officeooo:rsid="022c3706"/>
    </style:style>
    <style:style style:name="T274" style:family="text">
      <style:text-properties officeooo:rsid="022f230e"/>
    </style:style>
    <style:style style:name="T275" style:family="text">
      <style:text-properties officeooo:rsid="0232738e"/>
    </style:style>
    <style:style style:name="T276" style:family="text">
      <style:text-properties officeooo:rsid="02338d2e"/>
    </style:style>
    <style:style style:name="T277" style:family="text">
      <style:text-properties officeooo:rsid="02354fc3"/>
    </style:style>
    <style:style style:name="T278" style:family="text">
      <style:text-properties officeooo:rsid="02381bb9"/>
    </style:style>
    <style:style style:name="T279" style:family="text">
      <style:text-properties officeooo:rsid="02399c4c"/>
    </style:style>
    <style:style style:name="T280" style:family="text">
      <style:text-properties officeooo:rsid="023a9904"/>
    </style:style>
    <style:style style:name="T281" style:family="text">
      <style:text-properties officeooo:rsid="023cbc51"/>
    </style:style>
    <style:style style:name="T282" style:family="text">
      <style:text-properties officeooo:rsid="023d697b"/>
    </style:style>
    <style:style style:name="T283" style:family="text">
      <style:text-properties officeooo:rsid="024065cc"/>
    </style:style>
    <style:style style:name="T284" style:family="text">
      <style:text-properties fo:color="#f99157" style:font-name="Ubuntu Mono" fo:font-size="10.3999996185303pt" fo:font-weight="bold" style:font-weight-asian="bold" style:font-weight-complex="bold"/>
    </style:style>
    <style:style style:name="T285" style:family="text">
      <style:text-properties fo:color="#f99157" style:font-name="Ubuntu Mono" fo:font-size="10.3999996185303pt" fo:font-weight="bold" officeooo:rsid="02429b07" style:font-weight-asian="bold" style:font-weight-complex="bold"/>
    </style:style>
    <style:style style:name="T286" style:family="text">
      <style:text-properties fo:color="#f99157" style:font-name="Ubuntu Mono" fo:font-size="10.3999996185303pt" fo:font-weight="bold" officeooo:rsid="024345cb" style:font-weight-asian="bold" style:font-weight-complex="bold"/>
    </style:style>
    <style:style style:name="T287" style:family="text">
      <style:text-properties fo:color="#f99157" style:font-name="Ubuntu Mono" fo:font-size="10.3999996185303pt" fo:font-weight="bold" officeooo:rsid="0244111c" style:font-weight-asian="bold" style:font-weight-complex="bold"/>
    </style:style>
    <style:style style:name="T288" style:family="text">
      <style:text-properties fo:color="#f99157" style:font-name="Ubuntu Mono" fo:font-size="10.3999996185303pt" fo:font-weight="bold" officeooo:rsid="024601fe" style:font-weight-asian="bold" style:font-weight-complex="bold"/>
    </style:style>
    <style:style style:name="T289" style:family="text">
      <style:text-properties fo:color="#f99157" fo:font-weight="bold" officeooo:rsid="022d6b2d" fo:background-color="#ffffff" loext:char-shading-value="0" style:font-size-asian="10.5pt" style:font-weight-asian="bold" style:font-size-complex="12pt" style:font-weight-complex="bold"/>
    </style:style>
    <style:style style:name="T290" style:family="text">
      <style:text-properties fo:color="#f99157" fo:font-weight="bold" officeooo:rsid="024601fe" fo:background-color="#ffffff" loext:char-shading-value="0" style:font-size-asian="10.5pt" style:font-weight-asian="bold" style:font-size-complex="12pt" style:font-weight-complex="bold"/>
    </style:style>
    <style:style style:name="T291" style:family="text">
      <style:text-properties fo:color="#000000" fo:font-weight="bold" officeooo:rsid="022d6b2d" fo:background-color="#ffffff" loext:char-shading-value="0" style:font-size-asian="10.5pt" style:font-weight-asian="bold" style:font-size-complex="12pt" style:font-weight-complex="bold"/>
    </style:style>
    <style:style style:name="T29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29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29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295" style:family="text">
      <style:text-properties officeooo:rsid="025c04bd"/>
    </style:style>
    <style:style style:name="T296" style:family="text">
      <style:text-properties officeooo:rsid="025c9a0a"/>
    </style:style>
    <style:style style:name="T297" style:family="text">
      <style:text-properties officeooo:rsid="025e2d4f"/>
    </style:style>
    <style:style style:name="T298" style:family="text">
      <style:text-properties officeooo:rsid="025f618b"/>
    </style:style>
    <style:style style:name="T299" style:family="text">
      <style:text-properties officeooo:rsid="0260e88a"/>
    </style:style>
    <style:style style:name="T300" style:family="text">
      <style:text-properties officeooo:rsid="0262d606"/>
    </style:style>
    <style:style style:name="T301" style:family="text">
      <style:text-properties officeooo:rsid="026697d0"/>
    </style:style>
    <style:style style:name="T302" style:family="text">
      <style:text-properties officeooo:rsid="026cae1c"/>
    </style:style>
    <style:style style:name="T303" style:family="text">
      <style:text-properties officeooo:rsid="026ed9b3"/>
    </style:style>
    <style:style style:name="T304" style:family="text">
      <style:text-properties officeooo:rsid="027783b7"/>
    </style:style>
    <style:style style:name="T305" style:family="text">
      <style:text-properties officeooo:rsid="0277a781"/>
    </style:style>
    <style:style style:name="T306" style:family="text">
      <style:text-properties officeooo:rsid="0278d0db"/>
    </style:style>
    <style:style style:name="T307" style:family="text">
      <style:text-properties officeooo:rsid="028064a6"/>
    </style:style>
    <style:style style:name="T308" style:family="text">
      <style:text-properties officeooo:rsid="0282a36b"/>
    </style:style>
    <style:style style:name="T309" style:family="text">
      <style:text-properties officeooo:rsid="02867117"/>
    </style:style>
    <style:style style:name="T310" style:family="text">
      <style:text-properties officeooo:rsid="02899717"/>
    </style:style>
    <style:style style:name="T311" style:family="text">
      <style:text-properties officeooo:rsid="028e4a94"/>
    </style:style>
    <style:style style:name="T312" style:family="text">
      <style:text-properties officeooo:rsid="029b4ed7"/>
    </style:style>
    <style:style style:name="T313" style:family="text">
      <style:text-properties officeooo:rsid="029cd238"/>
    </style:style>
    <style:style style:name="T314" style:family="text">
      <style:text-properties officeooo:rsid="029d87d7"/>
    </style:style>
    <style:style style:name="T315" style:family="text">
      <style:text-properties officeooo:rsid="02a0eae6"/>
    </style:style>
    <style:style style:name="T316" style:family="text">
      <style:text-properties officeooo:rsid="02a1d2ff"/>
    </style:style>
    <style:style style:name="T317" style:family="text">
      <style:text-properties officeooo:rsid="02a53af0"/>
    </style:style>
    <style:style style:name="T31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19" style:family="text">
      <style:text-properties fo:font-size="12pt" style:font-size-asian="12pt" style:font-size-complex="12pt"/>
    </style:style>
    <style:style style:name="T320" style:family="text">
      <style:text-properties fo:font-size="12pt" officeooo:rsid="027fb1d2" style:font-size-asian="10.5pt" style:font-size-complex="12pt"/>
    </style:style>
    <style:style style:name="T321" style:family="text">
      <style:text-properties fo:font-size="12pt" officeooo:rsid="02a71e18" style:font-size-asian="10.5pt" style:font-size-complex="12pt"/>
    </style:style>
    <style:style style:name="T322" style:family="text">
      <style:text-properties officeooo:rsid="02a58a47"/>
    </style:style>
    <style:style style:name="T323" style:family="text">
      <style:text-properties officeooo:rsid="02a71e18"/>
    </style:style>
    <style:style style:name="T324" style:family="text">
      <style:text-properties officeooo:rsid="02649100"/>
    </style:style>
    <style:style style:name="T325" style:family="text">
      <style:text-properties officeooo:rsid="02a726ff"/>
    </style:style>
    <style:style style:name="T326" style:family="text">
      <style:text-properties fo:font-size="14pt" style:font-size-asian="14pt" style:font-size-complex="14pt"/>
    </style:style>
    <style:style style:name="T327" style:family="text">
      <style:text-properties fo:font-size="14pt" officeooo:rsid="02a58a47" style:font-size-asian="14pt" style:font-size-complex="14pt"/>
    </style:style>
    <style:style style:name="T328" style:family="text">
      <style:text-properties fo:font-size="14pt" officeooo:rsid="02a726ff" style:font-size-asian="14pt" style:font-size-complex="14pt"/>
    </style:style>
    <style:style style:name="T329" style:family="text">
      <style:text-properties fo:font-size="14pt" officeooo:rsid="02a810dc" style:font-size-asian="14pt" style:font-size-complex="14pt"/>
    </style:style>
    <style:style style:name="T330" style:family="text">
      <style:text-properties officeooo:rsid="0282bf6e"/>
    </style:style>
    <style:style style:name="T331" style:family="text">
      <style:text-properties officeooo:rsid="02a8f638"/>
    </style:style>
    <style:style style:name="T332" style:family="text">
      <style:text-properties officeooo:rsid="02aa29c0"/>
    </style:style>
    <style:style style:name="T333" style:family="text">
      <style:text-properties officeooo:rsid="02aa2dc0"/>
    </style:style>
    <style:style style:name="T334" style:family="text">
      <style:text-properties officeooo:rsid="02ad8dd0"/>
    </style:style>
    <style:style style:name="T335" style:family="text">
      <style:text-properties officeooo:rsid="02aeefd3"/>
    </style:style>
    <style:style style:name="T336" style:family="text">
      <style:text-properties officeooo:rsid="02b50f1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99">and report</text:span>:</text:p>
      <text:p text:style-name="P44"/>
      <text:list xml:id="list8982114295856062738" text:style-name="L1">
        <text:list-item>
          <text:p text:style-name="P643"><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43"><text:span text:style-name="T18">Change the name of</text:span><text:span text:style-name="T19"> the .Rnw </text:span><text:span text:style-name="T18">file and open it.</text:span></text:p>
        </text:list-item>
        <text:list-item>
          <text:p text:style-name="P645">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646">Put WGTS.<text:span text:style-name="T107">Rdata SS.Rdata</text:span> <text:span text:style-name="T128"><text:s/></text:span>and recruitment <text:span text:style-name="T128">(Only WGTS and Output from February 6)</text:span>, <text:span text:style-name="T109">and params.in and optfile</text:span> in the github repository: Copy locally to a new folder in /home/marga/GADGET/Realgadgetgit/gadgetanchovy called Anchovybenchmark(number).</text:p>
        </text:list-item>
      </text:list>
      <text:p text:style-name="P428">In the console locally: cd <text:span text:style-name="T22">GADGET/Realgadgetgit/gadgetanchovy </text:span></text:p>
      <text:p text:style-name="P561"><text:s/><text:tab/>git add Anchovyb*</text:p>
      <text:p text:style-name="P565"><text:span text:style-name="T23">git </text:span>commit -m "Files for benchmark analysis ...”</text:p>
      <text:p text:style-name="P428">git push [mmrinconh Nugr]</text:p>
      <text:p text:style-name="P428"/>
      <text:list xml:id="list173401206382666" text:continue-numbering="true" text:style-name="L1">
        <text:list-item>
          <text:p text:style-name="P657">Change benchmark(number) appropiately in github calls in the .Rnw file (two lines, one for WGTS, <text:s/>other for Recruitment,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659">Compilar en Rstudio</text:p>
        </text:list-item>
        <text:list-item>
          <text:p text:style-name="P659">Abrir el .tex y compilar con PDFlatex...it gives you the chance to change a dash in González – Quirós bibliography entry in .bbl file, save it and compile again.</text:p>
        </text:list-item>
      </text:list>
      <text:p text:style-name="P580"/>
      <text:p text:style-name="P582">Muchos de estos pasos se han automatizado en un fichero que se llama report_generation.r en TEXdocuments/benchmark</text:p>
      <text:p text:style-name="P583">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69"/>
      <text:p text:style-name="P46">OJO, Revisar lengthweight relation ship file!</text:p>
      <text:list xml:id="list3028355997961034212" text:style-name="L2">
        <text:list-header>
          <text:p text:style-name="P648"/>
        </text:list-header>
      </text:list>
      <text:list xml:id="list2122659256765406828" text:style-name="L3">
        <text:list-header>
          <text:p text:style-name="P649"/>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96">(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574"/>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7">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21">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97">parece que por la versión de sql</text:span></text:p>
      <text:p text:style-name="P81"/>
      <text:p text:style-name="P140">setupanchovy en /home/marga/Back up de MIPC/Documentos/TEXdocuments/Benchmark/setupanchovy_Prueba_1988_2015_completo_fleet_number_4.r <text:span text:style-name="T120">usado para el allnumbers 4</text:span></text:p>
      <text:p text:style-name="P81"/>
      <text:p text:style-name="P82">Anchovy2017_benchmark_allnumbers_1: Incluye <text:span text:style-name="T55">ALKcatches.ldist (Taleda bruto)</text:span></text:p>
      <text:p text:style-name="P80">arsa.ldist <text:span text:style-name="T98">(con agregación de 1cm)</text:span></text:p>
      <text:p text:style-name="P80">ARSA_biom</text:p>
      <text:p text:style-name="P80">bocadeva_biom</text:p>
      <text:p text:style-name="P75">fleet.allptsp <text:s/><text:span text:style-name="T97">y no tiene mean length at age, igual a Anchovy2017_3b_benchmark_svg que tiene el reclutamiento sólo en el tercer y cuarto quarter</text:span></text:p>
      <text:p text:style-name="P90"><text:span text:style-name="T57">cambiar a </text:span><text:bookmark text:name="rstudio_console_output"/><text:span text:style-name="T29">3.128958e-06 </text:span><text:span text:style-name="T57">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00">2</text:span>: <text:span text:style-name="T100">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01">3</text:span>: <text:span text:style-name="T101">Igual a allnumbers2 pero sin el grouping de las surveys</text:span></text:p>
      <text:p text:style-name="P93">Submitted batch job 714227</text:p>
      <text:p text:style-name="P93"/>
      <text:p text:style-name="P85">Anchovy2017_benchmark_allnumbers_<text:span text:style-name="T102">4: Igual al 2, con los números más exactos ya que Jamie me dijo como arreglarlo y cambiando algunos límites de las suitabilities</text:span></text:p>
      <text:p text:style-name="P94">anchalpha88<text:tab/>1<text:tab/><text:span text:style-name="T56">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6">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6">2.2</text:span><text:tab/>1 </text:p>
      <text:p text:style-name="P94">l50ecorec<text:tab/><text:tab/>10<text:tab/>2<text:tab/>20<text:tab/>1 </text:p>
      <text:p text:style-name="P94">constantarsa<text:tab/>random<text:tab/><text:span text:style-name="T56">0.01</text:span><text:tab/>1.5<text:tab/>1 </text:p>
      <text:p text:style-name="P94">l50arsa<text:tab/><text:tab/><text:span text:style-name="T56">random</text:span><text:tab/>2<text:tab/><text:span text:style-name="T56">25</text:span><text:tab/>1</text:p>
      <text:p text:style-name="P95">Submitted batch job 720782 <text:span text:style-name="T103">lo he mandado a dos nodos</text:span></text:p>
      <text:p text:style-name="P95"/>
      <text:p text:style-name="P86">Anchovy2017_benchmark_allnumbers_<text:span text:style-name="T103">5: Igual al 4 pero he metido manualmente el valor de biomasa para </text:span><text:span text:style-name="T64">2013 survey pelago</text:span><text:span text:style-name="T103">, lo voy a mandar a un nodo, que a lo mejor entra más rápido</text:span></text:p>
      <text:p text:style-name="P96">Submitted batch job 721353</text:p>
      <text:p text:style-name="P96"/>
      <text:p text:style-name="P87">Anchovy201<text:span text:style-name="T105">8</text:span>_benchmark_allnumbers_<text:span text:style-name="T104">6: Igual al 5</text:span></text:p>
      <text:p text:style-name="P87"><text:span text:style-name="T104">anchalpha88<text:tab/>1<text:tab/></text:span><text:span text:style-name="T58">0.1</text:span><text:span text:style-name="T104"><text:tab/>1.1<text:tab/>1 </text:span></text:p>
      <text:p text:style-name="P87"><text:span text:style-name="T104">anchalpha01<text:tab/>1<text:tab/></text:span><text:span text:style-name="T58">0.1</text:span><text:span text:style-name="T104"><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04">constantecorec<text:tab/>random<text:tab/>0.2<text:tab/></text:span><text:span text:style-name="T58">3</text:span><text:span text:style-name="T104"><text:tab/>1 </text:span></text:p>
      <text:p text:style-name="P100">l50ecorec<text:tab/><text:tab/>10<text:tab/>2<text:tab/>20<text:tab/>1 </text:p>
      <text:p text:style-name="P100">constantarsa<text:tab/>random<text:tab/>0.01<text:tab/>1.5<text:tab/>1 </text:p>
      <text:p text:style-name="P87"><text:span text:style-name="T104">l50arsa<text:tab/><text:tab/>random<text:tab/>2<text:tab/></text:span><text:span text:style-name="T58">30</text:span><text:span text:style-name="T104"><text:tab/>1</text:span></text:p>
      <text:p text:style-name="P100">init1<text:tab/>1<text:tab/>1e-06<text:tab/>3<text:tab/>1<text:tab/> </text:p>
      <text:p text:style-name="P87"><text:s/><text:span text:style-name="T105">Y con gadget retro.</text:span></text:p>
      <text:p text:style-name="P98">Submitted batch job 732017</text:p>
      <text:p text:style-name="P87"/>
      <text:p text:style-name="P88">Anchovy201<text:span text:style-name="T105">8</text:span>_benchmark_allnumbers_<text:span text:style-name="T105">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19">a</text:span> pero como del 14 al 19 son iguales, esto lo corro para verificar!<text:span text:style-name="T118">Fatal</text:span></text:p>
      <text:p text:style-name="P129"/>
      <text:p text:style-name="P217">Submitted batch job 836385, 7b=7a pero con fgadget.fit(wgts = "WGTS")</text:p>
      <text:p text:style-name="P129"/>
      <text:p text:style-name="P129"/>
      <text:p text:style-name="P129"/>
      <text:p text:style-name="P130">Otra verificación <text:span text:style-name="T97">Anchovy2018_benchmark_allnumbers_</text:span>200</text:p>
      <text:p text:style-name="P130"><text:span text:style-name="T97"><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13">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05">8</text:span>_benchmark_allnumbers_<text:span text:style-name="T106">8: Igual al 7 pero sin grouping para las surveys</text:span></text:p>
      <text:p text:style-name="P102">Submitted batch job 758207 </text:p>
      <text:p text:style-name="P102"/>
      <text:p text:style-name="P103"><text:span text:style-name="T97">Anchovy2018_benchmark_allnumbers_9: Igual al 8, cambio en el runner: fit&lt;-gadget.fit(wgts = "WGTS",params.file = 'params.in') y con las mortalidades naturales que propone Andrés </text:span>M0=1.5, M1=1 &amp; M2+=1.5 <text:span text:style-name="T108">Submitted batch job 762911 <text:s/></text:span><text:span text:style-name="T61">con estas mortalidades va fatal el fitting</text:span></text:p>
      <text:p text:style-name="P103"/>
      <text:p text:style-name="P104">Con el grouping va mucho mejor</text:p>
      <text:p text:style-name="P104"><text:span text:style-name="T97">Anchovy2018_benchmark_allnumbers_</text:span>10<text:span text:style-name="T97">: Igual al </text:span>9 con grouping</text:p>
      <text:p text:style-name="P104">Submitted batch job 763011</text:p>
      <text:p text:style-name="P111">Con el retro <text:span text:style-name="T110">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97">Anchovy2018_benchmark_allnumbers_</text:span>1<text:span text:style-name="T111">1: Igual al 10 con</text:span></text:p>
      <text:p text:style-name="P112">bbeta<text:tab/> <text:s text:c="8"/>0.1<text:tab/> <text:s text:c="4"/>0.1 <text:span text:style-name="T56">0.0001 </text:span><text:s text:c="3"/>5000 <text:s text:c="7"/>1</text:p>
      <text:p text:style-name="P112">sdrecl4<text:tab/> <text:s text:c="10"/>4<text:tab/> <text:s text:c="4"/>0.5 <text:s text:c="7"/>4 <text:span text:style-name="T56">7</text:span> <text:s text:c="6"/>1</text:p>
      <text:p text:style-name="P114">l50arsa<text:tab/> <text:s text:c="9"/>30<text:tab/> <text:s text:c="6"/>2 <text:s text:c="6"/>30<text:span text:style-name="T56">50</text:span> <text:s text:c="7"/>1<text:span text:style-name="T119">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59">6</text:span> <text:s text:c="7"/>1</text:p>
      <text:p text:style-name="P115">Submitted batch job 766945</text:p>
      <text:p text:style-name="P106"><text:span text:style-name="T97">Anchovy2018_benchmark_allnumbers_</text:span>1<text:span text:style-name="T114">2: Igual al 7 con las M0 y M1 para estimar y con</text:span></text:p>
      <text:p text:style-name="P113">bbeta<text:tab/> <text:s text:c="8"/>0.1<text:tab/> <text:s text:c="4"/>0.1 <text:span text:style-name="T56">0.000</text:span><text:span text:style-name="T60">0</text:span><text:span text:style-name="T56">1 </text:span><text:s text:c="3"/>5000 <text:s text:c="7"/>1</text:p>
      <text:p text:style-name="P113">sdrecl4<text:tab/> <text:s text:c="10"/>4<text:tab/> <text:s text:c="4"/>0.5 <text:s text:c="7"/>4 <text:span text:style-name="T56">7</text:span> <text:s text:c="6"/>1</text:p>
      <text:p text:style-name="P113">l50arsa<text:tab/> <text:s text:c="9"/>30<text:tab/> <text:s text:c="6"/>2 <text:s text:c="6"/>30<text:span text:style-name="T56">50</text:span> <text:s text:c="7"/>1</text:p>
      <text:p text:style-name="P113">constantecorec<text:tab/> <text:s text:c="10"/>3<text:tab/> <text:s text:c="4"/>0.2 <text:s text:c="7"/>3<text:span text:style-name="T59">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97">Anchovy2018_benchmark_allnumbers_</text:span>1<text:span text:style-name="T114">3: Igual al 7 pero con</text:span></text:p>
      <text:p text:style-name="P107">fittype              fixedloglinearfit  <text:line-break/>slope                <text:span text:style-name="T115">1</text:span><text:line-break/>intercept            <text:span text:style-name="T115">0</text:span></text:p>
      <text:p text:style-name="P232">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6">4</text:span><text:tab/>1<text:tab/> </text:p>
      <text:p text:style-name="P126">init2<text:tab/>1<text:tab/>1e-06<text:tab/>1.5<text:span text:style-name="T56">2</text:span><text:tab/>1</text:p>
      <text:p text:style-name="P126">anchalpha01<text:tab/>1<text:tab/>0.1<text:tab/>1.1 <text:span text:style-name="T56">1.5</text:span><text:tab/>1</text:p>
      <text:p text:style-name="P127">l50arsa<text:tab/><text:tab/>random<text:tab/>2<text:tab/>30 <text:span text:style-name="T56">50</text:span><text:tab/>1</text:p>
      <text:p text:style-name="P127">constantecorec<text:tab/>random<text:tab/>0.2<text:tab/>3 <text:span text:style-name="T56">5</text:span><text:tab/>1</text:p>
      <text:p text:style-name="P127">Submitted batch job 796183</text:p>
      <text:p text:style-name="P136">Con param.final del 7 como params.init: Submitted batch job 816631</text:p>
      <text:p text:style-name="P125"/>
      <text:p text:style-name="P110"><text:span text:style-name="T97">Anchovy2018_benchmark_allnumbers_</text:span>1<text:span text:style-name="T116">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16"><text:s/>Anchovy2018_benchmark_allnumbers_</text:span>1<text:span text:style-name="T116">5: Igual al 7 pero sin ecocadiz</text:span></text:p>
      <text:p text:style-name="P133">Submitted batch job 809216</text:p>
      <text:p text:style-name="P131">Submitted batch job 796061</text:p>
      <text:p text:style-name="P136">Submitted batch job 816644</text:p>
      <text:p text:style-name="P108"><text:span text:style-name="T116">Anchovy2018_benchmark_allnumbers_</text:span>1<text:span text:style-name="T117">6: Igual al 7 pero sin ecocadizrec</text:span></text:p>
      <text:p text:style-name="P131">Submitted batch job 796062</text:p>
      <text:p text:style-name="P134">Submitted batch job 809359</text:p>
      <text:p text:style-name="P137">Submitted batch job 816645</text:p>
      <text:p text:style-name="P108"><text:span text:style-name="T116">Anchovy2018_benchmark_allnumbers_</text:span>1<text:span text:style-name="T117">7: Igual al 7 pero sin sar</text:span></text:p>
      <text:p text:style-name="P131">Submitted batch job 796063</text:p>
      <text:p text:style-name="P134">Submitted batch job 809373</text:p>
      <text:p text:style-name="P137">Submitted batch job 816646</text:p>
      <text:p text:style-name="P108"><text:span text:style-name="T116">Anchovy2018_benchmark_allnumbers_</text:span>1<text:span text:style-name="T117">8: Igual al 7 pero sin bocadeva</text:span></text:p>
      <text:p text:style-name="P131">Submitted batch job 796064</text:p>
      <text:p text:style-name="P134">Submitted batch job 809376</text:p>
      <text:p text:style-name="P137">Submitted batch job 816647</text:p>
      <text:p text:style-name="P109"><text:span text:style-name="T116">Anchovy2018_benchmark_allnumbers_</text:span>1<text:span text:style-name="T117">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18">preparando run 30 respetando la naturaleza de los datos (I hate Fernando today) pelago casi listo, importados desde excel las ld solas</text:p>
      <text:p text:style-name="P219">pelago.aldist</text:p>
      <text:p text:style-name="P219">ecocadiz.aldist</text:p>
      <text:p text:style-name="P219">ecocadiz.ldistnoage</text:p>
      <text:p text:style-name="P219">pelago.ldistnoage</text:p>
      <text:p text:style-name="P219">bocadeva</text:p>
      <text:p text:style-name="P219">arsa <text:span text:style-name="T122">en dos partes ldist </text:span></text:p>
      <text:p text:style-name="P221">arsa survey index</text:p>
      <text:p text:style-name="P221">pelago survey index</text:p>
      <text:p text:style-name="P221">ecocadiz survey index</text:p>
      <text:p text:style-name="P220">alkcatches</text:p>
      <text:p text:style-name="P220">seine.ldist</text:p>
      <text:p text:style-name="P222">csmdpmrh@fs6803 Anchovy2017_benchmark_allnumbers_30]$ sbatch --time=10:00:00 trabajo.sh</text:p>
      <text:p text:style-name="P222">Submitted batch job 856242</text:p>
      <text:p text:style-name="P222"/>
      <text:p text:style-name="P223">Anchovy201<text:span text:style-name="T123">8</text:span>_benchmark_allnumbers_3<text:span text:style-name="T123">1, igual al anterior pero sin arsa ni en likelihood ni en fleets... en cola corta</text:span></text:p>
      <text:p text:style-name="P225">[csmdpmrh@fs6803 Anchovy2018_benchmark_allnumbers_31]$ sbatch --time=8:00:00 -p cola-corta trabajo.sh <text:s/></text:p>
      <text:p text:style-name="P225">Submitted batch job 863702</text:p>
      <text:p text:style-name="P222"/>
      <text:p text:style-name="P224">32: igual al 31 en un nodo compute</text:p>
      <text:p text:style-name="P224"/>
      <text:p text:style-name="P226">33: <text:span text:style-name="T124">Estaban fijos los parámetros del reclutamiento del segundo quarter y lo he arreglado</text:span></text:p>
      <text:p text:style-name="P227">nodo compute</text:p>
      <text:p text:style-name="P227"/>
      <text:p text:style-name="P227">34: Estaba el reclutamiento del 2 entrando en la edad 1, <text:span text:style-name="T125">arreglado</text:span></text:p>
      <text:p text:style-name="P229">35: Igual al 34 cambiando el timing de las surveys que venía mal desde el setup y cambiando el límite inferior de b<text:span text:style-name="T131">[csmdpmrh@fs6802 Anchovy2018_benchmark_allnumbers_55]$ sbatch --time=8:00:00 -p shared --qos=shared trabajo.sh</text:span></text:p>
      <text:p text:style-name="P229"><text:span text:style-name="T131">Submitted batch job 964841</text:span>beta <text:span text:style-name="T126">bbeta<text:tab/>1<text:tab/>0.01<text:tab/>5000<text:tab/>1, ojo que falta el survey index de pelago 2000</text:span></text:p>
      <text:p text:style-name="P228"/>
      <text:p text:style-name="P230">36:Igual a 34 pero ahora si arreglando el timing de las surveys que es un quarter antes del real</text:p>
      <text:p text:style-name="P231">37: 36 pero en nodo shared</text:p>
      <text:p text:style-name="P231">[csmdpmrh@fs6803 Anchovy2018_benchmark_allnumbers_37]$ sbatch --time=8:00:00 -p shared --qos=shared trabajo.sh</text:p>
      <text:p text:style-name="P231">Submitted batch job 869598</text:p>
      <text:p text:style-name="P231"/>
      <text:p text:style-name="P232">38: Igual a 37 pero con la capturabilidad de bocadeva=1</text:p>
      <text:p text:style-name="P233">39: Igual a 38 con kappa<text:tab/>0.89<text:tab/>0,05 <text:span text:style-name="T56">0.01</text:span><text:tab/>1.2<text:tab/>1</text:p>
      <text:p text:style-name="P234">anchalpha88<text:tab/>1<text:tab/>0.1<text:tab/>1,1<text:span text:style-name="T56">1.5</text:span><text:tab/>1 </text:p>
      <text:p text:style-name="P234">anchalpha01<text:tab/>1<text:tab/>0.1<text:tab/>1,1<text:span text:style-name="T56">1.5</text:span><text:tab/>1 </text:p>
      <text:p text:style-name="P234">anchL5088<text:tab/>8<text:tab/>2<text:span text:style-name="T56">1</text:span><text:tab/>20<text:tab/>1</text:p>
      <text:p text:style-name="P234"/>
      <text:p text:style-name="P235">40: <text:span text:style-name="T127">No voy a corregir</text:span> individuos de edad 0 en quarter 2 para capturas de los años 1992, 2000 y <text:soft-page-break/>2013, <text:span text:style-name="T127">son outliers y se quedan así....Igual al 39 pero dejando k fijo y Linf variable.</text:span></text:p>
      <text:p text:style-name="P236">Linf<text:tab/>19<text:tab/>15<text:tab/>22<text:tab/><text:span text:style-name="T56">1 </text:span></text:p>
      <text:p text:style-name="P236">kappa<text:tab/>0.89<text:tab/>0.01<text:tab/>1.2<text:tab/><text:span text:style-name="T56">0</text:span></text:p>
      <text:p text:style-name="P236"/>
      <text:p text:style-name="P237">41: Igual a 39 pero con dl=0.25, antes 0.5</text:p>
      <text:p text:style-name="P238">42=39 pero con maxlengthgrowt=3</text:p>
      <text:p text:style-name="P239">[csmdpmrh@fs6803 Anchovy2018_benchmark_allnumbers_42]$ sbatch --time=8:00:00 -p shared --qos=shared trabajo.sh</text:p>
      <text:p text:style-name="P239">Submitted batch job 909931</text:p>
      <text:p text:style-name="P240">43=37 pero con naturalmortality <text:s/>1.5 1 1.5 1.5</text:p>
      <text:p text:style-name="P240"/>
      <text:p text:style-name="P241">44=37 pero estimando k y Linf</text:p>
      <text:p text:style-name="P241">Linf<text:tab/>19<text:tab/>14<text:tab/>22<text:tab/>1 </text:p>
      <text:p text:style-name="P241">kappa<text:tab/>0.89<text:tab/>0.05<text:tab/>1.2<text:tab/>1</text:p>
      <text:p text:style-name="P241">45=37 pero con cv.floor =0.5</text:p>
      <text:p text:style-name="P241">46=45 pero estimando k y Linf</text:p>
      <text:p text:style-name="P241">Linf<text:tab/>19<text:tab/>14<text:tab/>22<text:tab/>1 </text:p>
      <text:p text:style-name="P241">kappa<text:tab/>0.89<text:tab/>0.05<text:tab/>1.2<text:tab/>1</text:p>
      <text:p text:style-name="P242">Submitted batch job 921073</text:p>
      <text:p text:style-name="P241"/>
      <text:p text:style-name="P241">47=39 pero estimando k y Linf</text:p>
      <text:p text:style-name="P242">[csmdpmrh@fs6803 Anchovy2018_benchmark_allnumbers_47]$ sbatch --time=8:00:00 -p shared --qos=shared trabajo.sh</text:p>
      <text:p text:style-name="P242">Submitted batch job 921084</text:p>
      <text:p text:style-name="P241">48=39 pero con cv.floor =0.5</text:p>
      <text:p text:style-name="P242">[csmdpmrh@fs6803 Anchovy2018_benchmark_allnumbers_48]$ sbatch --time=8:00:00 -p shared --qos=shared trabajo.sh</text:p>
      <text:p text:style-name="P242">Submitted batch job 921087</text:p>
      <text:p text:style-name="P241">49=48 pero estimando k y Linf</text:p>
      <text:p text:style-name="P242">[csmdpmrh@fs6803 Anchovy2018_benchmark_allnumbers_49]$ sbatch --time=8:00:00 -p shared --qos=shared trabajo.sh</text:p>
      <text:p text:style-name="P242">Submitted batch job 921098</text:p>
      <text:p text:style-name="P242"/>
      <text:p text:style-name="P243">Ojo Report_generation.r para generar varios reports a la vez y Gadget_fit2F.r para crear la F por edades y ver como es el fit de los componentes ldist simultáneamente para varios runs</text:p>
      <text:p text:style-name="P243"/>
      <text:p text:style-name="P244">Run 50: Igual a 49 pero con initial length at age from ecocadiz reclutas and <text:span text:style-name="T56">removing age 0 from ecocadiz</text:span></text:p>
      <text:p text:style-name="P245">Run51: Igual a 50 pero con tmp&lt;-gadget.iterative(params.file = 'params.in',</text:p>
      <text:p text:style-name="P245"><text:s text:c="22"/>optinfofile = 'optfile',</text:p>
      <text:p text:style-name="P245"><text:s text:c="22"/>wgts = 'WGTS',</text:p>
      <text:p text:style-name="P245"><text:s text:c="22"/>rew.sI=TRUE,</text:p>
      <text:p text:style-name="P245"><text:s text:c="22"/>cv.floor=0.05,</text:p>
      <text:p text:style-name="P245"><text:s text:c="22"/>grouping = list(sind=lik$surveyindices$name, seine = c('ldist.seine',<text:span text:style-name="T56">'ldist.alkseine'</text:span>)))</text:p>
      <text:p text:style-name="P246">Run52=Run 51 con M=1.5 1 1.5 1.5</text:p>
      <text:p text:style-name="P250">[csmdpmrh@fs6802 Anchovy2018_benchmark_allnumbers_52]$ sbatch --time=8:00:00 -p shared --qos=shared trabajo.sh</text:p>
      <text:p text:style-name="P250">Submitted batch job 964833</text:p>
      <text:p text:style-name="P248">Run 53=Run 52 con M=1.2 1.2 1.2 1.2</text:p>
      <text:p text:style-name="P250">[csmdpmrh@fs6802 Anchovy2018_benchmark_allnumbers_53]$ sbatch --time=8:00:00 -p shared --qos=shared trabajo.sh</text:p>
      <text:p text:style-name="P248"><text:span text:style-name="T130">Submitted batch job 964838</text:span> </text:p>
      <text:p text:style-name="P247"><text:soft-page-break/>Run 54=Run 52 con M=1.2 0.8 1.2 1.2</text:p>
      <text:p text:style-name="P250">[csmdpmrh@fs6802 Anchovy2018_benchmark_allnumbers_54]$ sbatch --time=8:00:00 -p shared --qos=shared trabajo.sh</text:p>
      <text:p text:style-name="P250">Submitted batch job 964840</text:p>
      <text:p text:style-name="P249">Run 55=Igual 52 Fijas <text:span text:style-name="T129">catchabilities mortalities variables</text:span></text:p>
      <text:p text:style-name="P250">[csmdpmrh@fs6802 Anchovy2018_benchmark_allnumbers_55]$ sbatch --time=8:00:00 -p shared --qos=shared trabajo.sh</text:p>
      <text:p text:style-name="P250">Submitted batch job 964841</text:p>
      <text:p text:style-name="P250"/>
      <text:p text:style-name="P251">He creado una copia del 52 al 55 con _a y un Model comparison que está en "~/Back up de MIPC/Documentos/TEXdocuments/Benchmark/Anchovy2017_benchmark_allnumbers_55" con la figura de stock recruitment</text:p>
      <text:p text:style-name="P251"/>
      <text:p text:style-name="P252">demographic effect on size, </text:p>
      <text:p text:style-name="P252"/>
      <text:p text:style-name="P256">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53"/>
      <text:p text:style-name="P575"><text:span text:style-name="Source_20_Text"><text:span text:style-name="T133">## <text:s text:c="5"/>age <text:s text:c="3"/>m.gis1 <text:s text:c="2"/>m.gis2 <text:s text:c="2"/>m.gis3 <text:s text:c="2"/>m.gis4</text:span></text:span></text:p>
      <text:p text:style-name="P579"><text:span text:style-name="Source_20_Text"><text:span text:style-name="T132">## [1,] <text:s text:c="2"/>0 <text:s text:c="7"/>NA 2.722670 2.892500 2.420441</text:span></text:span></text:p>
      <text:p text:style-name="P579"><text:span text:style-name="Source_20_Text"><text:span text:style-name="T132">## [2,] <text:s text:c="2"/>1 2.1489236 1.595922 2.213295 2.005761</text:span></text:span></text:p>
      <text:p text:style-name="P579"><text:span text:style-name="Source_20_Text"><text:span text:style-name="T132">## [3,] <text:s text:c="2"/>2 1.2522716 1.334262 1.392797 1.488761</text:span></text:span></text:p>
      <text:p text:style-name="P579"><text:span text:style-name="Source_20_Text"><text:span text:style-name="T132">## [4,] <text:s text:c="2"/>3 1.0479043 1.216241 1.320250 1.392797</text:span></text:span></text:p>
      <text:p text:style-name="P253"/>
      <text:p text:style-name="P256">, retrospective, higher Linf.</text:p>
      <text:p text:style-name="P254">Curent biomass estimate</text:p>
      <text:p text:style-name="P254"/>
      <text:p text:style-name="P255">[csmdpmrh@fs6802 Anchovy2018_benchmark_allnumbers_56]$ sbatch --time=8:00:00 -p shared --qos=shared trabajo.sh</text:p>
      <text:p text:style-name="P255">Submitted batch job 972341</text:p>
      <text:p text:style-name="P255"/>
      <text:p text:style-name="P257">Surveys are fleets and al plots compare observed age distributions with model length distributions through mean length at age <text:span text:style-name="T134">Blim=Bpa/1.4</text:span></text:p>
      <text:p text:style-name="P257"/>
      <text:p text:style-name="P258">retrospective analysis</text:p>
      <text:p text:style-name="P259">Weight of likelihood components (restable)</text:p>
      <text:p text:style-name="P259">Try start the model in 2000 2001</text:p>
      <text:p text:style-name="P260">the first period is impossible to model</text:p>
      <text:p text:style-name="P261">The election of natural mortality is basic</text:p>
      <text:p text:style-name="P261">Z_23</text:p>
      <text:p text:style-name="P261"/>
      <text:p text:style-name="P261">In low years you can say that M higher value is 0.7</text:p>
      <text:p text:style-name="P141">M0 1.2 M1=0.8 M2 0.8 M3 0.8</text:p>
      <text:p text:style-name="P141"/>
      <text:p text:style-name="P142">M0=<text:span text:style-name="T136">2.21</text:span> M1=1.3 and the others and scale for age 0 <text:span text:style-name="T135">escalada con ecocadiz reclutas la curva roja</text:span></text:p>
      <text:p text:style-name="P143">Restrospective quitar un año cada vez</text:p>
      <text:p text:style-name="P143"/>
      <text:p text:style-name="P262">59:<text:span text:style-name="T62">M0=</text:span><text:span text:style-name="T63">2.21</text:span><text:span text:style-name="T62"> M1,</text:span><text:span text:style-name="T56">M2,M3</text:span><text:span text:style-name="T62">=1.3</text:span></text:p>
      <text:p text:style-name="P262"><text:soft-page-break/><text:span text:style-name="T62">6</text:span><text:span text:style-name="T56">0:59 but from 2001</text:span></text:p>
      <text:p text:style-name="P259"/>
      <text:p text:style-name="P263">No able to give advise in the West</text:p>
      <text:p text:style-name="P263">a proposal has to be presented to WKLIVE</text:p>
      <text:p text:style-name="P264">We have remove from the table the harvest rate approach, it's neccesary to review it in WKLIVE, <text:span text:style-name="T137">20% cap is good request NO ADVISE</text:span></text:p>
      <text:p text:style-name="P264"/>
      <text:p text:style-name="P264"/>
      <text:p text:style-name="P265">Runs with different M's and check the likelihood score <text:span text:style-name="T140">ver el GADGETbackup en el cesga para la generación de archivos: Guardado en el run 61, mínimo en M1,2,3=2.3</text:span></text:p>
      <text:p text:style-name="P265">Calculate B_lim and B_pa cathegory 5 <text:span text:style-name="T139">in reference points </text:span></text:p>
      <text:p text:style-name="P266">B_lim 500000000 500 millions</text:p>
      <text:p text:style-name="P266"/>
      <text:p text:style-name="P267">Run 62: Con M1,2,3=2.3</text:p>
      <text:p text:style-name="P267"/>
      <text:p text:style-name="P268">Run 59 is the best one!!!!!!!!!!!!!</text:p>
      <text:p text:style-name="P268">Reference points based on 2009 is SSB <text:span text:style-name="T143">Blim=</text:span> Bloss <text:span text:style-name="T143">multiplied by 1.4 is Bpa=Bescapement</text:span></text:p>
      <text:p text:style-name="P268">Report with the M history and removal of Bocadeva</text:p>
      <text:p text:style-name="P269">Cathegory 2 reference points calculated according to cathegory 5, <text:span text:style-name="T141">escapement strategy, retro is within the uncertainty.</text:span></text:p>
      <text:p text:style-name="P270">Change the time of the assessment (Make a draft)</text:p>
      <text:p text:style-name="P271">F no tiene sentido en short lived species, <text:span text:style-name="T142">how much you want to leave out!!!!</text:span></text:p>
      <text:p text:style-name="P272">No hay ejemplos de categotría 2 y nos podemos ver muy jodidos</text:p>
      <text:p text:style-name="P273">Why we don't trust the absolute values coming from the model????</text:p>
      <text:p text:style-name="P274">B escapement</text:p>
      <text:p text:style-name="P274">Avoid cathegory 2 because is very hard to handle with managers</text:p>
      <text:p text:style-name="P274"/>
      <text:p text:style-name="P275">Run59_2015+0.5catchnumbers2016: Run 59 cambiando el time file last step=1 y borrando seinealdist 2016 1 y ldist e incluyendo las capturas del segundo trimestre como si fueran del primero</text:p>
      <text:p text:style-name="P275">Creo que es mejor dejar last step 1</text:p>
      <text:p text:style-name="P275"/>
      <text:p text:style-name="P276">Run59_2015+0.5catchnumbers2016_<text:span text:style-name="T145">retro2014 </text:span>cambiando el time file <text:span text:style-name="T145">2015 </text:span>last step=1 y borrando seinealdist 2016 1 y ldist e incluyendo las capturas del segundo trimestre como si fueran del primero</text:p>
      <text:p text:style-name="P276"/>
      <text:p text:style-name="P276"/>
      <text:p text:style-name="P277">Decido que esto no, las capturas del 2 sumadas al 1 puede ser contraproducente, lo voy a dejar hasta el step 2 quitando <text:span text:style-name="T144"><text:s/>borrando seinealdist 2016 1 </text:span>2016 2<text:span text:style-name="T144"> y ldist </text:span>y quitar la ecocadiz que está en el quarter 2</text:p>
      <text:p text:style-name="P277"/>
      <text:p text:style-name="P278">Run59_inyear2016:<text:span text:style-name="T146">hasta el step 2 quitando <text:s/>borrando seinealdist 2016 1 2016 2 y ldist y quitar la aldist ldist y survey index de ecocadiz que está en el quarter 2</text:span></text:p>
      <text:p text:style-name="P278"/>
      <text:p text:style-name="P279">[csmdpmrh@fs6803 Anchovy2018_benchmark_allnumbers_59_inyear2016]$ sbatch --time=8:00:00 -p shared --qos=shared trabajo.sh</text:p>
      <text:p text:style-name="P279">Submitted batch job 1023708</text:p>
      <text:p text:style-name="P279">[csmdpmrh@fs6803 Anchovy2018_benchmark_allnumbers_59_inyear2016]$ cd ..</text:p>
      <text:p text:style-name="P279">[csmdpmrh@fs6803 GADGET_backup]$ cd Anchovy2018_benchmark_allnumbers_59_inyear2015 </text:p>
      <text:p text:style-name="P279">[csmdpmrh@fs6803 Anchovy2018_benchmark_allnumbers_59_inyear2015]$ sbatch --time=8:00:00 -p shared --qos=shared trabajo.sh</text:p>
      <text:p text:style-name="P279"><text:soft-page-break/>Submitted batch job 1023711</text:p>
      <text:p text:style-name="P279">[csmdpmrh@fs6803 Anchovy2018_benchmark_allnumbers_59_inyear2015]$ cd ..</text:p>
      <text:p text:style-name="P279">[csmdpmrh@fs6803 GADGET_backup]$ cd Anchovy2018_benchmark_allnumbers_59_inyear2014 </text:p>
      <text:p text:style-name="P279">[csmdpmrh@fs6803 Anchovy2018_benchmark_allnumbers_59_inyear2014]$ sbatch --time=8:00:00 -p shared --qos=shared trabajo.sh</text:p>
      <text:p text:style-name="P279">Submitted batch job 1023712</text:p>
      <text:p text:style-name="P279"/>
      <text:p text:style-name="P279"><text:span text:style-name="T147">59_inyear2016</text:span>_<text:span text:style-name="T147">rec: Without the last recruitment</text:span></text:p>
      <text:p text:style-name="P280"><text:span text:style-name="T147">59_inyear2016</text:span>_<text:span text:style-name="T147">rec_a: Without the last recruitment and corrected the times for fleets ECO and PEL</text:span></text:p>
      <text:p text:style-name="P281">[csmdpmrh@fs6802 Anchovy2018_benchmark_allnumbers_59_inyear2016_rec_a]$ sbatch --time=8:00:00 -p shared --qos=shared trabajo.sh</text:p>
      <text:p text:style-name="P281">Submitted batch job 1025020</text:p>
      <text:p text:style-name="P281">[csmdpmrh@fs6802 Anchovy2018_benchmark_allnumbers_59_inyear2016_rec_a]$ cd ..</text:p>
      <text:p text:style-name="P281">[csmdpmrh@fs6802 GADGET_backup]$ cd Anchovy2018_benchmark_allnumbers_59_inyear2015_rec_a </text:p>
      <text:p text:style-name="P281">[csmdpmrh@fs6802 Anchovy2018_benchmark_allnumbers_59_inyear2015_rec_a]$ sbatch --time=8:00:00 -p shared --qos=shared trabajo.sh</text:p>
      <text:p text:style-name="P281">Submitted batch job 1025021</text:p>
      <text:p text:style-name="P281">[csmdpmrh@fs6802 Anchovy2018_benchmark_allnumbers_59_inyear2015_rec_a]$ cd ..</text:p>
      <text:p text:style-name="P281">[csmdpmrh@fs6802 GADGET_backup]$ cd Anchovy2018_benchmark_allnumbers_59_inyear2014_rec_a </text:p>
      <text:p text:style-name="P281">[csmdpmrh@fs6802 Anchovy2018_benchmark_allnumbers_59_inyear2014_rec_a]$ sbatch --time=8:00:00 -p shared --qos=shared trabajo.sh</text:p>
      <text:p text:style-name="P281">Submitted batch job 1025022</text:p>
      <text:p text:style-name="P281"/>
      <text:p text:style-name="P282">Error en el area del fleet estaba Ixa y era 1</text:p>
      <text:p text:style-name="P282">[csmdpmrh@fs6802 Anchovy2018_benchmark_allnumbers_59_inyear2013_rec_a ]$ sbatch --time=8:00:00 -p shared --qos=shared trabajo.sh</text:p>
      <text:p text:style-name="P282">Submitted batch job 1025071</text:p>
      <text:p text:style-name="P282">[csmdpmrh@fs6802 Anchovy2018_benchmark_allnumbers_59_inyear2013_rec_a ]$ cd ..</text:p>
      <text:p text:style-name="P282">[csmdpmrh@fs6802 GADGET_backup]$ cd Anchovy2018_benchmark_allnumbers_59_inyear2014_rec_a </text:p>
      <text:p text:style-name="P282">[csmdpmrh@fs6802 Anchovy2018_benchmark_allnumbers_59_inyear2014_rec_a]$ sbatch --time=8:00:00 -p shared --qos=shared trabajo.sh</text:p>
      <text:p text:style-name="P282">Submitted batch job 1025072</text:p>
      <text:p text:style-name="P282">[csmdpmrh@fs6802 Anchovy2018_benchmark_allnumbers_59_inyear2014_rec_a]$ cd ..</text:p>
      <text:p text:style-name="P282">[csmdpmrh@fs6802 GADGET_backup]$ cd Anchovy2018_benchmark_allnumbers_59_inyear2015_rec_a </text:p>
      <text:p text:style-name="P282">[csmdpmrh@fs6802 Anchovy2018_benchmark_allnumbers_59_inyear2015_rec_a]$ sbatch --time=8:00:00 -p shared --qos=shared trabajo.sh</text:p>
      <text:p text:style-name="P282">Submitted batch job 1025073</text:p>
      <text:p text:style-name="P282">[csmdpmrh@fs6802 Anchovy2018_benchmark_allnumbers_59_inyear2015_rec_a]$ cd ..</text:p>
      <text:p text:style-name="P282">[csmdpmrh@fs6802 GADGET_backup]$ cd Anchovy2018_benchmark_allnumbers_59_inyear2016_rec_a </text:p>
      <text:p text:style-name="P282">[csmdpmrh@fs6802 Anchovy2018_benchmark_allnumbers_59_inyear2016_rec_a]$ sbatch --time=8:00:00 -p shared --qos=shared trabajo.sh</text:p>
      <text:p text:style-name="P282">Submitted batch job 1025074</text:p>
      <text:p text:style-name="P282"/>
      <text:p text:style-name="P292">Conectar al cesga ssh -x csmdpmrh@ft2.cesga.es</text:p>
      <text:p text:style-name="P282"/>
      <text:p text:style-name="P282"/>
      <text:p text:style-name="P282"><text:soft-page-break/></text:p>
      <text:p text:style-name="P283">Forward projection:</text:p>
      <text:p text:style-name="P283">Folder PRE_CUSTOM cambio last year por 2017</text:p>
      <text:p text:style-name="P284"><text:s/>#al final he cogido manualmente y he modificado el anch.rec (tres periodos de reclutamiento), el params. forward, el time en PRE_CUSTOM con el reclutamiento de 2017 fijo e igual a </text:p>
      <text:p text:style-name="P284"><text:s text:c="3"/>#2 <text:s/>2012 <text:s/>1582040890</text:p>
      <text:p text:style-name="P284"><text:s text:c="3"/># 3 <text:s/>2013 <text:s/>2088450903</text:p>
      <text:p text:style-name="P284"><text:s text:c="3"/># 4 <text:s/>2014 <text:s/>1830751816</text:p>
      <text:p text:style-name="P284"><text:s text:c="3"/># 5 <text:s/>2015 <text:s/>3498364363</text:p>
      <text:p text:style-name="P284"><text:s text:c="3"/># 6 <text:s/>2016 <text:s/>3870543437</text:p>
      <text:p text:style-name="P284"><text:s text:c="3"/># 7 <text:s/>2017 <text:s/>3870543437</text:p>
      <text:p text:style-name="P284"><text:s text:c="3"/># 8 <text:s/>2018 <text:s/>1822036821</text:p>
      <text:p text:style-name="P284"><text:s text:c="3"/># </text:p>
      <text:p text:style-name="P284"><text:s text:c="3"/># &gt; geoMean((RECno %&gt;% filter(year&gt;2011 &amp; year&lt;2017))$recruitment)</text:p>
      <text:p text:style-name="P284"><text:s text:c="3"/># [1] <text:span text:style-name="T56">2413579935</text:span></text:p>
      <text:p text:style-name="P284"/>
      <text:p text:style-name="P285">Había algo raro he cogido <text:span text:style-name="T148">debug_gadget_forward.r en TEXdocuments y en github dentro del run 59 con.</text:span></text:p>
      <text:p text:style-name="P286">years = 1;params.file = "WGTS/params.final";</text:p>
      <text:p text:style-name="P286">main.file = 'main'; num.trials = 1;</text:p>
      <text:p text:style-name="P286">fleets = pre.fleet;</text:p>
      <text:p text:style-name="P286">effort = pre.fleet$ratio;</text:p>
      <text:p text:style-name="P286">rec.scalar = NULL;</text:p>
      <text:p text:style-name="P286">check.previous = FALSE;</text:p>
      <text:p text:style-name="P286">save.results = TRUE;</text:p>
      <text:p text:style-name="P286">stochastic = FALSE;</text:p>
      <text:p text:style-name="P286">rec.window = c(2012:2017);</text:p>
      <text:p text:style-name="P286">gd=list(dir='.',rel.dir='PRE_final');</text:p>
      <text:p text:style-name="P286">method = 'custom';</text:p>
      <text:p text:style-name="P287">ref.years=c(1989:2016);<text:span text:style-name="T152">setupanchovy_Prueba_1988_2015_completo_fleet_number_36.r</text:span></text:p>
      <text:p text:style-name="P286">custom.print=NULL;</text:p>
      <text:p text:style-name="P286"/>
      <text:p text:style-name="P289">manualmente he cambiado el anch.fleet <text:span text:style-name="T151">(ojo el problema está en fleets = pre.fleet debe ser <text:s/>pre.fleet[,c(4,5)] o parecido</text:span></text:p>
      <text:p text:style-name="P288"/>
      <text:p text:style-name="P288"/>
      <text:p text:style-name="P288"/>
      <text:p text:style-name="P290">debug_gadget_forward_geomean.r en github para run 59, <text:span text:style-name="T149">no hay que cambiar nada manualmente, todo se corre en mipc salvo el callgadget</text:span></text:p>
      <text:p text:style-name="P291"># gd=list(dir='.',rel.dir='PRE_final_geomean_opt_2')</text:p>
      <text:p text:style-name="P291"># <text:s text:c="2"/>pre &lt;- paste(gd$dir, gd$rel.dir, sep = "/")</text:p>
      <text:p text:style-name="P291"># <text:s/>callGadget(s = 1, i = sprintf("%s/params.forward", pre), </text:p>
      <text:p text:style-name="P291"># <text:s text:c="12"/>main = sprintf("%s/main.pre", pre))</text:p>
      <text:p text:style-name="P291"/>
      <text:p text:style-name="P293">Otro para run59_2016inyear_rec_a en el github con un printfile diferente, <text:span text:style-name="T150">no funciona hay que cambiarlo manualmente antes de callgadget</text:span></text:p>
      <text:p text:style-name="P293"/>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53">anual</text:span> <text:span text:style-name="T153">del segundo trimestre, avísame que datos se necesitan para el SPICT</text:span></text:p>
      <text:p text:style-name="P147"/>
      <text:p text:style-name="P149">Creo en GADGET una carpeta que se llama assessment partiendo de <text:span text:style-name="T152">setupanchovy_Prueba_1988_2015_completo_fleet_number_36.r, </text:span>comparo con el 59 y lo dejo igual: </text:p>
      <text:p text:style-name="P149">Se llama setupanchovy_Prueba_1988_2015_completo_fleet_number_As2018_endyear2017</text:p>
      <text:p text:style-name="P154">El que dice <text:span text:style-name="T157">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55">e</text:span>), <text:span text:style-name="T154">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56">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195">Sacando números para la flota:</text:span> <text:span text:style-name="T167">verificar que BOQUERON_ALK_2017 tiene la biomasa en la fila 2 columna 9 y los números en la fila 40 </text:span><text:span text:style-name="T168">columna 9, Incluir biomasa en kilos de capturas del Algarve por trimestre en Catches_Algarve. </text:span><text:span text:style-name="T169">De paso verificar que la ALK está en <text:s/>startCol = 1, </text:span></text:p>
      <text:p text:style-name="P318"><text:s text:c="29"/>startRow = 5, endCol = 5, </text:p>
      <text:p text:style-name="P318"><text:s text:c="29"/>endRow = 39 incluyendo encabezado</text:p>
      <text:p text:style-name="P322"/>
      <text:p text:style-name="P156"><text:span text:style-name="T160">C</text:span>rear un fichero pelago2017 <text:span text:style-name="T161">con la ALK startCol = 1, startRow = 6, endCol = 5, endRow = 26 y la biomasa en el col 10 fila 5, encontrar la ld y meterla name&lt;-"Pelago2017", no olvidar cambiar el año en <text:s/>a$year&lt;-2017.</text:span></text:p>
      <text:p text:style-name="P155"/>
      <text:p text:style-name="P155"/>
      <text:p text:style-name="P294">Ojo las data.frames que necesito actualizar:</text:p>
      <text:p text:style-name="P295">Sampling types: '<text:span text:style-name="T56">pelago_comp_ld</text:span>': <text:span text:style-name="T161">encontrar la ld y meterla </text:span><text:span text:style-name="T65">name&lt;-"Pelago2017"</text:span><text:span text:style-name="T161">, no olvidar cambiar el año en <text:s/>a$year&lt;-2017</text:span></text:p>
      <text:p text:style-name="P299"><text:span text:style-name="T160">Crear un fichero pelago2017 con la ALK startCol = 1, startRow = 6, endCol = 5, endRow = 27 y la biomasa en el col 10 fila 5</text:span> </text:p>
      <text:p text:style-name="P300"><text:span text:style-name="T56">pelago_comp_ald </text:span>usar el pelago2017, <text:span text:style-name="T166">meterla en </text:span><text:span text:style-name="T66">name&lt;-"alPelago2017"</text:span><text:span text:style-name="T166"> #solo cadiz no hay Algarve</text:span></text:p>
      <text:p text:style-name="P299">y <text:span text:style-name="T56">pelago_comp</text:span> usar el pelago 2017, incluir un año más en el loop <text:s/>(Aunque la mayoría de datos <text:span text:style-name="T163">de otros años</text:span> están ponderados y no sirven en el loop se saca la biomasa que si nos sirve)</text:p>
      <text:p text:style-name="P295"/>
      <text:p text:style-name="P303">Cuadrar el ALK_ECOCADIZ_2017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7">meter en <text:span text:style-name="T67">'ecocadiz_comp_ald'</text:span><text:span text:style-name="T162">:</text:span> <text:span text:style-name="T56">i&lt;-2017</text:span></text:p>
      <text:p text:style-name="P306"><text:soft-page-break/><text:s text:c="2"/><text:span text:style-name="T56">name&lt;-paste("Ecocadiz",i,sep="")</text:span></text:p>
      <text:p text:style-name="P311">Igual para <text:span text:style-name="T194"><text:s/></text:span><text:span text:style-name="T68">'ecocadiz_comp_ld'</text:span><text:span text:style-name="T194"> aprox línea 680</text:span></text:p>
      <text:p text:style-name="P162"><text:s/>i&lt;-2017</text:p>
      <text:p text:style-name="P162"><text:s text:c="2"/>name&lt;-paste("Ecocadiz",i,sep="")</text:p>
      <text:p text:style-name="P314"><text:span text:style-name="T56"><text:s text:c="2"/>a&lt;-readWorksheetFromFile(paste("/home/marga/GADGET/DATOS/ECOCADIZ/ALK_ECOCADIZ_"</text:span>,i,".xls",sep=""), sheet = "ALK_GENERAL_BOQUERON", </text:p>
      <text:p text:style-name="P314"><text:s text:c="27"/>header = TRUE, startCol = 8, </text:p>
      <text:p text:style-name="P314"><text:s text:c="27"/>startRow = 6, endCol = 9, </text:p>
      <text:p text:style-name="P314"><text:s text:c="27"/>endRow = 38, useCachedValues=TRUE)</text:p>
      <text:p text:style-name="P314"><text:s text:c="2"/>names(a)&lt;-c("length","count")</text:p>
      <text:p text:style-name="P314"><text:s text:c="2"/>a$year&lt;-i</text:p>
      <text:p text:style-name="P314"><text:s text:c="2"/>a$month&lt;-7-3</text:p>
      <text:p text:style-name="P314"><text:s text:c="2"/>a$type&lt;-<text:span text:style-name="T56">"ecocadiz_comp_ld"</text:span></text:p>
      <text:p text:style-name="P314"><text:s text:c="2"/></text:p>
      <text:p text:style-name="P295">, '<text:span text:style-name="T162">, </text:span></text:p>
      <text:p text:style-name="P159">alkcatches_comp' <text:span text:style-name="T169">línea 1025 aprox</text:span></text:p>
      <text:p text:style-name="P165"><text:span text:style-name="T169">for (i in 2014:</text:span><text:span text:style-name="T196">2017</text:span><text:span text:style-name="T169">){</text:span></text:p>
      <text:p text:style-name="P319"><text:s text:c="2"/>for (j in 1:4){</text:p>
      <text:p text:style-name="P319"><text:s text:c="4"/>name&lt;-paste("ALKcatches",i,j,sep="")</text:p>
      <text:p text:style-name="P158"/>
      <text:p text:style-name="P158"/>
      <text:p text:style-name="P317">He descubierto que las capturas LD de los taleda y de los reports son diferentes al menos en 1989, <text:span text:style-name="T197">lo </text:span><text:span text:style-name="T69">he cambiado todo desde el 89 </text:span><text:span text:style-name="T70">(en estesisisi)</text:span><text:span text:style-name="T197"> siguiendo los taledas</text:span> <text:span text:style-name="T56">he dejado como estaba hasta 2013</text:span> <text:span text:style-name="T198">(solo en estesisi) </text:span>y de 2014 en adelante lo metí en un loop, para actualizarlo</text:p>
      <text:p text:style-name="P168">for (i in 2014:2017){</text:p>
      <text:p text:style-name="P168"><text:s text:c="2"/>for (j in 1:4){</text:p>
      <text:p text:style-name="P168"><text:s text:c="4"/>name&lt;-paste("ALKcatches",i,j,sep="")</text:p>
      <text:p text:style-name="P168"><text:s text:c="4"/>name1&lt;-paste("Ldcatches",i,j,sep="")</text:p>
      <text:p text:style-name="P168"/>
      <text:p text:style-name="P169">Error: He quitado edades cero de la ecocadiz en la ALK pero no en la biomasa total! Corregir del 2010 al 2017</text:p>
      <text:p text:style-name="P169"/>
      <text:p text:style-name="P174">Para actualiza<text:span text:style-name="T201">Anchovy2017_benchmark_allnumbers_59_2018_1</text:span>r 2018 pelago, <text:span text:style-name="T167">como no hay ALK voy a la primera línea donde aparece pelago_biom aprox 791 </text:span><text:span text:style-name="T170">y allí leo del archivo que me mandó Susana</text:span><text:span text:style-name="T167">, </text:span></text:p>
      <text:p text:style-name="P170"><text:span text:style-name="T167">Las capturas estimadas de 2018 1 y de 2018 2 (Junio sólo la mitad, así que se multiplica por dos) están en biomasa, las covierto a </text:span><text:span text:style-name="T170">número #bio2018*Num2017/bio2017 connúmero y biomasa de 2017 1 y 2 respect. Para el 2 sólo hay info de Cádiz. </text:span><text:span text:style-name="T171">Para la ld de pelago buscar pelago_comp_ld y meterla manualmente después del 2017</text:span></text:p>
      <text:p text:style-name="P317"/>
      <text:p text:style-name="P323">Estesisisi no tiene reclutamiento en el step 2 <text:span text:style-name="T199">de 2018</text:span> (preguntar a Bjarki)</text:p>
      <text:p text:style-name="P168"/>
      <text:p text:style-name="P324">[csmdpmrh@c6602 Anchovy2018_benchmark_allnumbers_A2018endyear_estesisisi]$ sbatch --time=6:00:00 -p shared --qos=shared trabajo.sh</text:p>
      <text:p text:style-name="P324">Submitted batch job 1326283</text:p>
      <text:p text:style-name="P324">Con todo lo de 2017 y 2018 (LD pelago, biomass pelago) (Capturas estimadas 1 de Algarve y Cádiz, Capturas estimadas 2 de sólo Cádiz), corregido ecocadiz biomasa sin edad 0 y las ld del cerco sacadas de las ALK y no de los pdfs.</text:p>
      <text:p text:style-name="P296"/>
      <text:p text:style-name="P325">WGTS<text:span text:style-name="T202">1</text:span> había un error con get.gatget.recruitment cuando hacía gadget.fit <text:span text:style-name="T200">porque faltaba un 1 al final de anch.rec, poniéndoselo la cosa funciona, para revisar la salidad está en el folder </text:span><text:soft-page-break/><text:span text:style-name="T200">Anchovy2017_benchmark_allnumbers_59_2018_1 en TEXDocuments</text:span>, en WGTSfv anch.rec con un uno al final que faltaba :)</text:p>
      <text:p text:style-name="P326">[csmdpmrh@c6601 Anchovy2018_benchmark_allnumbers_A2018endyear_estesisisi]$ sbatch --time=6:00:00 -p shared --qos=shared trabajo.sh</text:p>
      <text:p text:style-name="P326">Submitted batch job 1330310</text:p>
      <text:p text:style-name="P158"/>
      <text:p text:style-name="P175">WGTS tiene los resultados cambiando el printstep en gadget.fit</text:p>
      <text:p text:style-name="P175">gadget.fit &lt;- function(wgts = 'WGTS', </text:p>
      <text:p text:style-name="P175"><text:s text:c="23"/>printfile.printatstart = 1, </text:p>
      <text:p text:style-name="P175"><text:s text:c="23"/>printfile.steps = 3,</text:p>
      <text:p text:style-name="P175"><text:s text:c="23"/>rec.len.param = FALSE)</text:p>
      <text:p text:style-name="P158"/>
      <text:p text:style-name="P176">He descubierto que cambiar las LD de las capturas, en vez de la de los reports las de los taledas lo cambia todo <text:span text:style-name="T204">(no es verdad los he graficado ambos y son muy parecidos el problema está en las capturas de 2018</text:span>, <text:span text:style-name="T203">en estesisisi 3 , como estaba antes</text:span></text:p>
      <text:p text:style-name="P176"/>
      <text:p text:style-name="P327">[csmdpmrh@fs6802 Anchovy2018_benchmark_allnumbers_A2018endyear_estesisisi_3]$ sbatch --time=8:00:00 -p shared --qos=shared trabajo.sh</text:p>
      <text:p text:style-name="P327">Submitted batch job 1332943</text:p>
      <text:p text:style-name="P296"/>
      <text:p text:style-name="P158"/>
      <text:p text:style-name="P178">Problema gordo de convergencia cuando se sale de 2017 4, he visto unas capturas gigantes en el 2018, había un error en el archivo de definición, hay que multiplicar por <text:span text:style-name="T205">1000</text:span> las tons <text:span text:style-name="T205">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77"/>
      <text:p text:style-name="P179">El arreglado en <text:span text:style-name="T206">el CESGA en </text:span><text:s/>GADGET_backup/assessment2018/Anchovy2018_benchmark_allnumbers_2_2018_fv</text:p>
      <text:p text:style-name="P158"/>
      <text:p text:style-name="P180">El setup <text:span text:style-name="T207">setupanchovy_Prueba_1988_2015_completo_fleet_number_As2018_endyear2017_estesi_3_fvlocal va con las capturas hasta Junio 25</text:span></text:p>
      <text:p text:style-name="P158"/>
      <text:p text:style-name="P181">OJOOOO para pasar a html cojo el latex y uso en el terminal:</text:p>
      <text:p text:style-name="P181">htlatex Gadgetbenchmark_run59_2018_2fv_june25_4reporthtml.tex <text:span text:style-name="T208">para las tablas</text:span></text:p>
      <text:p text:style-name="P181"/>
      <text:p text:style-name="P182">para las figuras en en 4report2rmd.Rnw agrego las jpg, recordar correr este también.</text:p>
      <text:p text:style-name="P158"/>
      <text:p text:style-name="P158"/>
      <text:p text:style-name="P158"/>
      <text:p text:style-name="P158"/>
      <text:p text:style-name="P183">LBI solo unimodales cambiar el grouping</text:p>
      <text:p text:style-name="P183"/>
      <text:p text:style-name="P403">Assessment 2019</text:p>
      <text:p text:style-name="P184"/>
      <text:p text:style-name="P186">Primera prueba (intentar reproducir lo del año pasado):</text:p>
      <text:p text:style-name="P186"/>
      <text:p text:style-name="P185">Anchovy2018_benchmark_allnumbers_A2018endyear_estesisisi_3_pru2019_2 es el más parecido al del año pasado creado con </text:p>
      <text:p text:style-name="P185"><text:soft-page-break/>/home/marga/GADGET/Assessment/Assessment2018/setupanchovy_Prueba_1988_2015_completo_fleet_number_As2018_endyear2017_estesi_3_pru2019_2.r</text:p>
      <text:p text:style-name="P185"/>
      <text:p text:style-name="P186">Copio el folder <text:span text:style-name="T209">Anchovy2018_benchmark_allnumbers_A2018endyear_estesisisi_3_pru2019_2 </text:span>en la carpeta Assessment 2018 del CESGA</text:p>
      <text:p text:style-name="P186"/>
      <text:p text:style-name="P188">sftp://csmdpmrh@ft2.cesga.es/mnt/netapp1/Store_CSIC/home/csic/mdp/mrh/GADGET_backup/assessment2018/Anchovy2018_benchmark_allnumbers_A2018endyear_estesisisi_3_pru2019_2</text:p>
      <text:p text:style-name="P185"/>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2"/>
      <text:p text:style-name="P215">parece que los datos de fleet.seine los he modificado a mano en el 25fv y en el 25fvlocal en el CESGA lo demás todo igual</text:p>
      <text:p text:style-name="P215"/>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89"><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09"><text:span text:style-name="T46">M</text:span><text:span text:style-name="T28">ayo 17 de 2019</text:span></text:p>
      <text:p text:style-name="P187">Copio el folder <text:span text:style-name="T209">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10">sftp://csmdpmrh@ft2.cesga.es/mnt/netapp1/Store_CSIC/home/csic/mdp/mrh/GADGET_backup/assessment2018/Anchovy2018_benchmark_allnumbers_2_2018_june25fv</text:span></text:a></text:p>
      <text:p text:style-name="P53"/>
      <text:p text:style-name="P64">Parece que hubi<text:span text:style-name="T211">e</text:span>se modificado manualmente las entradas del 2018, cambio el archivo fleet.seine de pru2019_2 para que quede igual al de june25fv <text:span text:style-name="T211">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16"><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576">devtools::install_github('hafro/rgadget',lib=paste(Sys.getenv("STORE"),"Rpac",sep="/"))</text:p>
      <text:p text:style-name="P13"/>
      <text:p text:style-name="P13">Ahora hay que cambiar el archivo runner</text:p>
      <text:p text:style-name="P13"/>
      <text:p text:style-name="P15">vpn ver foto <text:span text:style-name="T212">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577"><text:span text:style-name="T45">module load gadget/2.2.00-BETA-f4089fe </text:span><text:s/></text:p>
      <text:p text:style-name="P578">R</text:p>
      <text:p text:style-name="P578">He instalado reshape2 y dplyr para que funcionara</text:p>
      <text:p text:style-name="P57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99">and report</text:span>:</text:p>
      <text:p text:style-name="P45"><text:soft-page-break/></text:p>
      <text:list xml:id="list173401422699173" text:continue-list="list173401206382666" text:style-name="L1">
        <text:list-item text:start-value="1">
          <text:p text:style-name="P64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644"><text:span text:style-name="T18">Change the name of</text:span><text:span text:style-name="T19"> the .Rnw </text:span><text:span text:style-name="T18">file and open it.</text:span></text:p>
        </text:list-item>
        <text:list-item>
          <text:p text:style-name="P647">Put WGTS.<text:span text:style-name="T107">Rdata SS.Rdata</text:span> <text:span text:style-name="T128"><text:s/></text:span>and recruitment <text:span text:style-name="T128">(Only WGTS and Output y resbyyear.Rdata)</text:span>, <text:span text:style-name="T109">and params.in and optfile</text:span> in the github repository: Copy locally to a new folder in /home/marga/GADGET/Realgadgetgit/gadgetanchovy called Anchovybenchmark(number).</text:p>
        </text:list-item>
      </text:list>
      <text:p text:style-name="P429">In the console locally: cd <text:span text:style-name="T22">GADGET/Realgadgetgit/gadgetanchovy </text:span></text:p>
      <text:p text:style-name="P562"><text:s/><text:tab/>git add Anchovyb*</text:p>
      <text:p text:style-name="P566"><text:span text:style-name="T23">git </text:span>commit -m "Files for benchmark analysis ...”</text:p>
      <text:p text:style-name="P429">git push [mmrinconh Nugr]</text:p>
      <text:p text:style-name="P429"/>
      <text:list xml:id="list173402884868927" text:continue-numbering="true" text:style-name="L1">
        <text:list-item>
          <text:p text:style-name="P658">Change benchmark(number) appropiately in github calls in the .Rnw file (two lines, one for WGTS, <text:s/>other for Recruitment, <text:span text:style-name="T219">other for resbyyear</text:span> <text:span text:style-name="T112">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660">Compilar en Rstudio</text:p>
        </text:list-item>
        <text:list-item>
          <text:p text:style-name="P660">Abrir el .tex y compilar con PDFlatex...it gives you the chance to change a dash in González – Quirós bibliography entry in .bbl file, save it and compile again.</text:p>
        </text:list-item>
      </text:list>
      <text:p text:style-name="P581"/>
      <text:p text:style-name="P584">Muchos de estos pasos se han automatizado en un fichero que se llama report_generation.r en TEXdocuments/benchmark</text:p>
      <text:p text:style-name="P585">Para el retro usar el Report_generation para hacer un push, <text:span text:style-name="T138">push, Tomar Modelcomparison_retro.Rmd y ponerlo en el TEX folder que corresponda, abrirloo y cambiar el número de run en todas las instancias donde diga allnumbers_</text:span></text:p>
      <text:p text:style-name="P585"/>
      <text:p text:style-name="P585"/>
      <text:p text:style-name="P586">Versión Rgadget 0.5 <text:span text:style-name="T213">en mi pc</text:span></text:p>
      <text:p text:style-name="P632">This is just to tell you about some errors I'm getting with Rgadget version 0.5. in my pc but I guess in cesga the latest version is installed.</text:p>
      <text:p text:style-name="P633">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6">likelihood_value</text:span> instead of likelihood.value</text:p>
      <text:p text:style-name="P594">Actualizo Rgadget a la última versión <text:span text:style-name="T214">sin actualizar ningún otro paquete. No funciona </text:span></text:p>
      <text:p text:style-name="P595"/>
      <text:p text:style-name="P596">problema en resildist <text:span text:style-name="T215">solucionado con bubbles siguiendo las instrucciones que hay para Rgadget en la página de github</text:span></text:p>
      <text:p text:style-name="P597">El gadget.fit fallaba porque no generaba el res.by.year <text:s/>correctamente, por eso hice mi propia versión gadget_fit4_2step.r que creo que era lo mismo que el gadget.fit <text:span text:style-name="T216">después de llamar al Gadget</text:span></text:p>
      <text:p text:style-name="P598">Comparo GADGET/gadget_fit_2019.r (este es el real y más reciente) y GADGET/gadget_fit4_2step_2019.r (este el mío modificado <text:span text:style-name="T217">cambiando nombres de filas porque ahora las cosas no se llaman number.consumed sino number_consumed o biomass.consumed es biomass_consumed)</text:span></text:p>
      <text:p text:style-name="P587"><text:soft-page-break/></text:p>
      <text:p text:style-name="P599">Ahora cambio la última línea del runner para que llame a gadget_fit4_2step_2019.r <text:span text:style-name="T218">y ese es el que voy a usar de base para el del assessment 2019</text:span></text:p>
      <text:p text:style-name="P600">Ya se ha reproducido el del año pasado.</text:p>
      <text:p text:style-name="P600">Ahora creo la carpeta GADGET/Assessment/Assessment2019 y meto ahí una copia de <text:span text:style-name="T209">setupanchovy_Prueba_1988_2015_completo_fleet_number_As2018_endyear2017_estesi_3_pru2019_2.r </text:span>que ahora se llama <text:span text:style-name="T209">setupanchovy_Prueba_1988_2015_completo_fleet_number_As2018_endyear2017_estesi_3_2019_2.r</text:span></text:p>
      <text:p text:style-name="P601">Cambio wd a Assessment2019 y el nombre del Gadget directory Anchovy2018_benchmark_allnumbers_A2018endyear_estesisisi_3_2019_2</text:p>
      <text:p text:style-name="P601"/>
      <text:p text:style-name="P601">Cambio en <text:span text:style-name="T220">(Línea 537) </text:span>for (i in c(2015:2017)){ </text:p>
      <text:p text:style-name="P601"><text:s text:c="2"/>name&lt;-paste("Ecocadiz",i,sep="") <text:span text:style-name="T220">que me interesa biomasa y bioage0</text:span></text:p>
      <text:p text:style-name="P601"/>
      <text:p text:style-name="P601">2017 por 2018</text:p>
      <text:p text:style-name="P588"/>
      <text:p text:style-name="P589"/>
      <text:p text:style-name="P588"/>
      <text:p text:style-name="P203">Ojo BOQUERON_ALK_año debe tener números totales en la columna 9 fila 40 en las 4 hojas</text:p>
      <text:p text:style-name="P304">Cuadrar el ALK_ECOCADIZ_201<text:span text:style-name="T220">8</text:span> 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09">meter en <text:span text:style-name="T67">'ecocadiz_comp_ald'</text:span><text:span text:style-name="T162">:</text:span> <text:span text:style-name="T56">i&lt;-201</text:span><text:span text:style-name="T71">8 </text:span><text:span text:style-name="T194">aprox línea 655</text:span></text:p>
      <text:p text:style-name="P308"><text:s text:c="2"/><text:span text:style-name="T56">name&lt;-paste("Ecocadiz",i,sep="")</text:span></text:p>
      <text:p text:style-name="P190"/>
      <text:p text:style-name="P312">Igual para <text:span text:style-name="T194"><text:s/></text:span><text:span text:style-name="T68">'ecocadiz_comp_ld'</text:span><text:span text:style-name="T194"> línea 775</text:span></text:p>
      <text:p text:style-name="P163"><text:s/>i&lt;-2017</text:p>
      <text:p text:style-name="P163"><text:s text:c="2"/>name&lt;-paste("Ecocadiz",i,sep="")</text:p>
      <text:p text:style-name="P315"><text:span text:style-name="T56"><text:s text:c="2"/>a&lt;-readWorksheetFromFile(paste("/home/marga/GADGET/DATOS/ECOCADIZ/ALK_ECOCADIZ_"</text:span>,i,".xls",sep=""), sheet = "ALK_GENERAL_BOQUERON", </text:p>
      <text:p text:style-name="P315"><text:s text:c="27"/>header = TRUE, startCol = 8, </text:p>
      <text:p text:style-name="P315"><text:s text:c="27"/>startRow = 6, endCol = 9, </text:p>
      <text:p text:style-name="P315"><text:s text:c="27"/>endRow = 38, useCachedValues=TRUE)</text:p>
      <text:p text:style-name="P315"><text:s text:c="2"/>names(a)&lt;-c("length","count")</text:p>
      <text:p text:style-name="P315"><text:s text:c="2"/>a$year&lt;-i</text:p>
      <text:p text:style-name="P315"><text:s text:c="2"/>a$month&lt;-7-3</text:p>
      <text:p text:style-name="P315"><text:s text:c="2"/>a$type&lt;-<text:span text:style-name="T56">"ecocadiz_comp_ld"</text:span></text:p>
      <text:p text:style-name="P163"/>
      <text:p text:style-name="P160">alkcatches_comp' <text:span text:style-name="T169">línea 1</text:span><text:span text:style-name="T172">171</text:span><text:span text:style-name="T169"> aprox</text:span></text:p>
      <text:p text:style-name="P166"><text:span text:style-name="T169">for (i in 2014:</text:span><text:span text:style-name="T196">2018</text:span><text:span text:style-name="T169">){</text:span></text:p>
      <text:p text:style-name="P320"><text:s text:c="2"/>for (j in 1:4){</text:p>
      <text:p text:style-name="P192"><text:s text:c="4"/>name&lt;-paste("ALKcatches",i,j,sep="")</text:p>
      <text:p text:style-name="P192"/>
      <text:p text:style-name="P328"><text:span text:style-name="T72">No es necesario q</text:span><text:span text:style-name="T56">uitar edades cero de la ecocadiz </text:span><text:span text:style-name="T72">se hace solo en la aldist</text:span></text:p>
      <text:p text:style-name="P194"/>
      <text:p text:style-name="P330"><text:span text:style-name="T72">P</text:span><text:span text:style-name="T56">ara pelago buscar pelago_biom&lt;-add_row veo un error y los números de la pelago 2018 aparecen como 23473000...</text:span><text:span text:style-name="T73">No es un error recordar que pelago y eco van con biomasa </text:span><text:span text:style-name="T74">y que se multiplica por 1000 para pasar de TON a KG</text:span></text:p>
      <text:p text:style-name="P195"/>
      <text:p text:style-name="P331"><text:span text:style-name="T74">V</text:span><text:span text:style-name="T56">eo que falta ALK de Pelago 2017 sólo está cádiz, </text:span><text:span text:style-name="T75">ojo que en Pelago no hay edad 0, </text:span><text:span text:style-name="T76">buscar</text:span></text:p>
      <text:p text:style-name="P196"/>
      <text:p text:style-name="P197"><text:soft-page-break/>########Cambiar con 2018 cuando lo haga</text:p>
      <text:p text:style-name="P197"/>
      <text:p text:style-name="P297"><text:span text:style-name="T56">pelago_comp_ld</text:span>': <text:span text:style-name="T161">encontrar la ld y meterla </text:span><text:span text:style-name="T65">name&lt;-"Pelago2017"</text:span><text:span text:style-name="T161">, no olvidar cambiar el año en <text:s/>a$year&lt;-2017</text:span></text:p>
      <text:p text:style-name="P301"><text:span text:style-name="T160">Crear un fichero pelago2017 con la ALK startCol = 1, startRow = 6, endCol = 5, endRow = 27 y la biomasa en el col 10 fila 5</text:span> </text:p>
      <text:p text:style-name="P301"><text:span text:style-name="T56">pelago_comp_ald </text:span>usar el pelago2017, <text:span text:style-name="T166">meterla en </text:span><text:span text:style-name="T66">name&lt;-"alPelago2017"</text:span><text:span text:style-name="T166"> #solo cadiz no hay Algarve</text:span></text:p>
      <text:p text:style-name="P301"><text:span text:style-name="T56">y pelago_comp usar el pelago 2017, incluir un año más en el loop <text:s/>(Aunque la mayoría de datos </text:span><text:span text:style-name="T77">de otros años</text:span><text:span text:style-name="T56"> están ponderados y no sirven en el loop se saca la biomasa que si nos sirve)</text:span></text:p>
      <text:p text:style-name="P404"><text:span text:style-name="T78">pelago_comp solo no se usa sólo </text:span><text:bookmark text:name="rstudio_console_output2"/><text:span text:style-name="T222">pelago_bio_pre</text:span></text:p>
      <text:p text:style-name="P198"><text:span text:style-name="T171">A</text:span><text:span text:style-name="T167">ctualizar CatchesAlgarve hasta 2018 </text:span><text:span text:style-name="T174">(LandingsPortugal2018 Folja1</text:span><text:span text:style-name="T167">, 2019 1 y 2 es 0 tons</text:span></text:p>
      <text:p text:style-name="P332">B</text:p>
      <text:p text:style-name="P171"><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3"/>
      <text:p text:style-name="P334">Year4bio2num uno menos que el año en curso</text:p>
      <text:p text:style-name="P334">Year4bio2num&lt;-2018</text:p>
      <text:p text:style-name="P336">Actualizar NUMPT y BIOMTOT</text:p>
      <text:p text:style-name="P337">uscar catchesallfleetsPTSP y actualizar el loop hasta el año en curso menos 1, en este caso 2018</text:p>
      <text:p text:style-name="P337"/>
      <text:p text:style-name="P337"/>
      <text:p text:style-name="P199"><text:span text:style-name="T167">Busco catches20181cakg y copio y pego </text:span><text:span text:style-name="T175">y comento</text:span><text:span text:style-name="T167"> para repetir con el 2019</text:span></text:p>
      <text:p text:style-name="P172"><text:span text:style-name="T167">las covierto a </text:span><text:span text:style-name="T170">número #bio2018*Num2017/bio2017 connúmero y biomasa de 2017 1 y 2 respect.</text:span></text:p>
      <text:p text:style-name="P339">Ojo que como no hay Algarve, mejor NUm 2018 de Cadiz y bio 2018 de cadiz</text:p>
      <text:p text:style-name="P339"/>
      <text:p text:style-name="P341">Comentar esta línea y repetirla con 2019</text:p>
      <text:p text:style-name="P341">fleet.allptsp&lt;-add_row(fleet.allptsp,year=2018,month=c(3,6),count=c(Numb20181,Numb20182))</text:p>
      <text:p text:style-name="P341"/>
      <text:p text:style-name="P343">Cambiar el año en defaults</text:p>
      <text:p text:style-name="P201"><text:span text:style-name="T167">Correr </text:span><text:span text:style-name="T176">el que está en el cesga</text:span><text:span text:style-name="T167"> hasta la linea 2664</text:span></text:p>
      <text:p text:style-name="P345">Lo que salga compararlo con Anchovy2018_benchmark_allnumbers_A2018endyear_estesisisi_3_pru2019_2 del cesga</text:p>
      <text:p text:style-name="P345"/>
      <text:p text:style-name="P346">Errores NA’s en áld de pelago, los numeros de ld pelago muy raros hay algo raro</text:p>
      <text:p text:style-name="P347">El definitivo está en el cesga <text:span text:style-name="T223">y en GADGET/Assessment/Assessment2019 el que acaba en from cesga son iguales</text:span></text:p>
      <text:p text:style-name="P347"/>
      <text:p text:style-name="P348">El que sale está en Anchovy2018_benchmark_allnumbers_A2018endyear_estesisisi_3_2019_2 le hago una copia que voy a completar y termina en “completo” comparo con Copyde2019_2enassessment2018delcesga <text:s/>que es copia local de <text:s/><text:span text:style-name="T224">Anchovy2018_benchmark_allnumbers_A2018endyear_estesisisi_3_pru2019_2</text:span></text:p>
      <text:p text:style-name="P348"/>
      <text:p text:style-name="P353">La comparación se hace en el folder local y luego pego el _completo en el cesga </text:p>
      <text:p text:style-name="P348"/>
      <text:p text:style-name="P349">Capturasld de 2018 con muchos decimales</text:p>
      <text:p text:style-name="P350">Ojo que en los archivos <text:s/>Pelago,i hay una biomasa y se repite luego en los results-PELAGO <text:span text:style-name="T225">duermo pelagobiom2018 y 2019 para evitar el duplicado</text:span></text:p>
      <text:p text:style-name="P350"/>
      <text:p text:style-name="P351">Reclutamiento solo2 3 4 de 2018 no hay en 2019 averiguar con calma why</text:p>
      <text:p text:style-name="P354">OJO a agregar parámetros en params.in de rec</text:p>
      <text:p text:style-name="P352">El area debería ir hasta 2019 <text:span text:style-name="T226">la completo manualmente pero debería arreglarlo en el setup</text:span></text:p>
      <text:p text:style-name="P352"><text:soft-page-break/></text:p>
      <text:p text:style-name="P357"/>
      <text:p text:style-name="P355">[csmdpmrh@fs6803 Anchovy2018_benchmark_allnumbers_A2018endyear_estesisisi_3_2019_2_completo]$ sbatch --time=8:00:00 -p shared --qos=shared trabajo.shSubmitted batch job 2655360</text:p>
      <text:p text:style-name="P347"/>
      <text:p text:style-name="P348">Anchovy2018_benchmark_allnumbers_A2018endyear_estesisisi_3_2019_2</text:p>
      <text:p text:style-name="P348"/>
      <text:p text:style-name="P356">problema con ecocadiz_ld está sólo hasta 2017 <text:span text:style-name="T227">y lo mismo con la ecocadiz_ald</text:span></text:p>
      <text:p text:style-name="P357">corro <text:span text:style-name="T56">fromcesga_mejorado</text:span> pero sólo para robarme las <text:span text:style-name="T228">tres</text:span> ecocadiz <text:span text:style-name="T228">ld ald y bio, ojo al los nombres de las <text:s/>hojas en los ficheros de pelago y ecocadiz (esto seguramente lo he hecho manualmente y hay un error los datos de ald y ld del 2017 están repetidos en el 2018)</text:span></text:p>
      <text:p text:style-name="P357"/>
      <text:p text:style-name="P358">[csmdpmrh@fs6803 Anchovy2019_completo_ecocadiz2018]$ sbatch --time=8:00:00 -p shared --qos=shared trabajo.sh</text:p>
      <text:p text:style-name="P358">Submitted batch job 2657406, Este completo ecocadiz es igual a completo pero me he robado las ecocadiz de Anchovy2018_benchmark_allnumbers_A2018endyear_estesisisi_3_2019_2_ecocadiz en Assessment2019 local</text:p>
      <text:p text:style-name="P358"/>
      <text:p text:style-name="P360">Problema: <text:span text:style-name="T23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60"/>
      <text:p text:style-name="P360">Error en las salidas de ecocadiz ld y ald en el 2018, el problema es que en el file fleet.ECO.data no está el año 2018 <text:s/>porque copié manualmente desde el folder local ver párrafo anterior (<text:span text:style-name="T229">me he robado las ecocadiz de Anchovy2018_benchmark_allnumbers_A2018endyear_estesisisi_3_2019_2_ecocadiz en Assessment2019 local) y no copié el archivo fleet.ECO.data.</text:span></text:p>
      <text:p text:style-name="P359"/>
      <text:p text:style-name="P361">En el cesga <text:span text:style-name="T230">carpeta $STORE, GADGET_backup, assessment2019</text:span>he copiado el anterior (Anchovy2019_completo_ecocadiz2018) y manualmente he puesto el año 2018 en el archivo fleet.ECO.data y se llama <text:s/>Anchovy2019_completo_ecocadiz2018_estesi</text:p>
      <text:p text:style-name="P361">[csmdpmrh@fs6803 Anchovy2019_completo_ecocadiz2018_estesi]$ sbatch --time=8:00:00 -p shared --qos=shared trabajo.sh</text:p>
      <text:p text:style-name="P361">Submitted batch job 2673132</text:p>
      <text:p text:style-name="P361"/>
      <text:p text:style-name="P362">Mientras corre voy a ver si puedo dejarlo listo para calcular la cuota</text:p>
      <text:p text:style-name="P363">Buscar “biomassests” <text:s/>en el Rnw que genera el report y cambiar el año </text:p>
      <text:p text:style-name="P368">Definir B2019&lt;-fit$res.by.year$total.biomass[fit$res.by.year$year==2019]</text:p>
      <text:p text:style-name="P366">Actualizar RatioB2019 <text:s/><text:span text:style-name="T232">y Latestadvice&lt;-3760</text:span></text:p>
      <text:p text:style-name="P366"/>
      <text:p text:style-name="P366">y cambiarlo en la línea Advice&lt;-</text:p>
      <text:p text:style-name="P365"><text:span text:style-name="T233">#</text:span>Advice&lt;-RatioB*landsydisc2018</text:p>
      <text:p text:style-name="P370">Advice&lt;-RatioB2019*Latestadvice</text:p>
      <text:p text:style-name="P374">cambiar</text:p>
      <text:p text:style-name="P374">ylimrecruitment&lt;-max(rec_order.by.year$recruitment[rec_order.by.year$year&lt;2018] /1e+06)</text:p>
      <text:p text:style-name="P376">Cambiar 2018 por 2019 en ICESplots <text:span text:style-name="T234">y ver los ylims</text:span></text:p>
      <text:p text:style-name="P370"/>
      <text:p text:style-name="P372">Duplicar toda esta sección: \section{Catch advice for July 2018 to June 2019} y comentar el anterior</text:p>
      <text:p text:style-name="P372"><text:soft-page-break/></text:p>
      <text:p text:style-name="P378">Error en el cálculo de puntos de referencia hemos asumido que los mayores del 1+ son maduros pero no <text:s/>he quitado los de edad cero para multiplicar por propmat</text:p>
      <text:p text:style-name="P380">Cambiar 2018 por 2019 en recSSB</text:p>
      <text:p text:style-name="P380">recSSB&lt;-merge(SSBbyyear,rec_order.by.year,by="year")%&gt;%mutate(rect=c(recruitment[2:length(recruitment)],0))%&gt;%filter(year&lt;2018)</text:p>
      <text:p text:style-name="P380"/>
      <text:p text:style-name="P380"/>
      <text:p text:style-name="P380"/>
      <text:p text:style-name="P205">Final github Assessment2019_27may_ecocadiz2018_estesi</text:p>
      <text:p text:style-name="P382"/>
      <text:p text:style-name="P383">He metido un reclutamiento en el trimestre 2 de 2019 <text:span text:style-name="T235">se llama <text:s/>Anchovy2019_completo_ecocadiz2018_estesi_Rec2019</text:span></text:p>
      <text:p text:style-name="P384"><text:s/>[csmdpmrh@fs6803 Anchovy2019_completo_ecocadiz2018_estesi_Rec2019]$ sbatch --time=8:00:00 -p shared --qos=shared trabajo.sh</text:p>
      <text:p text:style-name="P384">Submitted batch job 2675237</text:p>
      <text:p text:style-name="P384"/>
      <text:p text:style-name="P385">He enviado uno <text:span text:style-name="T23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36">sftp://csmdpmrh@ft2.cesga.es/mnt/netapp1/Store_CSIC/home/csic/mdp/mrh/GADGET_backup/assessment2019/Anchovy2019_completo_ecocadiz2018_estesi_Rec2019_onlyuntil2018_2</text:span></text:a><text:span text:style-name="T236"> </text:span></text:p>
      <text:p text:style-name="P385"/>
      <text:p text:style-name="P386">Este hay que pasarlo por uno del assessment 2018</text:p>
      <text:p text:style-name="P387">[csmdpmrh@fs6803 Anchovy2019_completo_ecocadiz2018_estesi_Rec2019_onlyuntil2018_2]$ sbatch --time=8:00:00 -p shared --qos=shared trabajo.sh</text:p>
      <text:p text:style-name="P387">Submitted batch job 2675416</text:p>
      <text:p text:style-name="P387"/>
      <text:p text:style-name="P388">Hay que correr el assessment del 2018 con la pelago alk 2017 y 2018, cojo como referencia “Anchovy2018_benchmark_allnumbers_A2018endyear_estesisisi_3_pru2019_2” de la carpeta Assessment2018 en el CESGA <text:span text:style-name="T23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389">[csmdpmrh@fs6803 Anchovy2018_benchmark_allnumbers_A2018endyear_estesisisi_3_pru2019_2_fromcesgaplusaldpelago20172018]$ sbatch --time=8:00:00 -p shared --qos=shared trabajo.sh</text:p>
      <text:p text:style-name="P389">Submitted batch job 2680241</text:p>
      <text:p text:style-name="P389"/>
      <text:p text:style-name="P206">Final github Assessment2019_27may_ecocadiz2018_estesi <text:span text:style-name="T23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07">Cambia 1200644.28 por <text:s/>1179946,586 <text:span text:style-name="T241">kg ahora para pasarlo a números uso el archivo home/marga/GADGET/DATOS/Taledas_allfleets_1988_2016/SIMULACION_CAPTURAS_2019_T1-2.xlsx</text:span></text:p>
      <text:p text:style-name="P209">Los números del segundo trimestre pasan de 103263612.85 a 101483470</text:p>
      <text:p text:style-name="P208">El definitivo se llama <text:s/><text:span text:style-name="T240">Assessment2019_27may_ecocadiz2018_estesi_</text:span>junio30</text:p>
      <text:p text:style-name="P210">[csmdpmrh@fs6803 Anchovy2019_completo_ecocadiz2018_estesi_junio30]$ sbatch --time=8:00:00 -p shared --qos=shared trabajo.sh</text:p>
      <text:p text:style-name="P210">Submitted batch job 2680375</text:p>
      <text:p text:style-name="P210"><text:soft-page-break/></text:p>
      <text:p text:style-name="P390">Modelcomparison en ecocadiz2018_estesi en TEX documents</text:p>
      <text:p text:style-name="P592"><text:s/><text:span text:style-name="T242">/home/marga/Back up de MIPC/Documentos/TEXdocuments/Benchmark/Assessment2019/Anchovy2017_benchmark_allnumbers_59_2018_2_fv_june25_2019_27may_ecocadiz2018_estesi/Modelcomparison_estesi2019_2018pluspelagoALK1718.Rmd</text:span></text:p>
      <text:p text:style-name="P592"/>
      <text:p text:style-name="P592"/>
      <text:p text:style-name="P607">In the text check “Remarkable Model Assumptions”</text:p>
      <text:p text:style-name="P608">“Overview of the likelihood” </text:p>
      <text:p text:style-name="P608"/>
      <text:p text:style-name="P609">Copia del junio 30 [csmdpmrh@fs6804 Anchovy2019_completo_ecocadiz2018_estesi_junio30_replica]$ sbatch --time=8:00:00 -p shared --qos=shared trabajo.sh</text:p>
      <text:p text:style-name="P609">Submitted batch job 2686909</text:p>
      <text:p text:style-name="P609"/>
      <text:p text:style-name="P611">Quitar ecocadiz</text:p>
      <text:p text:style-name="P610">[csmdpmrh@fs6804 Anchovy2019_completo_ecocadiz2018_sinecocadiz2018]$ sbatch --time=8:00:00 -p shared --qos=shared trabajo.sh</text:p>
      <text:p text:style-name="P610">Submitted batch job 2687663</text:p>
      <text:p text:style-name="P610"/>
      <text:p text:style-name="P611">Para los retros tengo que quitar el reclutamiento del año en curso</text:p>
      <text:p text:style-name="P611"/>
      <text:p text:style-name="P612">[csmdpmrh@fs6804 Anchovy2019_completo_ecocadiz2018_estesi_junio30_retro17]$ sbatch --time=8:00:00 -p shared --qos=shared trabajo.sh</text:p>
      <text:p text:style-name="P612">Submitted batch job 2689255</text:p>
      <text:p text:style-name="P612">[csmdpmrh@fs6804 Anchovy2019_completo_ecocadiz2018_estesi_junio30_retro17]$ cd ..</text:p>
      <text:p text:style-name="P612">[csmdpmrh@fs6804 assessment2019]$ cd Anchovy2019_completo_ecocadiz2018_estesi_junio30_retro16</text:p>
      <text:p text:style-name="P612">[csmdpmrh@fs6804 Anchovy2019_completo_ecocadiz2018_estesi_junio30_retro16]$ sbatch --time=8:00:00 -p shared --qos=shared trabajo.sh</text:p>
      <text:p text:style-name="P612">Submitted batch job 2689256</text:p>
      <text:p text:style-name="P612"/>
      <text:p text:style-name="P613">Error en la fórmula porque B del último año no incluye bichos de edad cero mientras que las B del denominador si. </text:p>
      <text:p text:style-name="P613">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05">Ultimas versiones:</text:p>
      <text:p text:style-name="P406">/home/marga/Back up de MIPC/Documentos/TEXdocuments/Benchmark/Assessment2019/Anchovy2017_benchmark_allnumbers_59_2018_2_fv_june25_2019_27may_ecocadiz2018_estesi_30junio/Gadgetbenchmark_run59_2018_2fv_june25_4report_2019_27may_ecocadiz2018_estesi_junio30.pdf</text:p>
      <text:p text:style-name="P406">que se ha pegado con I love pdf con </text:p>
      <text:p text:style-name="P406">Modelcomparison_estesi2019_2018pluspelagoALK1718_biomasscorrected.pdf que ha sido <text:soft-page-break/>generado con un Rnw</text:p>
      <text:p text:style-name="P408">El resultado es WD_Assessment2019_ane9aSouth.pdf en Assessment2019</text:p>
      <text:p text:style-name="P406"/>
      <text:p text:style-name="P407">Generador de archivos para Gadget</text:p>
      <text:p text:style-name="P407"/>
      <text:p text:style-name="P407">/home/marga/GADGET/Assessment/Assessment2019/setupanchovy_Prueba_1988_2015_completo_fleet_number_As2018_endyear2017_estesi_3_2019_2_fvmay27_fromcesga_mejorado.r</text:p>
      <text:p text:style-name="Standard"/>
      <text:p text:style-name="P614">Hay que corregirle algunas cosas manualmente como unos NA’s en la Pelago</text:p>
      <text:p text:style-name="P614"/>
      <text:p text:style-name="P614">Útimo run del Gadget:</text:p>
      <text:p text:style-name="P614"><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614"/>
      <text:p text:style-name="P614"/>
      <text:p text:style-name="P615">No olvidar pasarle a Andrés el std con </text:p>
      <text:p text:style-name="P615">require(XLConnect)</text:p>
      <text:p text:style-name="P615">writeWorksheetToFile("/home/marga/Documents/ICES grupos/WGHANSA/WGHANSA2019/anchovystd.xlsx", sheet="Hoja1", data = fit$stock.std%&gt;%filter(year&gt;1988))</text:p>
      <text:p text:style-name="P615"/>
      <text:p text:style-name="P617">OJO: Abrir el proyecto R del TAF desde aquí:</text:p>
      <text:p text:style-name="P622">/home/marga/Documents/ICES grupos/TAF/2020_ane.27.9a_assessment</text:p>
      <text:p text:style-name="P616">For the TAF, it is done now for 2019 it produces a .tex document <text:span text:style-name="T243">it is neccesary to put .bib .bst and .cls in the report folder manually but it works (No he hecho push al poner esos archivos es decir están solo localmente)</text:span></text:p>
      <text:p text:style-name="P616"/>
      <text:p text:style-name="P631">2020 Asessment (año de la pandemia) <text:span text:style-name="T248">Mayo 7</text:span></text:p>
      <text:p text:style-name="P619">Primero en el CESGA en la carpeta Asessment busco el último folder del Gadget:</text:p>
      <text:p text:style-name="P619">Anchovy2019_completo_ecocadiz2018_estesi_junio30, hago una copia con el mismo nombre pero con prueba2020 al final:</text:p>
      <text:p text:style-name="P618"><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593">[csmdpmrh@fs6803 GADGET_backup]$ cd assessment2019</text:p>
      <text:p text:style-name="P620">[csmdpmrh@fs6803 assessment2019]$ cd Anchovy2019_completo_ecocadiz2018_estesi_junio30_prueba2020</text:p>
      <text:p text:style-name="P620">[csmdpmrh@fs6803 Anchovy2019_completo_ecocadiz2018_estesi_junio30_prueba2020]$ sbatch --time=8:00:00 -p shared --qos=shared trabajo.sh</text:p>
      <text:p text:style-name="P620">Submitted batch job 3938103</text:p>
      <text:p text:style-name="P620"/>
      <text:p text:style-name="P621">Voy a intentar la prueba de correr el assessmnet del año pasado con el TAF:</text:p>
      <text:p text:style-name="P623">Esta no es la forma:</text:p>
      <text:p text:style-name="P624">Voy a Documentos/ICES grupos/TAF/2020_ane.27.9a_assessment y creo un nuevo folder llamado <text:span text:style-name="T244">P</text:span>rueba1 copiando todo lo que había salvo el .git y el Rproject.</text:p>
      <text:p text:style-name="P625">Copio el TAF_code.r en Prueba1 y modifico el setwd</text:p>
      <text:list xml:id="list4311032331850760146" text:style-name="L4">
        <text:list-item>
          <text:p text:style-name="P650"><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8"><text:soft-page-break/>In the console locally: cd <text:span text:style-name="T22">GADGET/Realgadgetgit/gadgetanchovy </text:span></text:p>
      <text:p text:style-name="P563"><text:s/><text:tab/>git add .</text:p>
      <text:p text:style-name="P567"><text:span text:style-name="T23">git </text:span>commit -m "Files for benchmark analysis ...”</text:p>
      <text:p text:style-name="P434">git push [mmrinconh Nugr]</text:p>
      <text:p text:style-name="P436">Cambio en /home/marga/Documents/ICES grupos/TAF/2020_ane.27.9a_assessment/Prueba1/bootstrap/DATA.bib el source por </text:p>
      <text:p text:style-name="P430"><text:a xlink:type="simple" xlink:href="https://raw.githubusercontent.com/mmrinconh/gadgetanchovy/master/Assessment2019_27may_ecocadiz2018_estesi_junio30_prueba2020/params.in" text:style-name="Internet_20_link" text:visited-style-name="Visited_20_Internet_20_Link"><text:span text:style-name="T157">https://raw.githubusercontent.com/mmrinconh/gadgetanchovy/master/Assessment2019_27may_ecocadiz2018_estesi_junio30_prueba2020/params.in</text:span></text:a><text:span text:style-name="T157"> igual en todas las entradas</text:span></text:p>
      <text:p text:style-name="P440">siguiendo el TAF_code hago un run del setwd y luego taf.bootstrap<text:span text:style-name="T245">()</text:span></text:p>
      <text:p text:style-name="P441">TAF_code_4prueba.r guarda los pasos de lo que hice aunque estuviera mal</text:p>
      <text:p text:style-name="P440"/>
      <text:p text:style-name="P519">Usar releases mejor <text:span text:style-name="T249">NOOOOOO</text:span></text:p>
      <text:p text:style-name="P444">Creo un release desde github en el repositorio del assessment le doy a releases y me pregunta si creo un nuevo release <text:span text:style-name="T246">le digo que si le pongo un tag que es v0.0 y se llama Prueba 1</text:span></text:p>
      <text:p text:style-name="P444"/>
      <text:p text:style-name="P520">ESTE SI</text:p>
      <text:p text:style-name="P522">He subido a github los archivos de <text:span text:style-name="T177">Anchovy2019_completo_ecocadiz2018_estesi_junio30_prueba2020:</text:span></text:p>
      <text:list xml:id="list173401328025377" text:continue-numbering="true" text:style-name="L4">
        <text:list-item>
          <text:p text:style-name="P65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559">In the console locally: cd <text:span text:style-name="T22">GADGET/Realgadgetgit/gadgetanchovy </text:span></text:p>
      <text:p text:style-name="P564"><text:s/><text:tab/>git add .</text:p>
      <text:p text:style-name="P568"><text:span text:style-name="T23">git </text:span>commit -m "Files for benchmark analysis ...”</text:p>
      <text:p text:style-name="P435">git push [mmrinconh Nugr]</text:p>
      <text:p text:style-name="P439"/>
      <text:p text:style-name="P570">Copiar localmente el repositorio: <text:span text:style-name="T250">Ahora se llama: 2020_ane.27.9a_assessment_prueba</text:span></text:p>
      <text:p text:style-name="P570">sin el .git y sin el Rproject, borrar las carpetas bootstrap/data <text:s/><text:span text:style-name="T247">library SOFTWARE.bib and software, modificar las entradas </text:span></text:p>
      <text:p text:style-name="P572">(aquí lo mismo pero en inglés por si acaso entiendo más en inglés que en español el día que relea:</text:p>
      <text:p text:style-name="P570">I deleted everything in the bootstrap folder except the initial folder and DATA.bib where I put the right path to the new sources<text:span text:style-name="T250">)</text:span></text:p>
      <text:p text:style-name="P570"/>
      <text:p text:style-name="P437">Cambio en /home/marga/Documents/ICES grupos/TAF/2020_ane.27.9a_assessment_<text:span text:style-name="T250">p</text:span>rueba/bootstrap/DATA.bib el source por </text:p>
      <text:p text:style-name="P452"><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5"/>
      <text:p text:style-name="P447">No es necesario crear un documento vacío que se llame param.in (no sé por qué tengo eso en las notas)</text:p>
      <text:p text:style-name="P445">...run TAFbootstrap() and bootstrap/data folder was created with the right files, then I copy the original SOFTWARE.bib into bootstrap folder and again run  TAFbootstrap() it creates the "software" and "library" folders </text:p>
      <text:p text:style-name="P449">A veces no funciona y saca un error en bubbles, cerrar y abrir de nuevo Rstudio su<text:span text:style-name="T250">e</text:span>le funcionar</text:p>
      <text:p text:style-name="P523">Esto teóricam<text:span text:style-name="T251">e</text:span>n<text:span text:style-name="T251">te</text:span> funciona pero no reproduce el assessment del año pasado tal cual hay 200 toneladas de más en la cuota <text:span text:style-name="T252">es normal y es debido al algoritmo de optimización de Gadget ver </text:span><text:a xlink:type="simple" xlink:href="https://hafro.github.io/gadget2/userguide/chap-optim.html#sec:repeat" text:style-name="Internet_20_link" text:visited-style-name="Visited_20_Internet_20_Link"><text:span text:style-name="T252">https://hafro.github.io/gadget2/userguide/chap-optim.html#sec:repeat</text:span></text:a></text:p>
      <text:p text:style-name="P524">Voy a usar el run <text:bookmark-start text:name="__DdeLink__3216_11775245111"/><text:span text:style-name="T178">Anchovy2019_completo_ecocadiz2018_estesi_junio30</text:span><text:bookmark-end text:name="__DdeLink__3216_11775245111"/><text:span text:style-name="T178">_prueba2020 </text:span><text:span text:style-name="T167">de referencia que ahora tiene una línea en el optfile que dice</text:span></text:p>
      <text:p text:style-name="P524"><text:soft-page-break/>seed <text:s text:c="6"/>5 <text:s text:c="4"/>;</text:p>
      <text:p text:style-name="P449"/>
      <text:p text:style-name="P450">Plan B</text:p>
      <text:p text:style-name="P450">El antiguo funciona si se instala el Rgadget de la época:</text:p>
      <text:p text:style-name="P450">remotes::install_github('hafro/rgadget', ref = '0949c54') </text:p>
      <text:p text:style-name="P450">y si se define </text:p>
      <text:p text:style-name="P634">matageyeardf&lt;-data.frame(year=rep(1988:2016,times=4),age=rep(0:3,each=29),propmat=1) en la línea 977 y se borra todo lo referente a matageyear</text:p>
      <text:p text:style-name="P634"/>
      <text:p text:style-name="P635">El Rnw funciona correctamente! :)</text:p>
      <text:p text:style-name="P635"/>
      <text:p text:style-name="P635">Ahora <text:span text:style-name="T253">parto de </text:span></text:p>
      <text:p text:style-name="P636"><text:span text:style-name="T253">home/marga/GADGET/Assessment/Assessment2019/</text:span>setupanchovy_Prueba_1988_2015_completo_fleet_number_As2018_endyear2017_estesi_3_2019_2_fvmay27_fromcesga_mejorado</text:p>
      <text:p text:style-name="P636"/>
      <text:p text:style-name="P626">Ahora creo la carpeta GADGET/Assessment/Assessment2<text:span text:style-name="T253">020_pandemia</text:span> y meto ahí una copia de <text:span text:style-name="T254">setupanchovy_Prueba_1988_2015_completo_fleet_number_As2018_endyear2017_estesi_3_2019_2_fvmay27_fromcesga_mejorado </text:span><text:span text:style-name="T255">que ahora se llama</text:span></text:p>
      <text:p text:style-name="P638">setupanchovy_Prueba_1988_2015_completo_fleet_number_As2018_endyear2017_estesi_3_2019_2_fvmay27_fromcesga_mejorado_2020</text:p>
      <text:p text:style-name="P637"/>
      <text:p text:style-name="P638">Creo un proyecto en R para el assessment del 2020 en <text:s/><text:span text:style-name="T258">GADGET/Assessment/Assessment2</text:span><text:span text:style-name="T259">020_pandemia</text:span></text:p>
      <text:p text:style-name="P639"/>
      <text:p text:style-name="P639"/>
      <text:p text:style-name="P639"/>
      <text:p text:style-name="P603">Cambio <text:span text:style-name="T256">en set</text:span>wd a Assessment20<text:span text:style-name="T256">20_pandemia</text:span> y el nombre del Gadget directory <text:span text:style-name="T261">cambiando</text:span> Anchovy2018_benchmark_allnumbers_A2018endyear_estesisisi_3_2019_2 <text:span text:style-name="T261">por gadget_directory("Anchovy2020")</text:span></text:p>
      <text:p text:style-name="P602"/>
      <text:p text:style-name="P604">Cambio en <text:span text:style-name="T220">(Línea 611) </text:span></text:p>
      <text:p text:style-name="P605">for (i in c(2015:2018)) 2018 por 2019</text:p>
      <text:p text:style-name="P606">for (i in c(2015:2019)){</text:p>
      <text:p text:style-name="P606"><text:s text:c="2"/><text:bookmark-start text:name="__DdeLink__37320_1177524511"/><text:bookmark-start text:name="__DdeLink__37318_1177524511"/>name&lt;-paste("Ecocadiz",i,sep="")<text:bookmark-end text:name="__DdeLink__37320_1177524511"/><text:bookmark-end text:name="__DdeLink__37318_1177524511"/> <text:span text:style-name="T220">que me interesa biomasa y bioage0</text:span></text:p>
      <text:p text:style-name="P591"/>
      <text:p text:style-name="P590"/>
      <text:p text:style-name="P204"/>
      <text:p text:style-name="P305"><text:span text:style-name="T262">Revisar que </text:span>el ALK_ECOCADIZ_201<text:span text:style-name="T275">9</text:span> <text:span text:style-name="T262">cumpla los formatos. Ver </text:span></text:p>
      <text:p text:style-name="P410">/home/marga/GADGET/DATOS/Guiaparaformatodedatos4gadget.doc <text:span text:style-name="T280">y agregar el sop de la edad 0 de la ecocadiz debe estar en la fila 103 columna 5</text:span></text:p>
      <text:p text:style-name="P305">con ALK <text:span text:style-name="T164">en sheet = "ALK_GENERAL_BOQUERON"</text:span> <text:span text:style-name="T165">con</text:span> header en , startCol = 1, startRow = <text:span text:style-name="T165">6</text:span>, endCol = 5 , endRow = 38, <text:span text:style-name="T164"><text:s/>biomasa en </text:span>startCol = 9, startRow = 3, <text:span text:style-name="T165">ld, columnas 8,9 con header empezando en la col 6 hasta la 38</text:span></text:p>
      <text:p text:style-name="P310">meter en <text:span text:style-name="T67">'ecocadiz_comp_ald'</text:span><text:span text:style-name="T162">:</text:span> <text:span text:style-name="T56">i&lt;-201</text:span><text:span text:style-name="T79">9</text:span><text:span text:style-name="T71"> </text:span><text:span text:style-name="T194">aprox línea 745 copiando la del año anterior y cambiando el año</text:span></text:p>
      <text:p text:style-name="P310"><text:s text:c="2"/><text:span text:style-name="T56">name&lt;-paste("Ecocadiz",i,sep="")</text:span></text:p>
      <text:p text:style-name="P191"/>
      <text:p text:style-name="P313">Igual para <text:span text:style-name="T194"><text:s/></text:span><text:span text:style-name="T68">'ecocadiz_comp_ld'</text:span><text:span text:style-name="T194"> línea 877 copiando el año anterior y poniendo 2019, aquí un ejemplo con 2017:</text:span></text:p>
      <text:p text:style-name="P164"><text:s/>i&lt;-2017</text:p>
      <text:p text:style-name="P164"><text:soft-page-break/><text:s text:c="2"/>name&lt;-paste("Ecocadiz",i,sep="")</text:p>
      <text:p text:style-name="P316"><text:span text:style-name="T56"><text:s text:c="2"/>a&lt;-readWorksheetFromFile(paste("/home/marga/GADGET/DATOS/ECOCADIZ/ALK_ECOCADIZ_"</text:span>,i,".xls",sep=""), sheet = "ALK_GENERAL_BOQUERON", </text:p>
      <text:p text:style-name="P316"><text:s text:c="27"/>header = TRUE, startCol = 8, </text:p>
      <text:p text:style-name="P316"><text:s text:c="27"/>startRow = 6, endCol = 9, </text:p>
      <text:p text:style-name="P316"><text:s text:c="27"/>endRow = 38, useCachedValues=TRUE)</text:p>
      <text:p text:style-name="P316"><text:s text:c="2"/>names(a)&lt;-c("length","count")</text:p>
      <text:p text:style-name="P316"><text:s text:c="2"/>a$year&lt;-i</text:p>
      <text:p text:style-name="P316"><text:s text:c="2"/>a$month&lt;-7-3</text:p>
      <text:p text:style-name="P316"><text:s text:c="2"/>a$type&lt;-<text:span text:style-name="T56">"ecocadiz_comp_ld"</text:span></text:p>
      <text:p text:style-name="P164"/>
      <text:p text:style-name="P161">alkcatches_comp' <text:span text:style-name="T169">línea 1</text:span><text:span text:style-name="T179">327</text:span><text:span text:style-name="T169"> aprox</text:span></text:p>
      <text:p text:style-name="P167"><text:span text:style-name="T169">for (i in 2014:</text:span><text:span text:style-name="T196">2019</text:span><text:span text:style-name="T169">){</text:span></text:p>
      <text:p text:style-name="P321"><text:s text:c="2"/>for (j in 1:4){</text:p>
      <text:p text:style-name="P193"><text:s text:c="4"/>name&lt;-paste("ALKcatches",i,j,sep="")</text:p>
      <text:p text:style-name="P193"/>
      <text:p text:style-name="P329"><text:span text:style-name="T264">No es necesario q</text:span>uitar edades cero de la ecocadiz <text:span text:style-name="T264">se hace solo en la aldist</text:span></text:p>
      <text:p text:style-name="P396">Susana en un correo: Las ALK de landings del algarve no hay</text:p>
      <text:p text:style-name="P329"/>
      <text:p text:style-name="P431"><text:span text:style-name="T81">Crear un fichero </text:span><text:span text:style-name="T84">P</text:span><text:span text:style-name="T81">elago2020.</text:span><text:span text:style-name="T84">xls (ojo a la extensión del archivo) </text:span><text:span text:style-name="T86">y a que la hoja de la ALK total se llame Sheet1</text:span><text:span text:style-name="T160"> con la ALK </text:span></text:p>
      <text:p text:style-name="P433"><text:s/>header = TRUE, startCol = 1, </text:p>
      <text:p text:style-name="P433"><text:s text:c="25"/>startRow = 5, endCol = 4, </text:p>
      <text:p text:style-name="P433"><text:s text:c="25"/>endRow = 26, useCachedValues=TRUE</text:p>
      <text:p text:style-name="P431"/>
      <text:p text:style-name="P433">startCol = 1, startRow = 6, endCol = 5, endRow = 27 y la biomasa en el col 10 fila 5 </text:p>
      <text:p text:style-name="P432"><text:span text:style-name="T56">pelago_comp_ald </text:span>usar el pelago201<text:span text:style-name="T277">9</text:span>, <text:span text:style-name="T166">meterla en </text:span><text:span text:style-name="T66">name&lt;-"alPelago20</text:span><text:span text:style-name="T85">20</text:span><text:span text:style-name="T66">"</text:span><text:span text:style-name="T166"> #hay cadiz y Algarve</text:span></text:p>
      <text:p text:style-name="P391"><text:span text:style-name="T72">O</text:span><text:span text:style-name="T56">jo con pelago_comp_ld que estoy haciendo una versión provisional </text:span>porque aún no tengo los datos línea 361 <text:span text:style-name="T263">es necesario actualizar el archivo</text:span><text:span text:style-name="T83"> /home/marga/GADGET/DATOS/PELAGO/results-ANE-PEL20.xlsx con lo que me mande Susana</text:span></text:p>
      <text:p text:style-name="P298"><text:span text:style-name="T56">pelago_comp_ld</text:span>': <text:span text:style-name="T161">encontrar la ld y meterla </text:span><text:span text:style-name="T65">name&lt;-"Pelago20</text:span><text:span text:style-name="T83">20</text:span><text:span text:style-name="T65">"</text:span><text:span text:style-name="T161">, no olvidar cambiar el año en <text:s/>a$year&lt;-2020</text:span></text:p>
      <text:p text:style-name="P549"/>
      <text:p text:style-name="P641"><text:span text:style-name="T259">H</text:span><text:span text:style-name="T257">e puesto el mismo número del año pasado multiplicado por 10 en </text:span><text:span text:style-name="T260">p</text:span><text:span text:style-name="T257">elago2020</text:span></text:p>
      <text:p text:style-name="P302"><text:span text:style-name="T56">y pelago_comp usar el </text:span><text:span text:style-name="T82">P</text:span><text:span text:style-name="T56">elago20</text:span><text:span text:style-name="T82">20</text:span><text:span text:style-name="T56">, incluir un año más en el loop <text:s/>(Aunque la mayoría de datos </text:span><text:span text:style-name="T77">de otros años</text:span><text:span text:style-name="T56"> están ponderados y no sirven en el loop se saca la biomasa que si nos sirve)</text:span></text:p>
      <text:p text:style-name="P627"><text:span text:style-name="T80">de </text:span><text:span text:style-name="T78">pelago_comp solo <text:s/>se usa </text:span><text:bookmark text:name="rstudio_console_output21"/><text:span text:style-name="T221">pelago_bio_pre</text:span></text:p>
      <text:p text:style-name="P626"/>
      <text:p text:style-name="P628"><text:s/><text:span text:style-name="T265">Actualizar Catches_Algarve hasta 2019 que están en /home/marga/GADGET/DATOS/Algarve/Landings_Metier_9aS_alg_2019.xlsx, están en tons así que no hay que multiplicar</text:span></text:p>
      <text:p text:style-name="P628"/>
      <text:p text:style-name="P628"/>
      <text:p text:style-name="P630"><text:s/>(LandingsPortugal2018 Folja1, 2019 1 y 2 es 0 tons</text:p>
      <text:p text:style-name="P335">B</text:p>
      <text:p text:style-name="P173"><text:span text:style-name="T183">#</text:span><text:span text:style-name="T167">Las capturas estimadas de 201</text:span><text:span text:style-name="T173">9</text:span><text:span text:style-name="T167"> 1 y de 2018 2 </text:span><text:span text:style-name="T173">sólo Cádiz Algarve=0 </text:span><text:span text:style-name="T167">(Junio </text:span><text:span text:style-name="T173">igual a la mitad de la suma Abril y Mayo</text:span><text:span text:style-name="T167">) están en biomasa, </text:span></text:p>
      <text:p text:style-name="P335"/>
      <text:p text:style-name="P335">Year4bio2num uno menos que el año en curso <text:span text:style-name="T267">(Recordar que lo que quiero es saber números de las </text:span><text:soft-page-break/><text:span text:style-name="T267">capturas del año pasado en el Algarve</text:span></text:p>
      <text:p text:style-name="P393">Year4bio2num&lt;-2019 <text:span text:style-name="T266">cambiando esto se actualiza NUMPT y BIOMTOT y <text:s/>catchesallfleetsPTSP</text:span></text:p>
      <text:p text:style-name="P392"/>
      <text:p text:style-name="P338"/>
      <text:p text:style-name="P338"/>
      <text:p text:style-name="P338"/>
      <text:p text:style-name="P200"><text:span text:style-name="T167">Busco catches201</text:span><text:span text:style-name="T182">8</text:span><text:span text:style-name="T167">1cakg y copio y pego , </text:span><text:span text:style-name="T182">usualmente debería coger el pedazo que empieza con </text:span><text:span text:style-name="T167">catches201</text:span><text:span text:style-name="T182">9</text:span><text:span text:style-name="T167">1cakg <text:s/></text:span><text:span text:style-name="T182">pero cojo el 2018 porque tiene capturas el Algarve, en el 2019 no hubo capturas entonces era diferente </text:span><text:span text:style-name="T175">y comento</text:span><text:span text:style-name="T167"> para repetir con el 20</text:span><text:span text:style-name="T180">20 </text:span><text:span text:style-name="T182">(</text:span><text:span text:style-name="T167">catches20</text:span><text:span text:style-name="T182">20</text:span><text:span text:style-name="T167">1cakg</text:span><text:span text:style-name="T182">)</text:span><text:span text:style-name="T180">, </text:span><text:span text:style-name="T181">para la prueba no he cambiado el archivo de datos, cambio el año pero con los datos del año </text:span><text:span text:style-name="T182">2018</text:span><text:span text:style-name="T181">.</text:span></text:p>
      <text:p text:style-name="P397"/>
      <text:p text:style-name="P211"><text:span text:style-name="T181">c</text:span><text:span text:style-name="T167">ambio el año en catches...cakg y catches20202cakgpre y catches20201alton y catches20202altonpre</text:span></text:p>
      <text:p text:style-name="P212"><text:span text:style-name="T181">Numb20</text:span><text:span text:style-name="T184">20</text:span><text:span text:style-name="T181">1=(catches20</text:span><text:span text:style-name="T167">20</text:span><text:span text:style-name="T181">1cakg[1,1]+catches20</text:span><text:span text:style-name="T167">20</text:span><text:span text:style-name="T181">1alton[1,1]*1000)*(CatchesAllFleetsPTSP$ALL[CatchesAllFleetsPTSP$YEAR==201</text:span><text:span text:style-name="T167">9</text:span><text:span text:style-name="T181"> &amp; CatchesAllFleetsPTSP$SEASON==1])/((BIOMTOT$TONPT+BIOMTOT$TONSP)[BIOMTOT$YEAR==201</text:span><text:span text:style-name="T184">9</text:span><text:span text:style-name="T181"> &amp; BIOMTOT$SEASON==1])</text:span></text:p>
      <text:p text:style-name="P397"/>
      <text:p text:style-name="P173"><text:span text:style-name="T185">esto lo dejo de año</text:span><text:span text:style-name="T186">s</text:span><text:span text:style-name="T185"> pasado</text:span><text:span text:style-name="T186">s</text:span><text:span text:style-name="T185"> para que se entienda bien lo que se hace:</text:span><text:span text:style-name="T167">las covierto a </text:span><text:span text:style-name="T170">número #bio2018*Num2017/bio2017 connúmero y biomasa de 2017 1 y 2 respect.</text:span></text:p>
      <text:p text:style-name="P340"/>
      <text:p text:style-name="P342">Comentar esta línea y repetirla con 20<text:span text:style-name="T268">20</text:span></text:p>
      <text:p text:style-name="P342">fleet.allptsp&lt;-add_row(fleet.allptsp,year=2018,month=c(3,6),count=c(Numb20181,Numb20182))</text:p>
      <text:p text:style-name="P629"/>
      <text:p text:style-name="P344">Cambiar el año en defaults</text:p>
      <text:p text:style-name="P202"><text:span text:style-name="T167">Correr </text:span><text:span text:style-name="T176">el que está en </text:span><text:span text:style-name="T187">assessment2020_pandemia</text:span><text:span text:style-name="T176"> </text:span><text:span text:style-name="T187">(local)</text:span><text:span text:style-name="T167"> hasta la</text:span><text:span text:style-name="T188">s</text:span><text:span text:style-name="T167"> l</text:span><text:span text:style-name="T188">í</text:span><text:span text:style-name="T167">nea</text:span><text:span text:style-name="T188">s</text:span><text:span text:style-name="T167"> </text:span><text:span text:style-name="T188">de ecocadiz survey </text:span><text:span text:style-name="T189">línea 2342</text:span><text:span text:style-name="T188"> </text:span><text:span text:style-name="T189">y se generará un archivo que se llama Anchovy2020</text:span></text:p>
      <text:p text:style-name="P398"/>
      <text:p text:style-name="P213"><text:span text:style-name="T189">E</text:span><text:span text:style-name="T167">rrores de mfdb, instalo la versión 3.x :</text:span></text:p>
      <text:p text:style-name="P399">devtools::install_github("mareframe/mfdb", ref="3.x")</text:p>
      <text:p text:style-name="P400">También da errores</text:p>
      <text:p text:style-name="P400">Busco un commit de antes de agosto de 2019</text:p>
      <text:p text:style-name="P214"><text:a xlink:type="simple" xlink:href="https://github.com/mareframe/mfdb/commit/d4bbd4ee6a6d704eb65b3367dc82ff99531d11ee" text:style-name="Internet_20_link" text:visited-style-name="Visited_20_Internet_20_Link"><text:span text:style-name="T167">d4bbd4e</text:span></text:a></text:p>
      <text:p text:style-name="P451">remotes::install_github('<text:span text:style-name="T269">mareframe/mfdb</text:span>', ref = '<text:a xlink:type="simple" xlink:href="https://github.com/mareframe/mfdb/commit/d4bbd4ee6a6d704eb65b3367dc82ff99531d11ee" text:style-name="Internet_20_link" text:visited-style-name="Visited_20_Internet_20_Link"><text:span text:style-name="T270">d4bbd4</text:span></text:a><text:a xlink:type="simple" xlink:href="https://github.com/mareframe/mfdb/commit/d4bbd4ee6a6d704eb65b3367dc82ff99531d11ee" text:style-name="Internet_20_link" text:visited-style-name="Visited_20_Internet_20_Link"><text:span text:style-name="T272">e</text:span></text:a>')</text:p>
      <text:p text:style-name="P454">Errores sobre todo en fleets</text:p>
      <text:p text:style-name="P411">Lo que salga compararlo con <text:span text:style-name="T271">Anchovy2019_completo_ecocadiz2018_estesi_junio30</text:span> del cesga</text:p>
      <text:p text:style-name="P412">Lo de fleet lo voy a cambiar manualmente en el meld, <text:span text:style-name="T273">me preocupa el fleet.seine</text:span></text:p>
      <text:p text:style-name="P656">Lo he solucionado haciendo restart R removiendo el mfdb que era una versión 6 updating devtools</text:p>
      <text:p text:style-name="P656">devtools::install_github("mareframe/mfdb", ref="3.x")</text:p>
      <text:p text:style-name="P413">Hoy he recibido los datos de la pelago, hago copia del setup en la carpeta home/marga/GADGET/Assessment/Assessment2020_pandemia y ahora se llama <text:span text:style-name="T56">setupanchovy_fromcesga_mejorado_2020_conpelago.r </text:span><text:span text:style-name="T87">(ahora no produce NA en la ald)</text:span></text:p>
      <text:p text:style-name="P414">Sólo había que coger el archivo de las ld que me mandó Susana y reemplazar el anterior, además en Pelago2020 actualizar la biomasa total. <text:span text:style-name="T274">Busco catches <text:s/>catches20201alton y actualizo con un correo de Susana que se llama Fwd: Re: wd e apresentação pelago20</text:span></text:p>
      <text:p text:style-name="P414"/>
      <text:p text:style-name="P415">Hay un error en el la ecocadiz ld y ald del año pasado <text:span text:style-name="T276">los valores no corresponden a los reales, se repiten los del 2017. Corriendo el setup con la pelago incluida ya no pasa eso. Hay algunos NA en la ald y me falta el 2020 de la pelago porque el Pelago2020 terminaba en .xlxs y debía terminar en .xls</text:span></text:p>
      <text:p text:style-name="P411"/>
      <text:p text:style-name="P416">Aggfiles identical</text:p>
      <text:p text:style-name="P416"><text:soft-page-break/>aldist.ecocadiz <text:span text:style-name="T279">y ldist.ecocadiz</text:span> se ve el error del año pasado pero ya está bien y está el 2019 también</text:p>
      <text:p text:style-name="P416"/>
      <text:p text:style-name="P416">aldist.pelago NA en 2017 <text:span text:style-name="T278">(corregido)</text:span></text:p>
      <text:p text:style-name="P417">Ojo que las alk del 2019 son las mismas que del 2018 <text:span text:style-name="T279">para el primer trimestre (error o posible error que viene de los archivos)</text:span></text:p>
      <text:p text:style-name="P418">initfiles copiados tal cual <text:span text:style-name="T282">recordar cambiar anch.rec poniendo 1 año más de reclutamiento 2019 2,3 y 4</text:span></text:p>
      <text:p text:style-name="P418">area, <text:span text:style-name="T281">main</text:span> y time arreglados manualmente</text:p>
      <text:p text:style-name="P419">no olvidar cambiar params.in <text:span text:style-name="T283">rec19 P319 P419 y P218 </text:span>y el archivo del reclutamiento </text:p>
      <text:p text:style-name="P424"><text:span text:style-name="T193">Como ya he cambiado varias cosas manualmente en Anchovy2020 pero veo que no hay capturas del 2020 corro otra vez </text:span><text:span text:style-name="T94">setupanchovy_fromcesga_mejorado_2020_conpelago.r </text:span><text:span text:style-name="T95">que ya genera las capturas el error era que estaba llamando </text:span><text:bookmark text:name="rstudio_console_output3"/><text:span text:style-name="T284">catches20201alton[1, 1] </text:span><text:span text:style-name="T285">y ahora es sólo un número sacado de un correo de Susana pero lo pongo en Anchovy2020_2 para robarme sólo el archivo de capturas, </text:span><text:span text:style-name="T286">la nueva carpeta es Anchovy2020_2 pero sólo es para robarme las capturas </text:span><text:span text:style-name="T287">(que además no están bien todavía, es sólo para hacer la prueba</text:span><text:span text:style-name="T288">) me las he robado manualmente pero el <text:s/></text:span><text:span text:style-name="T291">setupanchovy_fromcesga_mejorado_2020_conpelago.r</text:span><text:span text:style-name="T289"> </text:span><text:span text:style-name="T290">es el más completo a la fecha</text:span></text:p>
      <text:p text:style-name="P420"><text:span text:style-name="T56">Copio anchovy2020 con los cambios que hice manualmente </text:span><text:span text:style-name="T88">en assessment2020 en el cesga</text:span></text:p>
      <text:p text:style-name="P425">[csmdpmrh@fs6802 Anchovy2020]$ sbatch --time=8:00:00 -p shared --qos=shared trabajo.sh</text:p>
      <text:p text:style-name="P425">Submitted batch job 3987928</text:p>
      <text:p text:style-name="P425"/>
      <text:p text:style-name="P426">Voy a intentar hacerlo por el TAF: </text:p>
      <text:p text:style-name="P421"><text:span text:style-name="T56">Copio los archivos importantes de </text:span><text:a xlink:type="simple" xlink:href="sftp://csmdpmrh@ft2.cesga.es/mnt/netapp1/Store_CSIC/home/csic/mdp/mrh/GADGET_backup/assessment2020/Anchovy2020" text:style-name="Internet_20_link" text:visited-style-name="Visited_20_Internet_20_Link"><text:span text:style-name="T56">sftp://csmdpmrh@ft2.cesga.es/mnt/netapp1/Store_CSIC/home/csic/mdp/mrh/GADGET_backup/assessment2020/Anchovy2020</text:span></text:a></text:p>
      <text:p text:style-name="P426">en el repositorio git local </text:p>
      <text:p text:style-name="P427">/home/marga/GADGET/Realgadgetgit/gadgetanchovy/Assessment2020_prueba1</text:p>
      <text:p text:style-name="P423">Voy a /home/marga/Documents/ICES grupos/TAF</text:p>
      <text:p text:style-name="P423"/>
      <text:p text:style-name="P422"/>
      <text:p text:style-name="P571">Copiar localmente el repositorio: <text:span text:style-name="T250">Ahora se llama: </text:span><text:span text:style-name="T91">2020_ane.27.9a_assessment_prueba1</text:span></text:p>
      <text:p text:style-name="P571">sin el .git y sin el Rproject, borrar las carpetas bootstrap/data <text:s/><text:span text:style-name="T247">library SOFTWARE.bib and software, modificar las entradas, borrar también el folder report </text:span></text:p>
      <text:p text:style-name="P573">(aquí lo mismo pero en inglés por si acaso entiendo más en inglés que en español el día que relea:</text:p>
      <text:p text:style-name="P571">I deleted everything in the bootstrap folder except the initial folder and DATA.bib where I put the right path to the new sources<text:span text:style-name="T250">)</text:span></text:p>
      <text:p text:style-name="P571"/>
      <text:p text:style-name="P438">Cambio en /home/marga/Documents/ICES grupos/TAF/2020_ane.27.9a_assessment_<text:span text:style-name="T250">p</text:span>rueba/bootstrap/DATA.bib el source por </text:p>
      <text:p text:style-name="P453"><text:a xlink:type="simple" xlink:href="https://raw.githubusercontent.com/mmrinconh/gadgetanchovy/master/Assessment2019_27may_ecocadiz2018_estesi_junio30_prueba2020/params.in" text:style-name="Internet_20_link" text:visited-style-name="Visited_20_Internet_20_Link"><text:span text:style-name="T158">https://raw.githubusercontent.com/mmrinconh/gadgetanchovy/master/Assessment2019_27may_ecocadiz2018_estesi_junio30_prueba2020/params.in</text:span></text:a><text:span text:style-name="T158"> igual en todas las entradas</text:span></text:p>
      <text:p text:style-name="P446"/>
      <text:p text:style-name="P448">No es necesario crear un documento vacío que se llame param.in (no sé por qué tengo eso en las notas)</text:p>
      <text:p text:style-name="P455">cambiar el folder con setwd("~/Documents/ICES grupos/TAF/2020_ane.27.9a_assessment_prueba1")</text:p>
      <text:p text:style-name="P521">...run TAFbootstrap() and bootstrap/data folder was created with the right files, then I copy the original SOFTWARE.bib into bootstrap folder and again run  TAFbootstrap() it creates the "software" and "library" folders </text:p>
      <text:p text:style-name="P521"/>
      <text:p text:style-name="P525">Cosas a cambiar en el .Rnw</text:p>
      <text:p text:style-name="P526">Ahora voy a report.r</text:p>
      <text:p text:style-name="P547"><text:span text:style-name="T292">y corro el código, error: </text:span><text:bookmark text:name="rstudio_console_output4"/><text:span text:style-name="T284">Error: <text:s/>chunk 1 </text:span></text:p>
      <text:p text:style-name="P642"><text:soft-page-break/>Error : Column `newyear` must be length 126 (the number of rows) or one, not 122</text:p>
      <text:p text:style-name="P642">In addition: There were 50 or more warnings (use warnings() to see the first 50)</text:p>
      <text:p text:style-name="P527">en newyear he cambiado </text:p>
      <text:p text:style-name="P527">newyear=c(1988,1988,rep(1989:2018,each=4))</text:p>
      <text:p text:style-name="P456"><text:span text:style-name="T56">newyear=c(1988,1988,rep(1989:(last(fit$stock.prey$year)-1),each=4)) </text:span><text:span text:style-name="T89">está definido dos veces así que lo he cambiado dos veces</text:span></text:p>
      <text:p text:style-name="P528">es necesario revisar y actualizar los datos que calculan fvSUMARYplots que es el archivo que le suelo mandar a Ruth</text:p>
      <text:p text:style-name="P529">Recordar despertar</text:p>
      <text:p text:style-name="P457"><text:span text:style-name="T56">writeWorksheetToFile(paste("/home/marga/Documents/ICES grupos/WGHANSA/WGHANSA",m,"/Summaryplots.xlsx",sep=""), sheet="Hoja1", data = fvSUMARYplots) que es el archivo que le mando aRuth, lo he dormido porque da error </text:span><text:span text:style-name="T90">y Age0numbers también lo he dormido</text:span></text:p>
      <text:p text:style-name="P548"><text:span text:style-name="T293">s</text:span><text:span text:style-name="T294">i da eror </text:span><text:bookmark text:name="rstudio_console_output5"/><text:span text:style-name="T284">rror in rename(., name = Component) : unused argument (name = Component)</text:span></text:p>
      <text:p text:style-name="P530">slir y correr de nuevo</text:p>
      <text:p text:style-name="P531">Ya funciona ahora hacemos el update</text:p>
      <text:p text:style-name="P532">Agregar</text:p>
      <text:p text:style-name="P532">matageyeardf&lt;- add_row(matageyeardf,year=2020,age=c(0,1,2,3),propmat=1)</text:p>
      <text:p text:style-name="P533">ylimrecruitment&lt;-max(rec_order.by.year$recruitment[rec_order.by.year$year&lt;2019] /1e+06)</text:p>
      <text:p text:style-name="P533">recSSB&lt;-merge(SSBbyyear,rec_order.by.year,by="year")%&gt;%mutate(rect=c(recruitment[2:length(recruitment)],0))%&gt;%filter(year&lt;2020)</text:p>
      <text:p text:style-name="P458">Cambiar primero SSBbyyear</text:p>
      <text:p text:style-name="P364">Buscar “biomassests” <text:s/>en el Rnw que genera el report y cambiar el año </text:p>
      <text:p text:style-name="P394">g&lt;-arrangeGrob cambiar los años</text:p>
      <text:p text:style-name="P364"/>
      <text:p text:style-name="P364"/>
      <text:p text:style-name="P369">Definir B20<text:span text:style-name="T295">20</text:span>&lt;-fit$res.by.year$total.biomass[fit$res.by.year$year==20<text:span text:style-name="T295">20</text:span>] <text:span text:style-name="T296">ya no es así en los dos años anteriores ya ahora se saca de la SSB by year</text:span></text:p>
      <text:p text:style-name="P395">B2019&lt;-SSBbyyear$SSByearly[SSBbyyear$year==2019]</text:p>
      <text:p text:style-name="P367">Actualizar RatioB20<text:span text:style-name="T295">20</text:span> <text:s/><text:span text:style-name="T232">y Latestadvice&lt;-6290</text:span></text:p>
      <text:p text:style-name="P367"/>
      <text:p text:style-name="P367">y cambiarlo en la línea Advice&lt;-</text:p>
      <text:p text:style-name="P367"><text:span text:style-name="T233">#</text:span>Advice&lt;-RatioB*landsydisc2018</text:p>
      <text:p text:style-name="P371">Advice&lt;-RatioB20<text:span text:style-name="T297">20</text:span>*Latestadvice</text:p>
      <text:p text:style-name="P375">cambiar</text:p>
      <text:p text:style-name="P375">ylimrecruitment&lt;-max(rec_order.by.year$recruitment[rec_order.by.year$year&lt;2018] /1e+06)</text:p>
      <text:p text:style-name="P377">Cambiar 2018 por 2019 en ICESplots <text:span text:style-name="T234">y ver los ylims</text:span></text:p>
      <text:p text:style-name="P371"/>
      <text:p text:style-name="P373">Duplicar toda esta sección: \section{Catch advice for July 2018 to June 2019} y comentar el anterior</text:p>
      <text:p text:style-name="P373"/>
      <text:p text:style-name="P379"/>
      <text:p text:style-name="P381">Cambiar 201<text:span text:style-name="T299">9</text:span> por 20<text:span text:style-name="T299">20</text:span> en recSSB</text:p>
      <text:p text:style-name="P381">recSSB&lt;-merge(SSBbyyear,rec_order.by.year,by="year")%&gt;%mutate(rect=c(recruitment[2:length(recruitment)],0))%&gt;%filter(year&lt;201<text:span text:style-name="T299">9</text:span>)</text:p>
      <text:p text:style-name="P381"/>
      <text:p text:style-name="P401">Hay un patrón retrospectivo y quiero ver qué tanto ha influido el error de la ecocadiz, <text:span text:style-name="T29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02">[csmdpmrh@fs6803 Anchovy2019_completo_ecocadiz2018_estesi_junio30_prueba2020_conecocadizcorregida]$ <text:soft-page-break/>sbatch --time=8:00:00 -p shared --qos=shared trabajo.sh</text:p>
      <text:p text:style-name="P402">Submitted batch job 3991686</text:p>
      <text:p text:style-name="P381"/>
      <text:p text:style-name="P534">Ojo en el TAF </text:p>
      <text:p text:style-name="P534">2020_ane.27.9a_assessment_prueba tiene el Rnw de 2019</text:p>
      <text:p text:style-name="P534">y 2020_ane.27.9a_assessment_prueba1 tiene el Rnw de 2020</text:p>
      <text:p text:style-name="P534"/>
      <text:p text:style-name="P536"/>
      <text:p text:style-name="P535"/>
      <text:p text:style-name="P537">Error en 2019 el taleda incluye descartes y no debería (parece que pasa lo mismo en el 2016) hay que revisar desde el 2014 que se incluyeron discards</text:p>
      <text:p text:style-name="P537">2014 mal </text:p>
      <text:p text:style-name="P537">2015 mal</text:p>
      <text:p text:style-name="P537">2016 mal</text:p>
      <text:p text:style-name="P537">2017 landings bien</text:p>
      <text:p text:style-name="P537">2018 landings</text:p>
      <text:p text:style-name="P537">2019 mal</text:p>
      <text:p text:style-name="P537">Resulta que las capturasdel año en curso son solo landings y entonces se calcula el porcentaje de junio rrspecto a enero-mayo usando landings</text:p>
      <text:p text:style-name="P537"/>
      <text:p text:style-name="P537">voy a cambiar 2017 y 2018 para que quede todo con discards es decir que quede todo mal, <text:span text:style-name="T301">hecho...ahora todo son discards y landings, los archivos viejos de 2017 y 2018 se llaman igual pero al final dice solo_landings</text:span></text:p>
      <text:p text:style-name="P539">Tengo que generar un nuevo archivo y aprovecho para meter las landings de españa 2020 bien</text:p>
      <text:p text:style-name="P539"/>
      <text:p text:style-name="P468">corro <text:s/>setupanchovy_fromcesga_mejorado_2020_conpelago_ycatches2020.r</text:p>
      <text:p text:style-name="P459">que tiene datos de capturas 2020 <text:span text:style-name="T301">y corregidos los ALK de 2017 y 2018 para que incluyan discards</text:span></text:p>
      <text:p text:style-name="P460">El nuevo folder de datos de base se llama <text:span text:style-name="T92">anchovy2020_3 </text:span><text:span text:style-name="T93">(definitivo)</text:span></text:p>
      <text:p text:style-name="P462"><text:span text:style-name="T300">buscar </text:span>catches20202altonpre</text:p>
      <text:p text:style-name="P463">Asumo que discards de 2020 del primer y segundo trimestre son 0 y lo que tengo de landings del 2020 se convierte en catches del 2020 y así puedo pasar a número multiplicando por catches 2019/biomasa 2019</text:p>
      <text:p text:style-name="P469">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470">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60"/>
      <text:p text:style-name="P464">Con el meld comparo con anchovy2020 en el cesga <text:span text:style-name="T302">y lo dejo listo a nivel local, lo copio al cesga</text:span></text:p>
      <text:p text:style-name="P465">[csmdpmrh@fs6803 assessment2020]$ cd Anchovy2020_3</text:p>
      <text:p text:style-name="P465">[csmdpmrh@fs6803 Anchovy2020_3]$ sbatch --time=8:00:00 -p shared --qos=shared trabajo.sh</text:p>
      <text:p text:style-name="P465">Submitted batch job 4010056</text:p>
      <text:p text:style-name="P466">en el TAF he copiado el que termina en prueba1 y lo he renombrado, termina en <text:soft-page-break/>allinalmosthere</text:p>
      <text:p text:style-name="P466"/>
      <text:p text:style-name="P467">he despertado las writesheet to file que antes iban a un directorio local, <text:s/><text:span text:style-name="T303">no funcionan porque necesita los taledas que son internal</text:span></text:p>
      <text:p text:style-name="P461"/>
      <text:p text:style-name="P461"/>
      <text:p text:style-name="P471">Retrospective pattern</text:p>
      <text:p text:style-name="P471">el del 2018 está en /home/marga/Back up de MIPC/Documentos/TEXdocuments/Benchmark/Assessment2018/Anchovy2017_benchmark_allnumbers_59_2018_2_fv_june25_output_corrected</text:p>
      <text:p text:style-name="P471"/>
      <text:p text:style-name="P471"/>
      <text:p text:style-name="P538">2014 mal </text:p>
      <text:p text:style-name="P538">2015 mal</text:p>
      <text:p text:style-name="P538">2016 mal</text:p>
      <text:p text:style-name="P538">2017 landings bien</text:p>
      <text:p text:style-name="P538">2018 landings</text:p>
      <text:p text:style-name="P538">2019 mal</text:p>
      <text:p text:style-name="P538"/>
      <text:p text:style-name="P538"/>
      <text:p text:style-name="P472">Uno con los datos de 2020 pero con 2017 y 2018 como estaban antes</text:p>
      <text:p text:style-name="P472">El del 2019 añadiendo discards</text:p>
      <text:p text:style-name="P472"/>
      <text:p text:style-name="P473">[csmdpmrh@fs6804 Anchovy2020_4expsindiscards]$ sbatch --time=8:00:00 -p shared --qos=shared trabajo.sh</text:p>
      <text:p text:style-name="P473">Submitted batch job 4031176</text:p>
      <text:p text:style-name="P473"/>
      <text:p text:style-name="P473">[csmdpmrh@fs6804 Anchovy2019_completo_ecocadiz2018_estesi_junio30_prueba2020_conecocadizcorregida_condiscards]$ sbatch --time=8:00:00 -p shared --qos=shared trabajo.sh</text:p>
      <text:p text:style-name="P473">Submitted batch job 4031178</text:p>
      <text:p text:style-name="P473"/>
      <text:p text:style-name="P474">En las comparaciones el reclutamiento está bien</text:p>
      <text:p text:style-name="P475">newF la F anual es la media de las mortalidades de las edades 3 de cada año</text:p>
      <text:p text:style-name="P475"/>
      <text:p text:style-name="P476">Hay un reclutamiento gigante en el 2012 no consistente con el run del año pasado</text:p>
      <text:p text:style-name="P476">Buscando de donde viene <text:span text:style-name="T304">desde el assessment del 2020</text:span></text:p>
      <text:p text:style-name="P476">No pelago2020</text:p>
      <text:p text:style-name="P476">[csmdpmrh@fs6804 Anchovy2020_3_nopelago]$ sbatch --time=8:00:00 -p shared --qos=shared trabajo.sh</text:p>
      <text:p text:style-name="P476">Submitted batch job 4034367</text:p>
      <text:p text:style-name="P477">No ecocadiz 2019</text:p>
      <text:p text:style-name="P477">[csmdpmrh@fs6804 Anchovy2020_3_noecocadiz]$ sbatch --time=8:00:00 -p shared --qos=shared trabajo.sh</text:p>
      <text:p text:style-name="P477">Submitted batch job 4034430</text:p>
      <text:p text:style-name="P478">No catches 2019 3 2019 4 2020 1 2020 2no ldist catches 2019 no alk catches 2019</text:p>
      <text:p text:style-name="P478">[csmdpmrh@fs6804 Anchovy2020_3_nocatches]$ sbatch --time=8:00:00 -p shared --qos=shared trabajo.sh</text:p>
      <text:p text:style-name="P478">Submitted batch job 4034446</text:p>
      <text:p text:style-name="P478"/>
      <text:p text:style-name="P478">Ahora desde el 2019 (corregida ldist ecocadiz<text:span text:style-name="T305">)</text:span></text:p>
      <text:p text:style-name="P479">Veo que hay una diferencia gorda en el archivo area, debería estar hasta el 2020 <text:span text:style-name="T306">en el de </text:span><text:soft-page-break/><text:span text:style-name="T306">ayer sin discards (no es que no estaba mirando bien)</text:span></text:p>
      <text:p text:style-name="P479"/>
      <text:p text:style-name="P480">el del 2019 con ecocadiz corrected (que no tiene problemas con ese reclutamiento y le he agregado la pelago y el reclutamiento.</text:p>
      <text:p text:style-name="P480"/>
      <text:p text:style-name="P480">[csmdpmrh@fs6804 2019conecocor_maspelago2020]$ sbatch --time=8:00:00 -p shared --qos=shared trabajo.sh</text:p>
      <text:p text:style-name="P480">Submitted batch job 4034716</text:p>
      <text:p text:style-name="P480"/>
      <text:p text:style-name="P481">[csmdpmrh@fs6804 2019conecocor_mascatches]$ sbatch --time=8:00:00 -p shared --qos=shared trabajo.sh</text:p>
      <text:p text:style-name="P481">Submitted batch job 4034814</text:p>
      <text:p text:style-name="P481"/>
      <text:p text:style-name="P482">[csmdpmrh@fs6804 2019conecocor_mascatches_maseco2020]$ sbatch --time=8:00:00 -p shared --qos=shared trabajo.sh</text:p>
      <text:p text:style-name="P482">Submitted batch job 4034866</text:p>
      <text:p text:style-name="P482"/>
      <text:p text:style-name="P483">anchovy2020_4 cambié el límite superior del reclutamiento del 2012 <text:span text:style-name="T307">usando</text:span> la de 2020 sin pelago</text:p>
      <text:p text:style-name="P483"/>
      <text:p text:style-name="P483"/>
      <text:p text:style-name="P483"/>
      <text:p text:style-name="P484">length distribution de la ecocadiz incluye la edad 0 </text:p>
      <text:p text:style-name="P485">he usado el archivo de Jorge DATOS_NOEDAD_=.csv que está en el folder DATOS/ECOCADIZ <text:span text:style-name="T307">y ahora se </text:span></text:p>
      <text:p text:style-name="P485"/>
      <text:p text:style-name="P669">Copia de anchovy 2020_3 cambio el seed a 10 y uso el archivo de Jorge ahora se llama anchovy2020_5</text:p>
      <text:p text:style-name="P487"/>
      <text:p text:style-name="P487"/>
      <text:p text:style-name="P489">Copio Anchovy2019_completo_ecocadiz2018_estesi_junio30_prueba2020_conecocadizcorregida_condiscards y ahora se llama 2019conecoldistsinedad0_2020 <text:span text:style-name="T308">le cambio el seed a 10 y le meto el ldist de ecocadiz de Jorge</text:span></text:p>
      <text:p text:style-name="P489"/>
      <text:p text:style-name="P490">Run con límite al reclutamiento sacado de noecocadiz</text:p>
      <text:p text:style-name="P490"/>
      <text:p text:style-name="P490"/>
      <text:p text:style-name="P540">Para sacar las tablas voy al folder TAF y las genero <text:span text:style-name="T309">en el Rnw </text:span>aquí: <text:span text:style-name="T157">2020_ane.27.9a_assessment_allin_ecoldistcorrected</text:span></text:p>
      <text:p text:style-name="P442"/>
      <text:p text:style-name="P541">Con el setup mejorado y catches<text:span text:style-name="T311">2020 y sumarryplots</text:span> en GADGET/Assessment/...pandemia genero un BIOMTOT<text:span text:style-name="T310">newyeardiscards</text:span>.Rdata <text:span text:style-name="T190">le pido a Ferni un fichero como este Landings and Discards_9aN and 9a S_2014 on_2019.xlsx que está en Taledas all fleets, </text:span><text:span text:style-name="T191">recordar cambiar la ruta para guardar BIOMTOTnewyeardiscards </text:span><text:span text:style-name="T315">ojo BIOMTOT incluye discards, después se las tengo que restar</text:span></text:p>
      <text:p text:style-name="P493"/>
      <text:p text:style-name="P493"/>
      <text:p text:style-name="P491">La versión de e<text:span text:style-name="T311">l</text:span> fichero <text:span text:style-name="T311">Rnw en el TAF</text:span>tiene esto despierto writeWorksheetToFile(paste(m,"_Summaryplots.xlsx",sep=""), sheet="Hoja1", data = fvSUMARYplots)</text:p>
      <text:p text:style-name="P492"><text:soft-page-break/>El código de las summaryplots después de correr el fichero del assessment:</text:p>
      <text:p text:style-name="P542">load("~/GADGET/Assessment/Assessment2020_pandemia/BIOMTOTnewyeardiscards.Rdata") <text:span text:style-name="T311">ojo </text:span></text:p>
      <text:p text:style-name="P542">SUMARYplotsnewFBio&lt;-inner_join(newF, BIOMTOTnewyear)%&gt;%filter(newyear&gt;1988)%&gt;%mutate(year=newyear)</text:p>
      <text:p text:style-name="P542"/>
      <text:p text:style-name="P542">SUMMARYplots2019&lt;-full_join(SUMARYplotsnewFBio,SSBbyyear)%&gt;%select(year,Fyear,SSByearly,catonsur)</text:p>
      <text:p text:style-name="P543">DISCARDS&lt;-DISCARDS%&gt;%filter(year&gt;2013)</text:p>
      <text:p text:style-name="P543">fvSUMARYplots&lt;-full_join(SUMMARYplots2019,DISCARDS)%&gt;% select(year, Fyear, SSByearly,catonsur,newyeardiscardsouth)</text:p>
      <text:p text:style-name="P543">writeWorksheetToFile(paste(m,"_Summaryplots.xlsx",sep=""), sheet="Hoja1", data = fvSUMARYplots)</text:p>
      <text:p text:style-name="P544">Se ha guaradado en el folder report <text:span text:style-name="T316">del assessment que termina en que es donde se puede correr el Rnw </text:span><text:span text:style-name="T159">2020_ane.27.9a_assessment_allin_ecoldistcorrected</text:span></text:p>
      <text:p text:style-name="P443"/>
      <text:p text:style-name="P543"/>
      <text:p text:style-name="P545">recordar que el assessment es <text:span text:style-name="T192">anchovy 2020_</text:span><text:span text:style-name="T167">5</text:span></text:p>
      <text:p text:style-name="P494"/>
      <text:p text:style-name="P495">En el TAF hay que darle al Sweave tres veces, ahí deja de sacar errores</text:p>
      <text:p text:style-name="P496">Para deshacerel último cambio git checkout – report</text:p>
      <text:p text:style-name="P496"/>
      <text:p text:style-name="P497">Reunión con Andrés sobre data input y output</text:p>
      <text:p text:style-name="P498">Sugerencia: Las del second quarter no pasarlas al primero</text:p>
      <text:p text:style-name="P546">2000 pelago ajuste LD no aparece <text:span text:style-name="T314">esto es un problema de l función gadget.fit</text:span></text:p>
      <text:p text:style-name="P499">Quitar el 2014 ALK de la pelago</text:p>
      <text:p text:style-name="P499">Residuos más separaditos</text:p>
      <text:p text:style-name="P499">bubble plots residuos surveys</text:p>
      <text:p text:style-name="P499">Cambiar los límites del eje y que empiece en 0</text:p>
      <text:p text:style-name="P500">Selectividades estimadas de cada periodo</text:p>
      <text:p text:style-name="P500">F multiplicada por la población <text:span text:style-name="T314">por quarters</text:span></text:p>
      <text:p text:style-name="P501">Caption figura 13 especificar que es B1 plus</text:p>
      <text:p text:style-name="P502">Predicted catches tabla</text:p>
      <text:p text:style-name="P502">weight at age</text:p>
      <text:p text:style-name="P502">proportion of </text:p>
      <text:p text:style-name="P502">Fitted selection pattern</text:p>
      <text:p text:style-name="P502">weigth de los likelihood components</text:p>
      <text:p text:style-name="P502">residuos en tabla </text:p>
      <text:p text:style-name="P502">reproducir las tablas <text:span text:style-name="T312">del documento que me manda Andrés y que guardo en el disco duro porque pesa mucho</text:span></text:p>
      <text:p text:style-name="P503">ver gráfica log residuals, residuals por quarter y year.</text:p>
      <text:p text:style-name="P505">Seeds uncertainty</text:p>
      <text:p text:style-name="P505">verificar con diferent seeds</text:p>
      <text:p text:style-name="P505">Selectividad por tallas de este assessment y del anterior</text:p>
      <text:p text:style-name="P504"><text:span text:style-name="T313">ICES plots para este año y el anterior together</text:span> </text:p>
      <text:p text:style-name="P504"/>
      <text:p text:style-name="P550">Anchovy 2021 (pandemia más pérdida de datos)</text:p>
      <text:p text:style-name="P640">home/marga/GADGET/GADGETGIT/gadgetanchovy/Anchovy2018_benchmark_allnumbers_56.zip</text:p>
      <text:p text:style-name="P551">Aquí hay una versión que puede ser cercana a la del benchmark, <text:span text:style-name="T317">ahora en el github Anchovy_2020_3_all copia de </text:span><text:span text:style-name="T319">home/marga/GADGET/</text:span><text:span text:style-name="T317">Assessment</text:span></text:p>
      <text:p text:style-name="P552">/home/marga/GADGET/Assessment/Assessment2020_pandemia/ <text:soft-page-break/>Anchovy_2020_3</text:p>
      <text:p text:style-name="P553">ver video Abril 14 de 2021 donde comparo la likelihood del 3 con la likelihood del 5 (el que se usó en el assessment) hay problemas en <text:span text:style-name="T322">ldist.ecocadiz.noage, los datos de surveys iguales.</text:span></text:p>
      <text:p text:style-name="P556">Abril 15/2021</text:p>
      <text:p text:style-name="P555">Las diferencias son porque no habíamos quitado la edad 0 de las ldist para la ecocadiz. Yorch me envía <text:span text:style-name="T323">en un correo </text:span>un <text:span text:style-name="T320">DATOS_NOEDAD_</text:span><text:span text:style-name="T321">0</text:span>.rar <text:span text:style-name="T323">donde tiene un archivo <text:s/></text:span><text:span text:style-name="T320">DATOS_NOEDAD_</text:span><text:span text:style-name="T321">0</text:span><text:span text:style-name="T320">.csv </text:span><text:span text:style-name="T321">y que es igual al que generamos en los videos para <text:s/></text:span><text:span text:style-name="T322">ldist.ecocadiz.noage</text:span></text:p>
      <text:p text:style-name="P554"/>
      <text:p text:style-name="P556">Esto que escribí antes:</text:p>
      <text:p text:style-name="P556"/>
      <text:list xml:id="list6170743728768733309" text:style-name="L5">
        <text:list-item>
          <text:p text:style-name="P652">corro <text:s/>setupanchovy_fromcesga_mejorado_2020_conpelago_ycatches2020.r <text:span text:style-name="T324">que tiene datos de capturas 2020 y corregidos los ALK de 2017 y 2018 para que incluyan discards</text:span></text:p>
          <text:p text:style-name="P653">El nuevo folder de datos de base se llama <text:span text:style-name="T92">anchovy2020_3 </text:span><text:span text:style-name="T93">(definitivo)</text:span></text:p>
        </text:list-item>
        <text:list-item>
          <text:p text:style-name="P654">“length distribution de la ecocadiz incluye la edad 0 </text:p>
        </text:list-item>
      </text:list>
      <text:p text:style-name="P486">he usado el archivo de Jorge DATOS_NOEDAD_=.csv que está en el folder DATOS/ECOCADIZ <text:span text:style-name="T307">y ahora se </text:span></text:p>
      <text:p text:style-name="P486"/>
      <text:list xml:id="list3057244018574493347" text:style-name="L6">
        <text:list-item>
          <text:p text:style-name="P655">Copia de anchovy 2020_3 cambio el seed a 10 y uso el archivo de Jorge ahora se llama anchovy2020_5”</text:p>
        </text:list-item>
      </text:list>
      <text:p text:style-name="P488"/>
      <text:p text:style-name="P506">Me hace pensar <text:span text:style-name="T325">que el 2020_3 que tengo es el mismo <text:s/>que el 2020_5 salvo por ese archivo </text:span></text:p>
      <text:p text:style-name="P507"><text:span text:style-name="T327">ldist.ecocadiz.noage </text:span><text:span text:style-name="T328">y el seed.</text:span></text:p>
      <text:p text:style-name="P508"><text:span text:style-name="T328">D</text:span><text:span text:style-name="T326">igo también: “</text:span><text:span text:style-name="T330">Run con límite al reclutamiento sacado de noecocadiz” </text:span>no sé que quería decir, no es un cambio en el params.in porque son iguales el del Anchovy_2020_3 y el del output del 2020_5 a lo mejor en el archivo del reclutamiento como tal,</text:p>
      <text:p text:style-name="P509">existe la posibilidad de que no haya quedado guardado en el params.in y que le haya puesto un límite usando los datos de params.final del run sin la ecocadiz2019, eso lo puedo ver con SS<text:span text:style-name="T331">$data que está en el output de ese run.</text:span> </text:p>
      <text:p text:style-name="P509"/>
      <text:p text:style-name="P510">Voy a hacer dos experimentos <text:span text:style-name="T332">mandar un gadget igual al 2020_3 cambiando el archivo <text:s/>length distribution de la ecocadiz y usando el optfile y el params.in de 2020_5 </text:span></text:p>
      <text:p text:style-name="P511">Y otro usando <text:span text:style-name="T333">el params.out de un run anterior, sin embargo en el github hay un Anchovy2020_5_limrec lo que me hace pensar que efectivamente no le puse límite al reclutamiento</text:span></text:p>
      <text:p text:style-name="P511"/>
      <text:p text:style-name="P560"><text:span text:style-name="T31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33">también tiene toda la configuración del modelo</text:span></text:p>
      <text:p text:style-name="P512"/>
      <text:p text:style-name="P557"/>
      <text:p text:style-name="P507"><text:span text:style-name="T329">Se puede recuperar todo el modelos a partir de los outputs salvo por las capturas</text:span><text:span text:style-name="T325"> (no, no es posible ahora, ni era posible antes)</text:span></text:p>
      <text:p text:style-name="P507"/>
      <text:p text:style-name="P515">En el CESGA en una sesión compute a través del link que hay en herramientas/SSH en el portal de usuarios del CESGA instalo devtools y Rgadget y así puedo correr el trabajo.sh, de lo contrario me salía error.</text:p>
      <text:p text:style-name="P515">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13">Envío al CESGA <text:span text:style-name="T334">el modelo que está en Asessment2020_5_recovery que es</text:span> uno igual al <text:span text:style-name="T332">2020_3 cambiando el archivo <text:s/>length distribution de la ecocadiz y usando el optfile y el params.in de 2020_5</text:span></text:p>
      <text:p text:style-name="P514">invitamr@fs6802 gadgetanchovy-master]$ cd Asessment2020_5_recovery</text:p>
      <text:p text:style-name="P514">[invitamr@fs6802 Asessment2020_5_recovery]$ sbatch --time=8:00:00 -p shared --qo</text:p>
      <text:p text:style-name="P514">s=shared trabajo.sh</text:p>
      <text:p text:style-name="P514">Submitted batch job 5702156</text:p>
      <text:p text:style-name="P514"/>
      <text:p text:style-name="P515">Para sacar los resultados, creo un repositorio nuevo en el Github <text:span text:style-name="T335">y lo clono en el CESGA sin problema:</text:span></text:p>
      <text:p text:style-name="P516">git clone <text:a xlink:type="simple" xlink:href="https://github.com/mmrinconh/recovery-results-2020.git" text:style-name="Internet_20_link" text:visited-style-name="Visited_20_Internet_20_Link">https://github.com/mmrinconh/recovery-results-2020.git</text:a></text:p>
      <text:p text:style-name="P516"/>
      <text:p text:style-name="P517">En esa carpeta que se ha creado en Gadget2021 meto el WGTS.Rdata, el Output.Rdata, el resbyyear.Rdata el params.in y el optfile y hago un push</text:p>
      <text:p text:style-name="P516">[invitamr@fs6802 Gadget2021]$ cd re*</text:p>
      <text:p text:style-name="P516">[invitamr@fs6802 recovery-results-2020]$ git add .</text:p>
      <text:p text:style-name="P516">[invitamr@fs6802 recovery-results-2020]$ git config user.email "mmrinconh@hotmai</text:p>
      <text:p text:style-name="P516">l.com"</text:p>
      <text:p text:style-name="P516">[invitamr@fs6802 recovery-results-2020]$ git config user.name "mmrinconh"</text:p>
      <text:p text:style-name="P516">[invitamr@fs6802 recovery-results-2020]$ git commit -m "Resultados del run recov</text:p>
      <text:p text:style-name="P516">ery, configuraciónn guardada en gadgetanchovy/Asessment2020_5_recovery, estos res</text:p>
      <text:p text:style-name="P516">ultados permiten crear el report"</text:p>
      <text:p text:style-name="P516">[invitamr@fs6802 recovery-results-2020]$ git push</text:p>
      <text:p text:style-name="P516"/>
      <text:p text:style-name="P516"/>
      <text:p text:style-name="P516"/>
      <text:p text:style-name="P518">He tenido que genearar un token en el github para poder descargar archivos del TAF es este:</text:p>
      <text:p text:style-name="P518">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</text:p>
      <text:p text:style-name="P518"/>
      <text:p text:style-name="P662">No he tenido que generarlo pero por si acaso y además caduca el password para github en junio</text:p>
      <text:p text:style-name="P662"/>
      <text:p text:style-name="P664">Abril 27 de 2021</text:p>
      <text:p text:style-name="P662"/>
      <text:p text:style-name="P663">corro setupanchovy_fromcesga_mejorado_2020_conpelago_ycatches2020.r <text:span text:style-name="T336">y el generado se llama Anchovy2021_recovery</text:span> <text:span text:style-name="T336">la diferencia del que se genera con Asessment2020_5_recovery (en el otro pc) sólo está en la ldist de la ecocadiz, las capturas son iguales, algún cambio en el area file que incluyes el trimestre 3 y 4 de 2020.</text:span></text:p>
      <text:p text:style-name="P663"/>
      <text:p text:style-name="P665">Me doy cuenta que debe de haber un seed por cada método de optimización, no es suficiente tener un solo seed, para comprobarlo haré una copia de anchovy recovery <text:s/><text:span text:style-name="T336">Asessment2020_5_recovery y otras dos copias con el mismo seed en cada uno de los métodos, los correré en el cesga y en el TAF para ver las diferencias</text:span></text:p>
      <text:p text:style-name="P665"/>
      <text:p text:style-name="P666">Lo voy a correr desde el otro PC</text:p>
      <text:p text:style-name="P667">En el CESGA en </text:p>
      <text:p text:style-name="P667"><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soft-page-break/><text:a xlink:type="simple" xlink:href="sftp://invitamr@ft2.cesga.es/mnt/netapp2/Home_FT2/home/cesga/invitamr/Gadget2021/experimentos_con_el%20_2020" text:style-name="Internet_20_link" text:visited-style-name="Visited_20_Internet_20_Link">perimentos_con_el%20_2020</text:a></text:p>
      <text:p text:style-name="P667"/>
      <text:p text:style-name="P667">Asessment2020_5_recovery_exp igual al Asessment2020_5_recovery, estructura en gadgetanchovy en github</text:p>
      <text:p text:style-name="P667">Asessment2020_5_recovery_exp_withseed1 poniendo seed a todos los optimizadores</text:p>
      <text:p text:style-name="P667">Asessment2020_5_recovery_exp_withseed2 poniendo seed a todos los optimizadores igual al anterior</text:p>
      <text:p text:style-name="P667"/>
      <text:p text:style-name="P668">[invitamr@fs6803 experimentos_con_el _2020]$ cd Asessment2020_5_recovery_exp</text:p>
      <text:p text:style-name="P668">[invitamr@fs6803 Asessment2020_5_recovery_exp]$ sbatch --time=8:00:00 -p shared --qos=shared trabajo.sh</text:p>
      <text:p text:style-name="P668">Submitted batch job 5749669</text:p>
      <text:p text:style-name="P668">[invitamr@fs6803 Asessment2020_5_recovery_exp]$ cd ..</text:p>
      <text:p text:style-name="P668">[invitamr@fs6803 experimentos_con_el _2020]$ cd Asessment2020_5_recovery_exp_withseed1</text:p>
      <text:p text:style-name="P668">[invitamr@fs6803 Asessment2020_5_recovery_exp_withseed1]$ sbatch --time=8:00:00 -p shared --qos=shared trabajo.sh</text:p>
      <text:p text:style-name="P668">Submitted batch job 5749672</text:p>
      <text:p text:style-name="P668">[invitamr@fs6803 Asessment2020_5_recovery_exp_withseed1]$ cd ..</text:p>
      <text:p text:style-name="P668">[invitamr@fs6803 experimentos_con_el _2020]$ cd Asessment2020_5_recovery_exp_withseed2</text:p>
      <text:p text:style-name="P668">[invitamr@fs6803 Asessment2020_5_recovery_exp_withseed2]$ sbatch --time=8:00:00 -p shared --qos=shared trabajo.sh</text:p>
      <text:p text:style-name="P668">Submitted batch job 5749674</text:p>
      <text:p text:style-name="P668">[invitamr@fs6803 Asessment2020_5_recovery_exp_withseed2]$ squeue -u $USER</text:p>
      <text:p text:style-name="P668"/>
      <text:p text:style-name="P668"/>
      <text:p text:style-name="P670">Este año estoy copiando los archivos en un folder del cesga recovery_2020 que está a su vez en github y hago push desde el cesga directamente.</text:p>
      <text:p text:style-name="P671">Estas notas están en gadgetanchovy en github también</text:p>
      <text:p text:style-name="P6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1:47:18.120106894</meta:creation-date>
    <dc:date>2021-04-28T16:57:30.722727471</dc:date>
    <meta:editing-duration>P51DT21H24M50S</meta:editing-duration>
    <meta:editing-cycles>352</meta:editing-cycles>
    <meta:generator>LibreOffice/5.1.6.2$Linux_X86_64 LibreOffice_project/10m0$Build-2</meta:generator>
    <meta:document-statistic meta:table-count="0" meta:image-count="1" meta:object-count="0" meta:page-count="39" meta:paragraph-count="1124" meta:word-count="11427" meta:character-count="86118" meta:non-whitespace-character-count="74111"/>
  </office:meta>
</office:document-meta>
</file>